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7" style:family="table">
      <style:table-properties style:width="16.995cm" table:align="left"/>
    </style:style>
    <style:style style:name="Tabela7.A" style:family="table-column">
      <style:table-column-properties style:column-width="4.905cm"/>
    </style:style>
    <style:style style:name="Tabela7.B" style:family="table-column">
      <style:table-column-properties style:column-width="3.235cm"/>
    </style:style>
    <style:style style:name="Tabela7.C" style:family="table-column">
      <style:table-column-properties style:column-width="6.107cm"/>
    </style:style>
    <style:style style:name="Tabela7.D" style:family="table-column">
      <style:table-column-properties style:column-width="2.748cm"/>
    </style:style>
    <style:style style:name="Tabela7.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7.D1" style:family="table-cell">
      <style:table-cell-properties fo:background-color="#cccccc" fo:padding="0.097cm" fo:border="0.05pt solid #000000">
        <style:background-image/>
      </style:table-cell-properties>
    </style:style>
    <style:style style:name="Tabela1" style:family="table">
      <style:table-properties style:width="16.995cm" table:align="left"/>
    </style:style>
    <style:style style:name="Tabela1.A" style:family="table-column">
      <style:table-column-properties style:column-width="4.905cm"/>
    </style:style>
    <style:style style:name="Tabela1.B" style:family="table-column">
      <style:table-column-properties style:column-width="3.194cm"/>
    </style:style>
    <style:style style:name="Tabela1.C" style:family="table-column">
      <style:table-column-properties style:column-width="6.147cm"/>
    </style:style>
    <style:style style:name="Tabela1.D" style:family="table-column">
      <style:table-column-properties style:column-width="2.748cm"/>
    </style:style>
    <style:style style:name="Tabela1.A1" style:family="table-cell">
      <style:table-cell-properties fo:padding="0.097cm" fo:border-left="0.05pt solid #000000" fo:border-right="none" fo:border-top="0.05pt solid #000000" fo:border-bottom="0.05pt solid #000000"/>
    </style:style>
    <style:style style:name="Tabela1.D1" style:family="table-cell">
      <style:table-cell-properties fo:padding="0.097cm" fo:border="0.05pt solid #000000"/>
    </style:style>
    <style:style style:name="Tabela1.A2" style:family="table-cell">
      <style:table-cell-properties fo:padding="0.097cm" fo:border-left="0.05pt solid #000000" fo:border-right="none" fo:border-top="none" fo:border-bottom="0.05pt solid #000000"/>
    </style:style>
    <style:style style:name="Tabela1.D2" style:family="table-cell">
      <style:table-cell-properties fo:padding="0.097cm" fo:border-left="0.05pt solid #000000" fo:border-right="0.05pt solid #000000" fo:border-top="none" fo:border-bottom="0.05pt solid #000000"/>
    </style:style>
    <style:style style:name="Tabela1.8" style:family="table-row">
      <style:table-row-properties style:min-row-height="0.769cm"/>
    </style:style>
    <style:style style:name="Tabela5" style:family="table">
      <style:table-properties style:width="16.995cm" table:align="left"/>
    </style:style>
    <style:style style:name="Tabela5.A" style:family="table-column">
      <style:table-column-properties style:column-width="4.905cm"/>
    </style:style>
    <style:style style:name="Tabela5.B" style:family="table-column">
      <style:table-column-properties style:column-width="4.069cm"/>
    </style:style>
    <style:style style:name="Tabela5.C" style:family="table-column">
      <style:table-column-properties style:column-width="5.313cm"/>
    </style:style>
    <style:style style:name="Tabela5.D" style:family="table-column">
      <style:table-column-properties style:column-width="2.708cm"/>
    </style:style>
    <style:style style:name="Tabela5.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5.D1" style:family="table-cell">
      <style:table-cell-properties fo:background-color="#cccccc" fo:padding="0.097cm" fo:border="0.05pt solid #000000">
        <style:background-image/>
      </style:table-cell-properties>
    </style:style>
    <style:style style:name="Tabela2" style:family="table">
      <style:table-properties style:width="16.995cm" table:align="left"/>
    </style:style>
    <style:style style:name="Tabela2.A" style:family="table-column">
      <style:table-column-properties style:column-width="4.905cm"/>
    </style:style>
    <style:style style:name="Tabela2.B" style:family="table-column">
      <style:table-column-properties style:column-width="4.05cm"/>
    </style:style>
    <style:style style:name="Tabela2.C" style:family="table-column">
      <style:table-column-properties style:column-width="5.429cm"/>
    </style:style>
    <style:style style:name="Tabela2.D" style:family="table-column">
      <style:table-column-properties style:column-width="2.611cm"/>
    </style:style>
    <style:style style:name="Tabela2.A1" style:family="table-cell">
      <style:table-cell-properties fo:padding="0.097cm" fo:border-left="0.05pt solid #000000" fo:border-right="none" fo:border-top="0.05pt solid #000000" fo:border-bottom="0.05pt solid #000000"/>
    </style:style>
    <style:style style:name="Tabela2.D1" style:family="table-cell">
      <style:table-cell-properties fo:padding="0.097cm" fo:border="0.05pt solid #000000"/>
    </style:style>
    <style:style style:name="Tabela2.A2" style:family="table-cell">
      <style:table-cell-properties fo:padding="0.097cm" fo:border-left="0.05pt solid #000000" fo:border-right="none" fo:border-top="none" fo:border-bottom="0.05pt solid #000000"/>
    </style:style>
    <style:style style:name="Tabela2.D2" style:family="table-cell">
      <style:table-cell-properties fo:padding="0.097cm" fo:border-left="0.05pt solid #000000" fo:border-right="0.05pt solid #000000" fo:border-top="none" fo:border-bottom="0.05pt solid #000000"/>
    </style:style>
    <style:style style:name="Tabela6" style:family="table">
      <style:table-properties style:width="16.995cm" table:align="left"/>
    </style:style>
    <style:style style:name="Tabela6.A" style:family="table-column">
      <style:table-column-properties style:column-width="4.905cm"/>
    </style:style>
    <style:style style:name="Tabela6.B" style:family="table-column">
      <style:table-column-properties style:column-width="4.069cm"/>
    </style:style>
    <style:style style:name="Tabela6.C" style:family="table-column">
      <style:table-column-properties style:column-width="4.581cm"/>
    </style:style>
    <style:style style:name="Tabela6.D" style:family="table-column">
      <style:table-column-properties style:column-width="3.44cm"/>
    </style:style>
    <style:style style:name="Tabela6.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6.D1" style:family="table-cell">
      <style:table-cell-properties fo:background-color="#cccccc" fo:padding="0.097cm" fo:border="0.05pt solid #000000">
        <style:background-image/>
      </style:table-cell-properties>
    </style:style>
    <style:style style:name="Tabela6.A2" style:family="table-cell">
      <style:table-cell-properties fo:padding="0.097cm" fo:border-left="0.05pt solid #000000" fo:border-right="none" fo:border-top="none" fo:border-bottom="0.05pt solid #000000"/>
    </style:style>
    <style:style style:name="Tabela6.B2" style:family="table-cell">
      <style:table-cell-properties fo:padding="0.097cm" fo:border-left="0.05pt solid #000000" fo:border-right="none" fo:border-top="none" fo:border-bottom="0.05pt solid #000000"/>
    </style:style>
    <style:style style:name="Tabela6.C2" style:family="table-cell">
      <style:table-cell-properties fo:padding="0.097cm" fo:border-left="0.05pt solid #000000" fo:border-right="none" fo:border-top="none" fo:border-bottom="0.05pt solid #000000"/>
    </style:style>
    <style:style style:name="Tabela6.D2" style:family="table-cell">
      <style:table-cell-properties fo:padding="0.097cm" fo:border-left="0.05pt solid #000000" fo:border-right="0.05pt solid #000000" fo:border-top="none" fo:border-bottom="0.05pt solid #000000"/>
    </style:style>
    <style:style style:name="Tabela4" style:family="table">
      <style:table-properties style:width="16.96cm" fo:margin-left="0.035cm" table:align="left"/>
    </style:style>
    <style:style style:name="Tabela4.A" style:family="table-column">
      <style:table-column-properties style:column-width="4.865cm"/>
    </style:style>
    <style:style style:name="Tabela4.B" style:family="table-column">
      <style:table-column-properties style:column-width="3.969cm"/>
    </style:style>
    <style:style style:name="Tabela4.C" style:family="table-column">
      <style:table-column-properties style:column-width="4.863cm"/>
    </style:style>
    <style:style style:name="Tabela4.D" style:family="table-column">
      <style:table-column-properties style:column-width="3.263cm"/>
    </style:style>
    <style:style style:name="Tabela4.1" style:family="table-row">
      <style:table-row-properties style:min-row-height="0.672cm"/>
    </style:style>
    <style:style style:name="Tabela4.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4.D1" style:family="table-cell">
      <style:table-cell-properties fo:background-color="#cccccc"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none" fo:border-top="none" fo:border-bottom="0.05pt solid #000000"/>
    </style:style>
    <style:style style:name="Tabela4.C2" style:family="table-cell">
      <style:table-cell-properties fo:padding="0.097cm" fo:border-left="0.05pt solid #000000" fo:border-right="none" fo:border-top="none" fo:border-bottom="0.05pt solid #000000"/>
    </style:style>
    <style:style style:name="Tabela4.D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none" fo:border-top="none" fo:border-bottom="0.05pt solid #000000"/>
    </style:style>
    <style:style style:name="Tabela4.C3" style:family="table-cell">
      <style:table-cell-properties fo:padding="0.097cm" fo:border-left="0.05pt solid #000000" fo:border-right="none" fo:border-top="none" fo:border-bottom="0.05pt solid #000000"/>
    </style:style>
    <style:style style:name="Tabela4.D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none" fo:border-top="none" fo:border-bottom="0.05pt solid #000000"/>
    </style:style>
    <style:style style:name="Tabela4.C4" style:family="table-cell">
      <style:table-cell-properties fo:padding="0.097cm" fo:border-left="0.05pt solid #000000" fo:border-right="none" fo:border-top="none" fo:border-bottom="0.05pt solid #000000"/>
    </style:style>
    <style:style style:name="Tabela4.D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none" fo:border-top="none" fo:border-bottom="0.05pt solid #000000"/>
    </style:style>
    <style:style style:name="Tabela4.C5" style:family="table-cell">
      <style:table-cell-properties fo:padding="0.097cm" fo:border-left="0.05pt solid #000000" fo:border-right="none" fo:border-top="none" fo:border-bottom="0.05pt solid #000000"/>
    </style:style>
    <style:style style:name="Tabela4.D5" style:family="table-cell">
      <style:table-cell-properties fo:padding="0.097cm" fo:border-left="0.05pt solid #000000" fo:border-right="0.05pt solid #000000" fo:border-top="none" fo:border-bottom="0.05pt solid #000000"/>
    </style:style>
    <style:style style:name="Tabela3" style:family="table">
      <style:table-properties style:width="17cm" table:align="margins"/>
    </style:style>
    <style:style style:name="Tabela3.A" style:family="table-column">
      <style:table-column-properties style:column-width="5.667cm" style:rel-column-width="21845*"/>
    </style:style>
    <style:style style:name="Tabela3.B" style:family="table-column">
      <style:table-column-properties style:column-width="2.833cm" style:rel-column-width="10922*"/>
    </style:style>
    <style:style style:name="Tabela3.E" style:family="table-column">
      <style:table-column-properties style:column-width="2.835cm" style:rel-column-width="10924*"/>
    </style:style>
    <style:style style:name="Tabela3.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3.E1" style:family="table-cell">
      <style:table-cell-properties fo:background-color="#cccccc" fo:padding="0.097cm" fo:border="0.05pt solid #000000">
        <style:background-image/>
      </style:table-cell-properties>
    </style:style>
    <style:style style:name="Tabela3.A2" style:family="table-cell">
      <style:table-cell-properties fo:padding="0.097cm" fo:border-left="0.05pt solid #000000" fo:border-right="none" fo:border-top="none" fo:border-bottom="0.05pt solid #000000"/>
    </style:style>
    <style:style style:name="Tabela3.B2" style:family="table-cell">
      <style:table-cell-properties fo:padding="0.097cm" fo:border-left="0.05pt solid #000000" fo:border-right="none" fo:border-top="none" fo:border-bottom="0.05pt solid #000000"/>
    </style:style>
    <style:style style:name="Tabela3.C2" style:family="table-cell">
      <style:table-cell-properties fo:padding="0.097cm" fo:border-left="0.05pt solid #000000" fo:border-right="none" fo:border-top="none" fo:border-bottom="0.05pt solid #000000"/>
    </style:style>
    <style:style style:name="Tabela3.D2" style:family="table-cell">
      <style:table-cell-properties fo:padding="0.097cm" fo:border-left="0.05pt solid #000000" fo:border-right="none" fo:border-top="none" fo:border-bottom="0.05pt solid #000000"/>
    </style:style>
    <style:style style:name="Tabela3.E2" style:family="table-cell">
      <style:table-cell-properties fo:padding="0.097cm" fo:border-left="0.05pt solid #000000" fo:border-right="0.05pt solid #000000" fo:border-top="none" fo:border-bottom="0.05pt solid #000000"/>
    </style:style>
    <style:style style:name="Tabela3.A3" style:family="table-cell">
      <style:table-cell-properties fo:padding="0.097cm" fo:border-left="0.05pt solid #000000" fo:border-right="none" fo:border-top="none" fo:border-bottom="0.05pt solid #000000"/>
    </style:style>
    <style:style style:name="Tabela3.B3" style:family="table-cell">
      <style:table-cell-properties fo:padding="0.097cm" fo:border-left="0.05pt solid #000000" fo:border-right="none" fo:border-top="none" fo:border-bottom="0.05pt solid #000000"/>
    </style:style>
    <style:style style:name="Tabela3.C3" style:family="table-cell">
      <style:table-cell-properties fo:padding="0.097cm" fo:border-left="0.05pt solid #000000" fo:border-right="none" fo:border-top="none" fo:border-bottom="0.05pt solid #000000"/>
    </style:style>
    <style:style style:name="Tabela3.D3" style:family="table-cell">
      <style:table-cell-properties fo:padding="0.097cm" fo:border-left="0.05pt solid #000000" fo:border-right="none" fo:border-top="none" fo:border-bottom="0.05pt solid #000000"/>
    </style:style>
    <style:style style:name="Tabela3.E3" style:family="table-cell">
      <style:table-cell-properties fo:padding="0.097cm" fo:border-left="0.05pt solid #000000" fo:border-right="0.05pt solid #000000" fo:border-top="none" fo:border-bottom="0.05pt solid #000000"/>
    </style:style>
    <style:style style:name="Tabela3.A4" style:family="table-cell">
      <style:table-cell-properties fo:padding="0.097cm" fo:border-left="0.05pt solid #000000" fo:border-right="none" fo:border-top="none" fo:border-bottom="0.05pt solid #000000"/>
    </style:style>
    <style:style style:name="Tabela3.B4" style:family="table-cell">
      <style:table-cell-properties fo:padding="0.097cm" fo:border-left="0.05pt solid #000000" fo:border-right="none" fo:border-top="none" fo:border-bottom="0.05pt solid #000000"/>
    </style:style>
    <style:style style:name="Tabela3.C4" style:family="table-cell">
      <style:table-cell-properties fo:padding="0.097cm" fo:border-left="0.05pt solid #000000" fo:border-right="none" fo:border-top="none" fo:border-bottom="0.05pt solid #000000"/>
    </style:style>
    <style:style style:name="Tabela3.D4" style:family="table-cell">
      <style:table-cell-properties fo:padding="0.097cm" fo:border-left="0.05pt solid #000000" fo:border-right="none" fo:border-top="none" fo:border-bottom="0.05pt solid #000000"/>
    </style:style>
    <style:style style:name="Tabela3.E4" style:family="table-cell">
      <style:table-cell-properties fo:padding="0.097cm" fo:border-left="0.05pt solid #000000" fo:border-right="0.05pt solid #000000" fo:border-top="none" fo:border-bottom="0.05pt solid #000000"/>
    </style:style>
    <style:style style:name="Tabela3.A5" style:family="table-cell">
      <style:table-cell-properties fo:padding="0.097cm" fo:border-left="0.05pt solid #000000" fo:border-right="none" fo:border-top="none" fo:border-bottom="0.05pt solid #000000"/>
    </style:style>
    <style:style style:name="Tabela3.B5" style:family="table-cell">
      <style:table-cell-properties fo:padding="0.097cm" fo:border-left="0.05pt solid #000000" fo:border-right="none" fo:border-top="none" fo:border-bottom="0.05pt solid #000000"/>
    </style:style>
    <style:style style:name="Tabela3.C5" style:family="table-cell">
      <style:table-cell-properties fo:padding="0.097cm" fo:border-left="0.05pt solid #000000" fo:border-right="none" fo:border-top="none" fo:border-bottom="0.05pt solid #000000"/>
    </style:style>
    <style:style style:name="Tabela3.D5" style:family="table-cell">
      <style:table-cell-properties fo:padding="0.097cm" fo:border-left="0.05pt solid #000000" fo:border-right="none" fo:border-top="none" fo:border-bottom="0.05pt solid #000000"/>
    </style:style>
    <style:style style:name="Tabela3.E5" style:family="table-cell">
      <style:table-cell-properties fo:padding="0.097cm" fo:border-left="0.05pt solid #000000" fo:border-right="0.05pt solid #000000" fo:border-top="none" fo:border-bottom="0.05pt solid #000000"/>
    </style:style>
    <style:style style:name="Tabela3.A6" style:family="table-cell">
      <style:table-cell-properties fo:padding="0.097cm" fo:border-left="0.05pt solid #000000" fo:border-right="none" fo:border-top="none" fo:border-bottom="0.05pt solid #000000"/>
    </style:style>
    <style:style style:name="Tabela3.E6"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style>
    <style:style style:name="P2"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3"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fo:background-color="#ffffff">
        <style:background-image/>
      </style:paragraph-properties>
      <style:text-properties officeooo:paragraph-rsid="004d5e8c"/>
    </style:style>
    <style:style style:name="P4"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style>
    <style:style style:name="P5" style:family="paragraph" style:parent-style-name="Text_20_body">
      <style:paragraph-properties fo:margin-left="0cm" fo:margin-right="0cm" fo:margin-top="0cm" fo:margin-bottom="0cm" style:contextual-spacing="false" fo:line-height="100%" fo:text-align="justify" style:justify-single-word="false" fo:orphans="2" fo:widows="2" fo:text-indent="0cm" style:auto-text-indent="false"/>
      <style:text-properties officeooo:paragraph-rsid="0059ace4"/>
    </style:style>
    <style:style style:name="P6"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style:font-size-asian="12pt" style:font-weight-asian="bold" style:font-size-complex="9pt" style:font-weight-complex="bold"/>
    </style:style>
    <style:style style:name="P7"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officeooo:paragraph-rsid="006173d4" style:font-size-asian="12pt" style:font-weight-asian="bold" style:font-size-complex="9pt" style:font-weight-complex="bold"/>
    </style:style>
    <style:style style:name="P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20c3ed"/>
    </style:style>
    <style:style style:name="P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24f9b7" officeooo:paragraph-rsid="0024f9b7" style:font-size-asian="12pt" style:font-weight-asian="bold" style:font-size-complex="12pt" style:font-weight-complex="bold"/>
    </style:style>
    <style:style style:name="P1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paragraph-rsid="002cba3b" style:font-size-asian="12pt" style:font-weight-asian="bold" style:font-size-complex="12pt" style:font-weight-complex="bold"/>
    </style:style>
    <style:style style:name="P1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bold" officeooo:rsid="003a7e68" officeooo:paragraph-rsid="002cba3b" style:font-size-asian="12pt" style:font-weight-asian="bold" style:font-size-complex="12pt" style:font-weight-complex="bold"/>
    </style:style>
    <style:style style:name="P1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style:font-size-asian="12pt" style:font-size-complex="12pt"/>
    </style:style>
    <style:style style:name="P1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4d5e8c" style:font-size-asian="12pt" style:font-size-complex="12pt"/>
    </style:style>
    <style:style style:name="P1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4816d" style:font-size-asian="12pt" style:font-size-complex="12pt"/>
    </style:style>
    <style:style style:name="P1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9ace4" style:font-size-asian="12pt" style:font-size-complex="12pt"/>
    </style:style>
    <style:style style:name="P1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paragraph-rsid="005db32c" style:font-size-asian="12pt" style:font-size-complex="12pt"/>
    </style:style>
    <style:style style:name="P17" style:family="paragraph" style:parent-style-name="Text_20_body">
      <style:paragraph-properties fo:margin-left="0cm" fo:margin-right="0cm" fo:margin-top="0cm" fo:margin-bottom="0.199cm" style:contextual-spacing="false" fo:line-height="12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8f814" officeooo:paragraph-rsid="0028f814" style:font-size-asian="12pt" style:font-size-complex="12pt"/>
    </style:style>
    <style:style style:name="P18"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254b6d" style:font-size-asian="12pt" style:font-size-complex="12pt"/>
    </style:style>
    <style:style style:name="P19"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254b6d" officeooo:paragraph-rsid="006afb61" style:font-size-asian="12pt" style:font-size-complex="12pt"/>
    </style:style>
    <style:style style:name="P20"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9ace4" officeooo:paragraph-rsid="0059ace4" style:font-size-asian="12pt" style:font-size-complex="12pt"/>
    </style:style>
    <style:style style:name="P2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59666" style:font-size-asian="12pt" style:font-size-complex="12pt"/>
    </style:style>
    <style:style style:name="P2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699db" style:font-size-asian="12pt" style:font-size-complex="12pt"/>
    </style:style>
    <style:style style:name="P23"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5f0e1b" officeooo:paragraph-rsid="005f0e1b" style:font-size-asian="12pt" style:font-weight-asian="normal" style:font-size-complex="12pt" style:font-weight-complex="normal"/>
    </style:style>
    <style:style style:name="P24"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508663" style:font-size-asian="12pt" style:font-size-complex="12pt"/>
    </style:style>
    <style:style style:name="P25"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style:font-name="Times New Roman" fo:font-size="12pt" officeooo:paragraph-rsid="006afb61" style:font-size-asian="12pt" style:font-size-complex="12pt"/>
    </style:style>
    <style:style style:name="P26"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officeooo:paragraph-rsid="0054816d"/>
    </style:style>
    <style:style style:name="P27" style:family="paragraph" style:parent-style-name="Text_20_body" style:master-page-name="">
      <style:paragraph-properties fo:margin-left="0cm" fo:margin-right="0cm" fo:margin-top="0cm" fo:margin-bottom="0.199cm" style:contextual-spacing="false" fo:line-height="100%" fo:text-align="justify" style:justify-single-word="false" fo:orphans="2" fo:widows="2" fo:text-indent="0cm" style:auto-text-indent="false" style:page-number="auto"/>
      <style:text-properties fo:font-variant="normal" fo:text-transform="none" fo:color="#000000" style:font-name="Times New Roman" fo:font-size="12pt" fo:letter-spacing="normal" fo:font-style="normal" fo:font-weight="normal" officeooo:rsid="00376855" officeooo:paragraph-rsid="00574c9d" style:font-size-asian="12pt" style:font-size-complex="12pt"/>
    </style:style>
    <style:style style:name="P28"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3b7d7" style:font-size-asian="12pt" style:font-size-complex="12pt"/>
    </style:style>
    <style:style style:name="P29"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style>
    <style:style style:name="P30"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4pt" fo:letter-spacing="normal" fo:font-style="normal" fo:font-weight="bold" officeooo:rsid="005b630d" officeooo:paragraph-rsid="0063b7d7" style:font-size-asian="10pt" style:font-size-complex="10pt"/>
    </style:style>
    <style:style style:name="P31"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b630d" officeooo:paragraph-rsid="00628b2e" style:font-size-asian="12pt" style:font-weight-asian="normal" style:font-size-complex="12pt" style:font-weight-complex="normal"/>
    </style:style>
    <style:style style:name="P32"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659666" officeooo:paragraph-rsid="00659666" style:font-size-asian="12pt" style:font-weight-asian="normal" style:font-size-complex="12pt" style:font-weight-complex="normal"/>
    </style:style>
    <style:style style:name="P33"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3b7d7"/>
    </style:style>
    <style:style style:name="P34"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59666"/>
    </style:style>
    <style:style style:name="P35"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style:font-name="Times New Roman1" fo:font-size="11pt" officeooo:paragraph-rsid="00676483"/>
    </style:style>
    <style:style style:name="P36" style:family="paragraph" style:parent-style-name="Standard">
      <style:paragraph-properties style:line-height-at-least="0.176cm" fo:text-align="center" style:justify-single-word="false" fo:orphans="0" fo:widows="0"/>
      <style:text-properties fo:font-variant="small-caps" fo:font-size="8pt" fo:font-weight="bold" style:font-size-asian="8pt" style:font-weight-asian="bold" style:font-size-complex="8pt"/>
    </style:style>
    <style:style style:name="P37" style:family="paragraph" style:parent-style-name="Standard">
      <style:paragraph-properties style:line-height-at-least="0.176cm" fo:text-align="center" style:justify-single-word="false" fo:orphans="0" fo:widows="0" style:snap-to-layout-grid="false"/>
      <style:text-properties fo:font-variant="small-caps" fo:font-size="8pt" fo:font-weight="bold" style:font-size-asian="8pt" style:font-weight-asian="bold" style:font-size-complex="8pt"/>
    </style:style>
    <style:style style:name="P38" style:family="paragraph" style:parent-style-name="Standard">
      <style:text-properties officeooo:rsid="0063b7d7" officeooo:paragraph-rsid="0063b7d7"/>
    </style:style>
    <style:style style:name="P39" style:family="paragraph" style:parent-style-name="Standard">
      <style:text-properties officeooo:rsid="0063b7d7" officeooo:paragraph-rsid="00659666"/>
    </style:style>
    <style:style style:name="P40" style:family="paragraph" style:parent-style-name="Standard">
      <style:text-properties officeooo:rsid="0063b7d7" officeooo:paragraph-rsid="006699db"/>
    </style:style>
    <style:style style:name="P41" style:family="paragraph" style:parent-style-name="Standard">
      <style:text-properties fo:font-variant="normal" fo:text-transform="none" fo:color="#000000" style:font-name="Times New Roman" fo:font-size="6pt" fo:letter-spacing="normal" fo:font-style="normal" fo:font-weight="normal" officeooo:paragraph-rsid="0063b7d7" style:font-size-asian="5.25pt" style:font-size-complex="6pt"/>
    </style:style>
    <style:style style:name="P42" style:family="paragraph" style:parent-style-name="Standard">
      <style:paragraph-properties fo:margin-top="0.071cm" fo:margin-bottom="0.071cm" style:contextual-spacing="false" style:line-height-at-least="0.176cm" fo:text-align="center" style:justify-single-word="false" fo:orphans="0" fo:widows="0" style:snap-to-layout-grid="false"/>
      <style:text-properties fo:font-variant="small-caps" fo:font-size="9pt" style:text-underline-style="none" fo:font-weight="bold" style:font-size-asian="9pt" style:font-weight-asian="bold" style:font-size-complex="9pt" style:font-weight-complex="bold"/>
    </style:style>
    <style:style style:name="P43" style:family="paragraph" style:parent-style-name="Table_20_Contents">
      <style:paragraph-properties fo:text-align="justify" style:justify-single-word="false"/>
      <style:text-properties officeooo:rsid="005c888e" officeooo:paragraph-rsid="005c888e"/>
    </style:style>
    <style:style style:name="P44" style:family="paragraph" style:parent-style-name="Table_20_Contents">
      <style:paragraph-properties fo:text-align="center" style:justify-single-word="false"/>
      <style:text-properties officeooo:rsid="005c888e" officeooo:paragraph-rsid="005c888e"/>
    </style:style>
    <style:style style:name="P45"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000000" style:font-name="Times New Roman1" fo:font-size="12pt" fo:letter-spacing="normal" fo:font-style="normal" fo:font-weight="normal" officeooo:paragraph-rsid="0059ace4" style:font-size-asian="12pt" style:font-size-complex="12pt"/>
    </style:style>
    <style:style style:name="P46"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9ace4" officeooo:paragraph-rsid="0059ace4" style:font-size-asian="12pt" style:font-size-complex="12pt"/>
    </style:style>
    <style:style style:name="P47" style:family="paragraph" style:parent-style-name="Table_20_Contents">
      <style:paragraph-properties fo:margin-left="0.071cm" fo:margin-right="0.071cm" fo:margin-top="0cm" fo:margin-bottom="0.199cm" style:contextual-spacing="false" fo:line-height="100%" fo:text-align="start" style:justify-single-word="false" fo:orphans="2" fo:widows="2" fo:text-indent="0cm" style:auto-text-indent="false"/>
      <style:text-properties fo:font-variant="normal" fo:text-transform="none" fo:color="#000000" style:font-name="Times New Roman1" fo:font-size="12pt" fo:letter-spacing="normal" fo:font-style="normal" fo:font-weight="normal" officeooo:rsid="005aa4fa" officeooo:paragraph-rsid="005aa4fa" style:font-size-asian="12pt" style:font-size-complex="12pt"/>
    </style:style>
    <style:style style:name="P48" style:family="paragraph" style:parent-style-name="Table_20_Contents">
      <style:paragraph-properties fo:margin-left="0.071cm" fo:margin-right="0.071cm" fo:margin-top="0cm" fo:margin-bottom="0.199cm" style:contextual-spacing="false" fo:line-height="100%" fo:text-align="center" style:justify-single-word="false" fo:orphans="2" fo:widows="2" fo:text-indent="0cm" style:auto-text-indent="false"/>
      <style:text-properties fo:font-variant="normal" fo:text-transform="none" fo:color="#cc0066" style:font-name="Times New Roman1" fo:font-size="14pt" fo:letter-spacing="normal" fo:font-style="normal" fo:font-weight="normal" officeooo:paragraph-rsid="0059ace4"/>
    </style:style>
    <style:style style:name="P49" style:family="paragraph" style:parent-style-name="Table_20_Contents">
      <style:paragraph-properties fo:margin-left="0.071cm" fo:margin-right="0.071cm" fo:margin-top="0cm" fo:margin-bottom="0.199cm" style:contextual-spacing="false" fo:line-height="100%" fo:text-align="center" style:justify-single-word="false" fo:text-indent="0cm" style:auto-text-indent="false"/>
      <style:text-properties style:font-name="Times New Roman1" fo:font-size="12pt" officeooo:paragraph-rsid="0059ace4" style:font-size-asian="12pt" style:font-size-complex="12pt"/>
    </style:style>
    <style:style style:name="P50"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1ff6ff" officeooo:paragraph-rsid="0063b7d7" style:font-size-asian="10pt" style:font-size-complex="10pt"/>
    </style:style>
    <style:style style:name="P51"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63b7d7" style:font-size-asian="10pt" style:font-size-complex="10pt"/>
    </style:style>
    <style:style style:name="P52"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21b2ac" officeooo:paragraph-rsid="0063b7d7" style:font-size-asian="10pt" style:font-size-complex="10pt"/>
    </style:style>
    <style:style style:name="P53"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3b7d7" style:font-size-asian="10pt" style:font-size-complex="10pt"/>
    </style:style>
    <style:style style:name="P54"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3b7d7" officeooo:paragraph-rsid="00659666" style:font-size-asian="10pt" style:font-size-complex="10pt"/>
    </style:style>
    <style:style style:name="P55"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59666" officeooo:paragraph-rsid="00659666" style:font-size-asian="10pt" style:font-size-complex="10pt"/>
    </style:style>
    <style:style style:name="P56"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6eeda" officeooo:paragraph-rsid="0066eeda" style:font-size-asian="10pt" style:font-size-complex="10pt"/>
    </style:style>
    <style:style style:name="P57"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rsid="00676483" officeooo:paragraph-rsid="00676483" style:font-size-asian="10pt" style:font-size-complex="10pt"/>
    </style:style>
    <style:style style:name="P5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paragraph-rsid="0063b7d7" style:font-size-asian="10pt" style:font-size-complex="10pt"/>
    </style:style>
    <style:style style:name="P59" style:family="paragraph" style:parent-style-name="Standard">
      <style:paragraph-properties fo:margin-left="0.071cm" fo:margin-right="0.071cm" fo:margin-top="0.071cm" fo:margin-bottom="0.141cm" style:contextual-spacing="false" fo:line-height="120%" fo:text-align="start" style:justify-single-word="false" fo:text-indent="0cm" style:auto-text-indent="false"/>
      <style:text-properties fo:font-variant="normal" fo:text-transform="none" fo:color="#000000" style:font-name="Times New Roman1" fo:font-size="12pt" fo:letter-spacing="normal" fo:font-style="normal" fo:font-weight="normal" officeooo:rsid="005b630d" officeooo:paragraph-rsid="0063b7d7" style:font-size-asian="12pt" style:font-weight-asian="normal" style:font-size-complex="12pt" style:font-weight-complex="normal"/>
    </style:style>
    <style:style style:name="P60"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style:style>
    <style:style style:name="P61" style:family="paragraph" style:parent-style-name="Text_20_body">
      <style:paragraph-properties fo:margin-left="0cm" fo:margin-right="0cm" fo:margin-top="0cm" fo:margin-bottom="0.212cm" style:contextual-spacing="false" fo:line-height="120%" fo:text-align="center" style:justify-single-word="false" fo:orphans="2" fo:widows="2" fo:text-indent="2.499cm" style:auto-text-indent="false"/>
      <style:text-properties fo:font-variant="normal" fo:text-transform="none" fo:color="#000000" style:font-name="Times New Roman1" fo:font-size="14pt" fo:letter-spacing="normal" fo:font-style="normal" fo:font-weight="bold" officeooo:paragraph-rsid="0059ace4"/>
    </style:style>
    <style:style style:name="P62" style:family="paragraph" style:parent-style-name="Table_20_Contents">
      <style:paragraph-properties fo:margin-left="0cm" fo:margin-right="0.071cm" fo:margin-top="0.071cm" fo:margin-bottom="0.141cm" style:contextual-spacing="false" fo:line-height="120%" fo:text-align="start" style:justify-single-word="false" fo:text-indent="0cm" style:auto-text-indent="false"/>
      <style:text-properties style:font-name="Times New Roman1" fo:font-size="9pt" officeooo:rsid="0063b7d7" officeooo:paragraph-rsid="00659666" style:font-size-asian="9pt" style:font-size-complex="9pt"/>
    </style:style>
    <style:style style:name="P63"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64" style:family="paragraph" style:parent-style-name="Text_20_body">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b5905" style:font-size-asian="12pt" style:font-size-complex="12pt"/>
    </style:style>
    <style:style style:name="P65" style:family="paragraph" style:parent-style-name="Standard">
      <style:text-properties officeooo:rsid="0063b7d7" officeooo:paragraph-rsid="0063b7d7"/>
    </style:style>
    <style:style style:name="P66" style:family="paragraph" style:parent-style-name="Standard">
      <style:paragraph-properties fo:margin-left="0cm" fo:margin-right="0cm" fo:margin-top="0.071cm" fo:margin-bottom="0.071cm" style:contextual-spacing="false" style:line-height-at-least="0.176cm" fo:text-align="center" style:justify-single-word="false" fo:orphans="0" fo:widows="0" fo:text-indent="0cm" style:auto-text-indent="false" style:snap-to-layout-grid="false"/>
      <style:text-properties fo:font-variant="small-caps" fo:color="#000000" style:text-position="super 58%" fo:font-size="12pt" fo:letter-spacing="normal" style:text-underline-style="none" fo:font-weight="bold" officeooo:paragraph-rsid="006173d4" style:font-size-asian="12pt" style:font-weight-asian="bold" style:font-size-complex="9pt" style:font-weight-complex="bold"/>
    </style:style>
    <style:style style:name="P67" style:family="paragraph" style:parent-style-name="Standard">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63b7d7" officeooo:paragraph-rsid="0063b7d7" style:font-size-asian="12pt" style:font-size-complex="12pt"/>
    </style:style>
    <style:style style:name="P68"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style:font-name="Times New Roman1" fo:font-size="10pt" officeooo:paragraph-rsid="0063b7d7" style:font-size-asian="10pt" style:font-size-complex="10pt"/>
    </style:style>
    <style:style style:name="P69" style:family="paragraph" style:parent-style-name="Table_20_Contents">
      <style:paragraph-properties fo:margin-left="0.071cm" fo:margin-right="0.071cm" fo:margin-top="0.071cm" fo:margin-bottom="0.141cm" style:contextual-spacing="false" fo:line-height="120%" fo:text-align="start" style:justify-single-word="false" fo:text-indent="0cm" style:auto-text-indent="false"/>
      <style:text-properties fo:color="#000000" style:font-name="Times New Roman1" fo:font-size="10pt" officeooo:rsid="00731891" officeooo:paragraph-rsid="00731891" style:font-size-asian="10pt" style:font-size-complex="10pt"/>
    </style:style>
    <style:style style:name="P70" style:family="paragraph" style:parent-style-name="Table_20_Contents">
      <style:paragraph-properties fo:text-align="justify" style:justify-single-word="false"/>
      <style:text-properties officeooo:rsid="00703c3e" officeooo:paragraph-rsid="00703c3e"/>
    </style:style>
    <style:style style:name="P71" style:family="paragraph" style:parent-style-name="Table_20_Contents">
      <style:paragraph-properties fo:text-align="end" style:justify-single-word="false"/>
      <style:text-properties officeooo:rsid="00703c3e" officeooo:paragraph-rsid="00703c3e"/>
    </style:style>
    <style:style style:name="P72" style:family="paragraph" style:parent-style-name="Table_20_Contents">
      <style:paragraph-properties fo:text-align="end" style:justify-single-word="false"/>
    </style:style>
    <style:style style:name="P73"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fo:background-color="#ffffff">
        <style:tab-stops>
          <style:tab-stop style:position="0.397cm"/>
        </style:tab-stops>
        <style:background-image/>
      </style:paragraph-properties>
      <style:text-properties fo:color="#000000" style:font-name="Times New Roman" fo:font-size="12pt" officeooo:paragraph-rsid="006ff48a" style:font-size-asian="12pt" style:font-size-complex="12pt"/>
    </style:style>
    <style:style style:name="P74"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97af0" style:font-size-asian="12pt" style:font-size-complex="12pt"/>
    </style:style>
    <style:style style:name="P75"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b5905" style:font-size-asian="12pt" style:font-size-complex="12pt"/>
    </style:style>
    <style:style style:name="P76"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d8d1e" style:font-size-asian="12pt" style:font-size-complex="12pt"/>
    </style:style>
    <style:style style:name="P77"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font-name="Times New Roman" fo:font-size="12pt" officeooo:paragraph-rsid="006ff48a" style:font-size-asian="12pt" style:font-size-complex="12pt"/>
    </style:style>
    <style:style style:name="P78"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fo:font-variant="normal" fo:text-transform="none" fo:color="#000000" style:font-name="Times New Roman" fo:font-size="12pt" fo:letter-spacing="normal" fo:font-style="normal" fo:font-weight="normal" officeooo:rsid="00697af0" officeooo:paragraph-rsid="00697af0" style:font-size-asian="12pt" style:font-size-complex="12pt"/>
    </style:style>
    <style:style style:name="P79" style:family="paragraph" style:parent-style-name="Text_20_body" style:list-style-name="L1">
      <style:paragraph-properties fo:margin-left="0.381cm" fo:margin-right="0cm" fo:margin-top="0cm" fo:margin-bottom="0.199cm" style:contextual-spacing="false" fo:line-height="100%" fo:text-align="justify" style:justify-single-word="false" fo:orphans="2" fo:widows="2" fo:text-indent="-0.363cm" style:auto-text-indent="false">
        <style:tab-stops>
          <style:tab-stop style:position="0.397cm"/>
        </style:tab-stops>
      </style:paragraph-properties>
      <style:text-properties style:use-window-font-color="true" style:font-name="Times New Roman" fo:font-size="12pt" officeooo:paragraph-rsid="00697af0" style:font-size-asian="12pt" style:font-size-complex="12pt"/>
    </style:style>
    <style:style style:name="P80" style:family="paragraph" style:parent-style-name="Text_20_body" style:list-style-name="L2">
      <style:paragraph-properties fo:margin-left="-1.251cm" fo:margin-right="0cm" fo:margin-top="0cm" fo:margin-bottom="0cm" style:contextual-spacing="false" fo:line-height="100%" fo:text-align="justify" style:justify-single-word="false" fo:orphans="2" fo:widows="2" fo:text-indent="0cm" style:auto-text-indent="false"/>
      <style:text-properties fo:font-variant="normal" fo:text-transform="none" fo:color="#000000" style:font-name="Times New Roman" fo:font-size="6pt" fo:letter-spacing="normal" fo:font-style="normal" fo:font-weight="normal" style:font-size-asian="5.25pt" style:font-size-complex="6pt"/>
    </style:style>
    <style:style style:name="P81"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style:text-properties fo:font-variant="normal" fo:text-transform="none" fo:color="#000000" style:font-name="Times New Roman" fo:font-size="12pt" fo:letter-spacing="normal" fo:font-style="normal" fo:font-weight="normal" officeooo:rsid="004e2477" officeooo:paragraph-rsid="006afb61" style:font-size-asian="12pt" style:font-weight-asian="bold" style:font-size-complex="12pt" style:font-weight-complex="bold"/>
    </style:style>
    <style:style style:name="P82" style:family="paragraph" style:parent-style-name="Text_20_body">
      <style:paragraph-properties fo:margin-left="0cm" fo:margin-right="0cm" fo:margin-top="0cm" fo:margin-bottom="0.199cm" style:contextual-spacing="false" fo:line-height="100%" fo:text-align="justify" style:justify-single-word="false" fo:orphans="2" fo:widows="2" fo:text-indent="0cm" style:auto-text-indent="false" fo:background-color="#ffffff">
        <style:background-image/>
      </style:paragraph-properties>
      <style:text-properties officeooo:paragraph-rsid="006ff48a"/>
    </style:style>
    <style:style style:name="P83" style:family="paragraph" style:parent-style-name="Text_20_body">
      <style:paragraph-properties fo:margin-left="0cm" fo:margin-right="0cm" fo:margin-top="0cm" fo:margin-bottom="0.212cm" style:contextual-spacing="false" fo:line-height="120%" fo:text-align="start" style:justify-single-word="false" fo:orphans="2" fo:widows="2" fo:text-indent="0cm" style:auto-text-indent="false"/>
      <style:text-properties fo:color="#000000" style:font-name="Times New Roman1" fo:font-size="11pt" officeooo:rsid="00731891" officeooo:paragraph-rsid="00731891" style:font-size-asian="10pt" style:font-size-complex="10pt"/>
    </style:style>
    <style:style style:name="P84"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cm" style:auto-text-indent="false">
        <style:tab-stops>
          <style:tab-stop style:position="0.464cm"/>
        </style:tab-stops>
      </style:paragraph-properties>
      <style:text-properties style:font-name="Times New Roman" fo:font-size="12pt" officeooo:paragraph-rsid="00537a25" style:font-size-asian="12pt" style:font-size-complex="12pt"/>
    </style:style>
    <style:style style:name="P85" style:family="paragraph" style:parent-style-name="Text_20_body" style:list-style-name="L3">
      <style:paragraph-properties fo:margin-left="0.021cm" fo:margin-right="0cm" fo:margin-top="0cm" fo:margin-bottom="0.199cm" style:contextual-spacing="false" fo:line-height="100%" fo:text-align="justify" style:justify-single-word="false" fo:orphans="2" fo:widows="2" fo:text-indent="0.081cm" style:auto-text-indent="false">
        <style:tab-stops>
          <style:tab-stop style:position="0.464cm"/>
        </style:tab-stops>
      </style:paragraph-properties>
      <style:text-properties officeooo:paragraph-rsid="00537a25"/>
    </style:style>
    <style:style style:name="P86" style:family="paragraph" style:parent-style-name="Text_20_body" style:list-style-name="L4" style:master-page-name="">
      <style:paragraph-properties fo:margin-left="0.448cm" fo:margin-right="0cm" fo:margin-top="0cm" fo:margin-bottom="0.199cm" style:contextual-spacing="false" fo:line-height="100%" fo:text-align="justify" style:justify-single-word="false" fo:orphans="2" fo:widows="2" fo:text-indent="-0.427cm" style:auto-text-indent="false" style:page-number="auto">
        <style:tab-stops>
          <style:tab-stop style:position="0.464cm"/>
        </style:tab-stops>
      </style:paragraph-properties>
      <style:text-properties officeooo:paragraph-rsid="005c888e"/>
    </style:style>
    <style:style style:name="P87"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555386"/>
    </style:style>
    <style:style style:name="P88" style:family="paragraph" style:parent-style-name="Text_20_body" style:list-style-name="L4">
      <style:paragraph-properties fo:margin-left="0.448cm" fo:margin-right="0cm" fo:margin-top="0cm" fo:margin-bottom="0.199cm" style:contextual-spacing="false" fo:line-height="100%" fo:text-align="justify" style:justify-single-word="false" fo:orphans="2" fo:widows="2" fo:text-indent="-0.427cm" style:auto-text-indent="false">
        <style:tab-stops>
          <style:tab-stop style:position="0.464cm"/>
        </style:tab-stops>
      </style:paragraph-properties>
      <style:text-properties officeooo:paragraph-rsid="00712b04"/>
    </style:style>
    <style:style style:name="P89" style:family="paragraph" style:parent-style-name="Text_20_body" style:list-style-name="L5" style:master-page-name="">
      <style:paragraph-properties fo:margin-left="-0.062cm" fo:margin-right="0cm" fo:margin-top="0cm" fo:margin-bottom="0.199cm" style:contextual-spacing="false" fo:line-height="100%" fo:text-align="justify" style:justify-single-word="false" fo:orphans="2" fo:widows="2" fo:text-indent="0cm" style:auto-text-indent="false" style:page-number="auto">
        <style:tab-stops>
          <style:tab-stop style:position="0.407cm"/>
        </style:tab-stops>
      </style:paragraph-properties>
      <style:text-properties officeooo:paragraph-rsid="00555386"/>
    </style:style>
    <style:style style:name="P90" style:family="paragraph" style:parent-style-name="Text_20_body" style:list-style-name="L5">
      <style:paragraph-properties fo:margin-top="0cm" fo:margin-bottom="0.199cm" style:contextual-spacing="false" style:line-height-at-least="0.176cm" fo:text-align="justify" style:justify-single-word="false" fo:orphans="2" fo:widows="2" fo:hyphenation-ladder-count="no-limit" style:text-autospace="ideograph-alpha" style:punctuation-wrap="hanging" style:line-break="strict" style:writing-mode="lr-tb">
        <style:tab-stops>
          <style:tab-stop style:position="0cm"/>
        </style:tab-stops>
      </style:paragraph-properties>
      <style:text-properties fo:font-variant="normal" fo:text-transform="none" fo:color="#000000" style:font-name="Times New Roman" fo:font-size="12pt" fo:letter-spacing="normal" fo:font-style="normal" fo:font-weight="normal" officeooo:paragraph-rsid="00555386" style:font-size-asian="12pt" style:font-style-asian="normal" style:font-weight-asian="normal" style:font-name-complex="Times New Roman" style:font-size-complex="12pt" fo:hyphenate="false" fo:hyphenation-remain-char-count="2" fo:hyphenation-push-char-count="2"/>
    </style:style>
    <style:style style:name="P91"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55386"/>
    </style:style>
    <style:style style:name="P92"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officeooo:paragraph-rsid="00574c9d"/>
    </style:style>
    <style:style style:name="P93"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55386"/>
    </style:style>
    <style:style style:name="P94"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officeooo:paragraph-rsid="00574c9d"/>
    </style:style>
    <style:style style:name="P95"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fo:font-variant="normal" fo:text-transform="none" fo:color="#000000" style:font-name="Times New Roman" fo:font-size="12pt" fo:letter-spacing="normal" fo:font-style="italic" fo:font-weight="normal" officeooo:paragraph-rsid="00574c9d" style:font-size-asian="12pt" style:font-style-asian="italic" style:font-weight-asian="normal" style:font-name-complex="Times New Roman" style:font-size-complex="12pt" style:font-style-complex="italic"/>
    </style:style>
    <style:style style:name="P96"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font-style-complex="italic"/>
    </style:style>
    <style:style style:name="P97"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font-variant="normal" fo:text-transform="none" fo:color="#000000" style:font-name="Times New Roman" fo:font-size="12pt" fo:letter-spacing="normal" fo:font-style="normal" fo:font-weight="normal" officeooo:rsid="00297c95" officeooo:paragraph-rsid="00574c9d" style:font-size-asian="12pt" style:font-size-complex="12pt"/>
    </style:style>
    <style:style style:name="P98" style:family="paragraph" style:parent-style-name="Text_20_body" style:list-style-name="L5">
      <style:paragraph-properties fo:margin-top="0cm" fo:margin-bottom="0.199cm" style:contextual-spacing="false" style:line-height-at-least="0.176cm" fo:text-align="justify" style:justify-single-word="false" fo:orphans="2" fo:widows="2"/>
      <style:text-properties style:font-name="Times New Roman" fo:font-size="12pt" fo:font-style="italic" officeooo:paragraph-rsid="00574c9d" style:font-size-asian="12pt" style:font-style-asian="italic" style:font-size-complex="12pt" style:font-style-complex="italic"/>
    </style:style>
    <style:style style:name="P99"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size-complex="12pt" style:font-style-complex="italic"/>
    </style:style>
    <style:style style:name="P100" style:family="paragraph" style:parent-style-name="Text_20_body" style:list-style-name="L5">
      <style:paragraph-properties fo:margin-top="0cm" fo:margin-bottom="0.199cm" style:contextual-spacing="false" style:line-height-at-least="0.176cm" fo:text-align="justify" style:justify-single-word="false" fo:orphans="2" fo:widows="2">
        <style:tab-stops>
          <style:tab-stop style:position="0.407cm"/>
        </style:tab-stops>
      </style:paragraph-properties>
      <style:text-properties style:font-name="Times New Roman" fo:font-size="12pt" fo:font-style="italic" officeooo:paragraph-rsid="00555386" style:font-size-asian="12pt" style:font-style-asian="italic" style:font-name-complex="Times New Roman" style:font-size-complex="12pt" style:font-style-complex="italic"/>
    </style:style>
    <style:style style:name="P101" style:family="paragraph" style:parent-style-name="Text_20_body" style:list-style-name="L6">
      <style:paragraph-properties fo:margin-top="0cm" fo:margin-bottom="0.199cm" style:contextual-spacing="false" fo:line-height="100%" fo:text-align="justify" style:justify-single-word="false" fo:orphans="2" fo:widows="2">
        <style:tab-stops>
          <style:tab-stop style:position="0.067cm"/>
        </style:tab-stops>
      </style:paragraph-properties>
      <style:text-properties fo:color="#000000" style:font-name="Times New Roman" fo:font-size="12pt" fo:font-weight="normal" officeooo:paragraph-rsid="00574c9d" style:font-size-asian="12pt" style:font-weight-asian="normal" style:font-size-complex="12pt" style:font-weight-complex="normal"/>
    </style:style>
    <style:style style:name="P102" style:family="paragraph" style:parent-style-name="Text_20_body" style:list-style-name="L6" style:master-page-name="">
      <style:paragraph-properties fo:margin-top="0cm" fo:margin-bottom="0.199cm" style:contextual-spacing="false" fo:line-height="100%" fo:text-align="justify" style:justify-single-word="false" fo:orphans="2" fo:widows="2" style:page-number="auto">
        <style:tab-stops>
          <style:tab-stop style:position="0.067cm"/>
        </style:tab-stops>
      </style:paragraph-properties>
      <style:text-properties fo:color="#000000" style:font-name="Times New Roman" fo:font-size="12pt" fo:font-weight="normal" officeooo:paragraph-rsid="00574c9d" style:font-size-asian="12pt" style:font-weight-asian="normal" style:font-size-complex="12pt" style:font-weight-complex="normal"/>
    </style:style>
    <style:style style:name="P103" style:family="paragraph" style:parent-style-name="Text_20_body" style:list-style-name="L5" style:master-page-name="">
      <style:paragraph-properties fo:margin-left="0.346cm" fo:margin-right="0cm" fo:margin-top="0cm" fo:margin-bottom="0.199cm" style:contextual-spacing="false" fo:line-height="100%" fo:text-align="justify" style:justify-single-word="false" fo:orphans="2" fo:widows="2" fo:text-indent="-0.326cm" style:auto-text-indent="false" style:page-number="auto">
        <style:tab-stops>
          <style:tab-stop style:position="0.407cm"/>
        </style:tab-stops>
      </style:paragraph-properties>
      <style:text-properties officeooo:paragraph-rsid="00555386"/>
    </style:style>
    <style:style style:name="P104" style:family="paragraph" style:parent-style-name="Text_20_body" style:list-style-name="L5" style:master-page-name="">
      <style:paragraph-properties fo:margin-left="0.427cm" fo:margin-right="0cm" fo:margin-top="0cm" fo:margin-bottom="0.199cm" style:contextual-spacing="false" fo:line-height="100%" fo:text-align="justify" style:justify-single-word="false" fo:orphans="2" fo:widows="2" fo:text-indent="-0.489cm" style:auto-text-indent="false" style:page-number="auto">
        <style:tab-stops>
          <style:tab-stop style:position="0.407cm"/>
        </style:tab-stops>
      </style:paragraph-properties>
      <style:text-properties fo:font-variant="normal" fo:text-transform="none" fo:color="#000000" style:font-name="Times New Roman" fo:font-size="12pt" fo:letter-spacing="normal" fo:font-style="normal" fo:font-weight="normal" officeooo:paragraph-rsid="00574c9d" style:font-size-asian="12pt" style:font-style-asian="normal" style:font-weight-asian="normal" style:font-name-complex="Times New Roman" style:font-size-complex="12pt"/>
    </style:style>
    <style:style style:name="P105" style:family="paragraph" style:parent-style-name="Text_20_body" style:list-style-name="L5">
      <style:paragraph-properties fo:margin-left="0.427cm" fo:margin-right="0cm" fo:margin-top="0cm" fo:margin-bottom="0.199cm" style:contextual-spacing="false" fo:line-height="100%" fo:text-align="justify" style:justify-single-word="false" fo:orphans="2" fo:widows="2" fo:text-indent="-0.489cm" style:auto-text-indent="false">
        <style:tab-stops>
          <style:tab-stop style:position="0.407cm"/>
        </style:tab-stops>
      </style:paragraph-properties>
      <style:text-properties officeooo:paragraph-rsid="00574c9d"/>
    </style:style>
    <style:style style:name="P106" style:family="paragraph" style:parent-style-name="Text_20_body" style:list-style-name="L6" style:master-page-name="">
      <style:paragraph-properties fo:margin-left="0.367cm" fo:margin-right="0cm" fo:margin-top="0cm" fo:margin-bottom="0.199cm" style:contextual-spacing="false" fo:line-height="100%" fo:text-align="justify" style:justify-single-word="false" fo:orphans="2" fo:widows="2" fo:text-indent="-0.346cm" style:auto-text-indent="false" style:page-number="auto">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107"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style:font-name="Times New Roman" fo:font-size="12pt" officeooo:paragraph-rsid="00574c9d" style:font-size-asian="12pt" style:font-size-complex="12pt"/>
    </style:style>
    <style:style style:name="P108" style:family="paragraph" style:parent-style-name="Text_20_body" style:list-style-name="L6">
      <style:paragraph-properties fo:margin-left="0.367cm" fo:margin-right="0cm" fo:margin-top="0cm" fo:margin-bottom="0.199cm" style:contextual-spacing="false" fo:line-height="100%" fo:text-align="justify" style:justify-single-word="false" fo:orphans="2" fo:widows="2" fo:text-indent="-0.346cm" style:auto-text-indent="false">
        <style:tab-stops>
          <style:tab-stop style:position="0.062cm"/>
          <style:tab-stop style:position="0.407cm"/>
        </style:tab-stops>
      </style:paragraph-properties>
      <style:text-properties officeooo:paragraph-rsid="00574c9d"/>
    </style:style>
    <style:style style:name="T1" style:family="text">
      <style:text-properties style:font-name="Times New Roman1" fo:font-style="normal" fo:font-weight="bold" style:font-weight-asian="bold" style:font-weight-complex="bold"/>
    </style:style>
    <style:style style:name="T2" style:family="text">
      <style:text-properties style:font-name="Times New Roman1" fo:font-size="14pt" fo:font-style="normal" fo:font-weight="bold" style:font-size-asian="14pt" style:font-weight-asian="bold" style:font-size-complex="14pt" style:font-weight-complex="bold"/>
    </style:style>
    <style:style style:name="T3" style:family="text">
      <style:text-properties style:font-name="Times New Roman1" fo:font-size="14pt" officeooo:rsid="00659666" style:font-weight-asian="normal" style:font-weight-complex="normal"/>
    </style:style>
    <style:style style:name="T4" style:family="text">
      <style:text-properties style:font-name="Times New Roman1" style:font-weight-asian="normal" style:font-weight-complex="normal"/>
    </style:style>
    <style:style style:name="T5" style:family="text">
      <style:text-properties style:font-name="Times New Roman1" officeooo:rsid="005b630d" style:font-weight-asian="normal" style:font-weight-complex="normal"/>
    </style:style>
    <style:style style:name="T6" style:family="text">
      <style:text-properties style:font-name="Times New Roman1" fo:font-weight="bold" style:font-weight-asian="bold" style:font-weight-complex="bold"/>
    </style:style>
    <style:style style:name="T7" style:family="text">
      <style:text-properties fo:font-variant="normal" fo:text-transform="none" fo:color="#000000" style:font-name="Times New Roman1" fo:font-size="6pt" fo:letter-spacing="normal" fo:font-style="normal" fo:font-weight="bold" style:font-size-asian="5.25pt" style:font-size-complex="6pt"/>
    </style:style>
    <style:style style:name="T8" style:family="text">
      <style:text-properties fo:font-variant="normal" fo:text-transform="none" fo:color="#000000" style:font-name="Times New Roman1" fo:font-size="4pt" fo:letter-spacing="normal" fo:font-style="normal" fo:font-weight="bold" style:font-size-asian="3.5pt" style:font-size-complex="4pt"/>
    </style:style>
    <style:style style:name="T9" style:family="text">
      <style:text-properties fo:font-variant="normal" fo:text-transform="none" fo:color="#000000" style:font-name="Times New Roman1" fo:font-size="12pt" fo:letter-spacing="normal" fo:font-style="normal" fo:font-weight="normal" style:font-size-asian="12pt" style:font-size-complex="12pt"/>
    </style:style>
    <style:style style:name="T10" style:family="text">
      <style:text-properties fo:font-variant="normal" fo:text-transform="none" fo:color="#000000" style:font-name="Times New Roman1" fo:font-size="12pt" fo:letter-spacing="normal" fo:font-style="normal" fo:font-weight="normal" officeooo:rsid="002ec3f6" style:font-size-asian="12pt" style:font-size-complex="12pt"/>
    </style:style>
    <style:style style:name="T11" style:family="text">
      <style:text-properties fo:font-variant="normal" fo:text-transform="none" fo:color="#000000" style:font-name="Times New Roman1" fo:font-size="12pt" fo:letter-spacing="normal" fo:font-style="normal" fo:font-weight="normal" officeooo:rsid="004d5e8c" style:font-size-asian="12pt" style:font-size-complex="12pt"/>
    </style:style>
    <style:style style:name="T12" style:family="text">
      <style:text-properties fo:font-variant="normal" fo:text-transform="none" fo:color="#000000" style:font-name="Times New Roman1" fo:font-size="12pt" fo:letter-spacing="normal" fo:font-style="normal" fo:font-weight="normal" officeooo:rsid="0059ace4" style:font-size-asian="12pt" style:font-size-complex="12pt"/>
    </style:style>
    <style:style style:name="T13" style:family="text">
      <style:text-properties fo:font-variant="normal" fo:text-transform="none" fo:color="#000000" style:font-name="Times New Roman1" fo:font-size="12pt" fo:letter-spacing="normal" fo:font-style="normal" fo:font-weight="normal" officeooo:rsid="006ff48a" style:font-size-asian="12pt" style:font-size-complex="12pt"/>
    </style:style>
    <style:style style:name="T14" style:family="text">
      <style:text-properties fo:font-variant="normal" fo:text-transform="none" fo:color="#000000" style:font-name="Times New Roman1" fo:font-size="12pt" fo:letter-spacing="normal" fo:font-style="normal" fo:font-weight="normal" style:font-size-asian="12pt" style:font-weight-asian="normal" style:font-size-complex="12pt" style:font-weight-complex="normal"/>
    </style:style>
    <style:style style:name="T15" style:family="text">
      <style:text-properties fo:font-variant="normal" fo:text-transform="none" fo:color="#000000" style:font-name="Times New Roman1" fo:font-size="12pt" fo:letter-spacing="normal" fo:font-style="normal" fo:font-weight="normal" officeooo:rsid="005b630d" style:font-size-asian="12pt" style:font-weight-asian="normal" style:font-size-complex="12pt" style:font-weight-complex="normal"/>
    </style:style>
    <style:style style:name="T16" style:family="text">
      <style:text-properties fo:font-variant="normal" fo:text-transform="none" fo:color="#000000" style:font-name="Times New Roman1" fo:font-size="12pt" fo:letter-spacing="normal" fo:font-style="normal" fo:font-weight="normal" officeooo:rsid="0059ace4" style:font-size-asian="12pt" style:font-weight-asian="normal" style:font-size-complex="12pt" style:font-weight-complex="normal"/>
    </style:style>
    <style:style style:name="T17" style:family="text">
      <style:text-properties fo:font-variant="normal" fo:text-transform="none" fo:color="#000000" style:font-name="Times New Roman1" fo:font-size="12pt" fo:letter-spacing="normal" fo:font-style="normal" fo:font-weight="bold" style:font-size-asian="12pt" style:font-weight-asian="bold" style:font-size-complex="12pt" style:font-weight-complex="bold"/>
    </style:style>
    <style:style style:name="T18" style:family="text">
      <style:text-properties fo:font-variant="normal" fo:text-transform="none" fo:color="#000000" style:font-name="Times New Roman1" fo:font-size="12pt" fo:letter-spacing="normal" fo:font-style="normal" fo:font-weight="bold" officeooo:rsid="003a7e68" style:font-size-asian="12pt" style:font-weight-asian="bold" style:font-size-complex="12pt" style:font-weight-complex="bold"/>
    </style:style>
    <style:style style:name="T19" style:family="text">
      <style:text-properties fo:font-variant="normal" fo:text-transform="none" fo:color="#000000" style:font-name="Times New Roman1" fo:font-size="12pt" fo:letter-spacing="normal" fo:font-style="normal" fo:font-weight="bold" officeooo:rsid="0059ace4" style:font-size-asian="12pt" style:font-weight-asian="bold" style:font-size-complex="12pt" style:font-weight-complex="bold"/>
    </style:style>
    <style:style style:name="T20" style:family="text">
      <style:text-properties fo:font-variant="normal" fo:text-transform="none" fo:color="#000000" style:font-name="Times New Roman1" fo:font-size="12pt" fo:letter-spacing="normal" fo:font-style="normal" fo:font-weight="bold" officeooo:rsid="006d8d1e" style:font-size-asian="12pt" style:font-weight-asian="bold" style:font-size-complex="12pt" style:font-weight-complex="bold"/>
    </style:style>
    <style:style style:name="T21" style:family="text">
      <style:text-properties fo:font-variant="normal" fo:text-transform="none" fo:color="#000000" style:font-name="Times New Roman1" fo:font-size="12pt" fo:letter-spacing="normal" fo:font-style="normal" fo:font-weight="bold" style:font-size-asian="12pt" style:font-size-complex="12pt"/>
    </style:style>
    <style:style style:name="T22" style:family="text">
      <style:text-properties fo:font-variant="normal" fo:text-transform="none" fo:color="#000000" style:font-name="Times New Roman1" fo:font-size="12pt" fo:letter-spacing="normal" fo:font-style="normal" fo:font-weight="bold" officeooo:rsid="0024f9b7" style:font-size-asian="12pt" style:font-size-complex="12pt"/>
    </style:style>
    <style:style style:name="T23" style:family="text">
      <style:text-properties fo:font-variant="normal" fo:text-transform="none" fo:color="#000000" style:font-name="Times New Roman1" fo:font-size="12pt" fo:letter-spacing="normal" fo:font-style="normal" fo:font-weight="bold" officeooo:rsid="0020c3ed" style:font-size-asian="12pt" style:font-size-complex="12pt"/>
    </style:style>
    <style:style style:name="T24" style:family="text">
      <style:text-properties fo:font-variant="normal" fo:text-transform="none" fo:color="#000000" style:font-name="Times New Roman1" fo:font-size="12pt" fo:letter-spacing="normal" fo:font-style="normal" fo:font-weight="bold" officeooo:rsid="0059ace4" style:font-size-asian="12pt" style:font-size-complex="12pt"/>
    </style:style>
    <style:style style:name="T25" style:family="text">
      <style:text-properties fo:font-variant="normal" fo:text-transform="none" fo:color="#000000" style:font-name="Times New Roman1" fo:font-size="14pt" fo:letter-spacing="normal" fo:font-style="normal" fo:font-weight="bold" officeooo:rsid="005b630d" style:font-size-asian="12pt" style:font-weight-asian="bold" style:font-size-complex="12pt" style:font-weight-complex="bold"/>
    </style:style>
    <style:style style:name="T26" style:family="text">
      <style:text-properties fo:font-variant="normal" fo:text-transform="none" fo:color="#000000" fo:font-size="10pt" fo:letter-spacing="normal" fo:font-style="normal" fo:font-weight="normal" officeooo:rsid="001ff6ff" style:font-size-asian="10pt" style:font-weight-asian="normal" style:font-size-complex="10pt" style:font-weight-complex="normal"/>
    </style:style>
    <style:style style:name="T27" style:family="text">
      <style:text-properties fo:font-variant="normal" fo:text-transform="none" fo:color="#000000" fo:font-size="10pt" fo:letter-spacing="normal" fo:font-style="normal" fo:font-weight="normal" officeooo:rsid="00659666" style:font-size-asian="10pt" style:font-weight-asian="normal" style:font-size-complex="10pt" style:font-weight-complex="normal"/>
    </style:style>
    <style:style style:name="T28" style:family="text">
      <style:text-properties fo:font-variant="normal" fo:text-transform="none" fo:color="#000000" fo:font-size="10pt" fo:letter-spacing="normal" fo:font-style="normal" fo:font-weight="normal" officeooo:rsid="00676483" style:font-size-asian="10pt" style:font-weight-asian="normal" style:font-size-complex="10pt" style:font-weight-complex="normal"/>
    </style:style>
    <style:style style:name="T29" style:family="text">
      <style:text-properties fo:font-variant="normal" fo:text-transform="none" fo:color="#000000" fo:letter-spacing="normal" fo:font-style="normal" fo:font-weight="normal"/>
    </style:style>
    <style:style style:name="T30" style:family="text">
      <style:text-properties fo:font-variant="normal" fo:text-transform="none" fo:color="#000000" fo:letter-spacing="normal" fo:font-style="normal" fo:font-weight="normal" style:font-weight-asian="normal" style:font-weight-complex="normal"/>
    </style:style>
    <style:style style:name="T31" style:family="text">
      <style:text-properties fo:font-variant="normal" fo:text-transform="none" fo:color="#000000" fo:letter-spacing="normal" fo:font-style="normal" fo:font-weight="normal" officeooo:rsid="00243d9c" style:font-weight-asian="normal" style:font-weight-complex="normal"/>
    </style:style>
    <style:style style:name="T32" style:family="text">
      <style:text-properties fo:font-variant="normal" fo:text-transform="none" fo:color="#000000" fo:letter-spacing="normal" fo:font-style="normal" fo:font-weight="normal" officeooo:rsid="0020c3ed" style:font-weight-asian="normal" style:font-weight-complex="normal"/>
    </style:style>
    <style:style style:name="T33" style:family="text">
      <style:text-properties fo:font-variant="normal" fo:text-transform="none" fo:color="#000000" fo:letter-spacing="normal" fo:font-style="normal" fo:font-weight="normal" officeooo:rsid="00223e32" style:font-weight-asian="normal" style:font-weight-complex="normal"/>
    </style:style>
    <style:style style:name="T34" style:family="text">
      <style:text-properties fo:font-variant="normal" fo:text-transform="none" fo:color="#000000" fo:letter-spacing="normal" fo:font-style="normal" fo:font-weight="normal" officeooo:rsid="0024f462" style:font-weight-asian="normal" style:font-weight-complex="normal"/>
    </style:style>
    <style:style style:name="T35" style:family="text">
      <style:text-properties fo:font-variant="normal" fo:text-transform="none" fo:color="#000000" fo:letter-spacing="normal" fo:font-style="normal" fo:font-weight="normal" officeooo:rsid="00457f10" style:font-weight-asian="normal" style:font-weight-complex="normal"/>
    </style:style>
    <style:style style:name="T36" style:family="text">
      <style:text-properties fo:font-variant="normal" fo:text-transform="none" fo:color="#000000" fo:letter-spacing="normal" fo:font-style="normal" fo:font-weight="normal" officeooo:rsid="00697af0" style:font-weight-asian="normal" style:font-weight-complex="normal"/>
    </style:style>
    <style:style style:name="T37" style:family="text">
      <style:text-properties fo:font-variant="normal" fo:text-transform="none" fo:color="#000000" fo:letter-spacing="normal" fo:font-style="normal" fo:font-weight="normal" officeooo:rsid="006afb61" style:font-weight-asian="normal" style:font-weight-complex="normal"/>
    </style:style>
    <style:style style:name="T38" style:family="text">
      <style:text-properties fo:font-variant="normal" fo:text-transform="none" fo:color="#000000" fo:letter-spacing="normal" fo:font-style="normal" fo:font-weight="normal" officeooo:rsid="006b5905" style:font-weight-asian="normal" style:font-weight-complex="normal"/>
    </style:style>
    <style:style style:name="T39" style:family="text">
      <style:text-properties fo:font-variant="normal" fo:text-transform="none" fo:color="#000000" fo:letter-spacing="normal" fo:font-style="normal" fo:font-weight="normal" officeooo:rsid="006d8d1e" style:font-weight-asian="normal" style:font-weight-complex="normal"/>
    </style:style>
    <style:style style:name="T40" style:family="text">
      <style:text-properties fo:font-variant="normal" fo:text-transform="none" fo:color="#000000" fo:letter-spacing="normal" fo:font-style="normal" fo:font-weight="normal" officeooo:rsid="0020c3ed"/>
    </style:style>
    <style:style style:name="T41" style:family="text">
      <style:text-properties fo:font-variant="normal" fo:text-transform="none" fo:color="#000000" fo:letter-spacing="normal" fo:font-style="normal" fo:font-weight="normal" officeooo:rsid="00223e32"/>
    </style:style>
    <style:style style:name="T42" style:family="text">
      <style:text-properties fo:font-variant="normal" fo:text-transform="none" fo:color="#000000" fo:letter-spacing="normal" fo:font-style="normal" fo:font-weight="normal" officeooo:rsid="00243d9c"/>
    </style:style>
    <style:style style:name="T43" style:family="text">
      <style:text-properties fo:font-variant="normal" fo:text-transform="none" fo:color="#000000" fo:letter-spacing="normal" fo:font-style="normal" fo:font-weight="normal" officeooo:rsid="00254b6d"/>
    </style:style>
    <style:style style:name="T44" style:family="text">
      <style:text-properties fo:font-variant="normal" fo:text-transform="none" fo:color="#000000" fo:letter-spacing="normal" fo:font-style="normal" fo:font-weight="normal" officeooo:rsid="002f514b"/>
    </style:style>
    <style:style style:name="T45" style:family="text">
      <style:text-properties fo:font-variant="normal" fo:text-transform="none" fo:color="#000000" fo:letter-spacing="normal" fo:font-style="normal" fo:font-weight="normal" officeooo:rsid="003c6855"/>
    </style:style>
    <style:style style:name="T46" style:family="text">
      <style:text-properties fo:font-variant="normal" fo:text-transform="none" fo:color="#000000" fo:letter-spacing="normal" fo:font-style="normal" fo:font-weight="normal" officeooo:rsid="003120a7"/>
    </style:style>
    <style:style style:name="T47" style:family="text">
      <style:text-properties fo:font-variant="normal" fo:text-transform="none" fo:color="#000000" fo:letter-spacing="normal" fo:font-style="normal" fo:font-weight="normal" officeooo:rsid="0024f9b7" style:font-weight-asian="bold" style:font-weight-complex="bold"/>
    </style:style>
    <style:style style:name="T48" style:family="text">
      <style:text-properties fo:font-variant="normal" fo:text-transform="none" fo:color="#000000" fo:letter-spacing="normal" fo:font-style="normal" fo:font-weight="normal" officeooo:rsid="00254b6d" style:font-weight-asian="bold" style:font-weight-complex="bold"/>
    </style:style>
    <style:style style:name="T49" style:family="text">
      <style:text-properties fo:font-variant="normal" fo:text-transform="none" fo:color="#000000" fo:letter-spacing="normal" fo:font-style="normal" fo:font-weight="normal" officeooo:rsid="002f514b" style:font-weight-asian="bold" style:font-weight-complex="bold"/>
    </style:style>
    <style:style style:name="T50" style:family="text">
      <style:text-properties fo:font-variant="normal" fo:text-transform="none" fo:color="#000000" fo:letter-spacing="normal" fo:font-style="normal" fo:font-weight="normal" officeooo:rsid="00457f10" style:font-weight-asian="bold" style:font-weight-complex="bold"/>
    </style:style>
    <style:style style:name="T51" style:family="text">
      <style:text-properties fo:font-variant="normal" fo:text-transform="none" fo:color="#000000" fo:letter-spacing="normal" fo:font-style="normal" fo:font-weight="normal" officeooo:rsid="004e2477" style:font-weight-asian="bold" style:font-weight-complex="bold"/>
    </style:style>
    <style:style style:name="T52" style:family="text">
      <style:text-properties fo:font-variant="normal" fo:text-transform="none" fo:color="#000000" fo:letter-spacing="normal" fo:font-style="normal" fo:font-weight="normal" officeooo:rsid="004ee2fd" style:font-weight-asian="bold" style:font-weight-complex="bold"/>
    </style:style>
    <style:style style:name="T53" style:family="text">
      <style:text-properties fo:font-variant="normal" fo:text-transform="none" fo:color="#000000" fo:letter-spacing="normal" fo:font-style="normal" fo:font-weight="normal" officeooo:rsid="0054daaf" style:font-weight-asian="bold" style:font-weight-complex="bold"/>
    </style:style>
    <style:style style:name="T54" style:family="text">
      <style:text-properties fo:font-variant="normal" fo:text-transform="none" fo:color="#000000" fo:letter-spacing="normal" fo:font-style="normal" fo:font-weight="normal" officeooo:rsid="005db32c" style:font-weight-asian="bold" style:font-weight-complex="bold"/>
    </style:style>
    <style:style style:name="T55" style:family="text">
      <style:text-properties fo:font-variant="normal" fo:text-transform="none" fo:color="#000000" fo:letter-spacing="normal" fo:font-style="normal" fo:font-weight="normal" officeooo:rsid="0028f814"/>
    </style:style>
    <style:style style:name="T56" style:family="text">
      <style:text-properties fo:font-variant="normal" fo:text-transform="none" fo:color="#000000" fo:letter-spacing="normal" fo:font-style="normal" fo:font-weight="normal" officeooo:rsid="0045075a"/>
    </style:style>
    <style:style style:name="T57" style:family="text">
      <style:text-properties fo:font-variant="normal" fo:text-transform="none" fo:color="#000000" fo:letter-spacing="normal" fo:font-style="normal" fo:font-weight="normal" officeooo:rsid="004d5e8c"/>
    </style:style>
    <style:style style:name="T58" style:family="text">
      <style:text-properties fo:font-variant="normal" fo:text-transform="none" fo:color="#000000" fo:letter-spacing="normal" fo:font-style="normal" fo:font-weight="normal" officeooo:rsid="004ee2fd"/>
    </style:style>
    <style:style style:name="T59" style:family="text">
      <style:text-properties fo:font-variant="normal" fo:text-transform="none" fo:color="#000000" fo:letter-spacing="normal" fo:font-style="normal" fo:font-weight="normal" officeooo:rsid="00508663"/>
    </style:style>
    <style:style style:name="T60" style:family="text">
      <style:text-properties fo:font-variant="normal" fo:text-transform="none" fo:color="#000000" fo:letter-spacing="normal" fo:font-style="normal" fo:font-weight="normal" officeooo:rsid="005284bf"/>
    </style:style>
    <style:style style:name="T61" style:family="text">
      <style:text-properties fo:font-variant="normal" fo:text-transform="none" fo:color="#000000" fo:letter-spacing="normal" fo:font-style="normal" fo:font-weight="normal" officeooo:rsid="0059ace4"/>
    </style:style>
    <style:style style:name="T62" style:family="text">
      <style:text-properties fo:font-variant="normal" fo:text-transform="none" fo:color="#000000" fo:letter-spacing="normal" fo:font-style="normal" fo:font-weight="normal" officeooo:rsid="005c888e"/>
    </style:style>
    <style:style style:name="T63" style:family="text">
      <style:text-properties fo:font-variant="normal" fo:text-transform="none" fo:color="#000000" fo:letter-spacing="normal" fo:font-style="normal" fo:font-weight="normal" officeooo:rsid="005db32c"/>
    </style:style>
    <style:style style:name="T64" style:family="text">
      <style:text-properties fo:font-variant="normal" fo:text-transform="none" fo:color="#000000" fo:letter-spacing="normal" fo:font-style="normal" fo:font-weight="normal" officeooo:rsid="00697af0"/>
    </style:style>
    <style:style style:name="T65" style:family="text">
      <style:text-properties fo:font-variant="normal" fo:text-transform="none" fo:color="#000000" fo:letter-spacing="normal" fo:font-style="normal" fo:font-weight="normal" officeooo:rsid="006afb61"/>
    </style:style>
    <style:style style:name="T66" style:family="text">
      <style:text-properties fo:font-variant="normal" fo:text-transform="none" fo:color="#000000" fo:letter-spacing="normal" fo:font-style="normal" fo:font-weight="normal" officeooo:rsid="006b5905"/>
    </style:style>
    <style:style style:name="T67" style:family="text">
      <style:text-properties fo:font-variant="normal" fo:text-transform="none" fo:color="#000000" fo:letter-spacing="normal" fo:font-style="normal" fo:font-weight="normal" officeooo:rsid="006d8d1e"/>
    </style:style>
    <style:style style:name="T68" style:family="text">
      <style:text-properties fo:font-variant="normal" fo:text-transform="none" fo:color="#000000" fo:letter-spacing="normal" fo:font-style="normal" fo:font-weight="normal" officeooo:rsid="00703c3e"/>
    </style:style>
    <style:style style:name="T69" style:family="text">
      <style:text-properties fo:font-variant="normal" fo:text-transform="none" fo:color="#000000" fo:letter-spacing="normal" fo:font-style="normal" fo:font-weight="bold"/>
    </style:style>
    <style:style style:name="T70" style:family="text">
      <style:text-properties fo:font-variant="normal" fo:text-transform="none" fo:color="#000000" fo:letter-spacing="normal" fo:font-style="normal" fo:font-weight="bold" style:font-weight-asian="bold" style:font-weight-complex="bold"/>
    </style:style>
    <style:style style:name="T71" style:family="text">
      <style:text-properties fo:font-variant="normal" fo:text-transform="none" fo:color="#000000" fo:letter-spacing="normal" fo:font-style="normal" fo:font-weight="bold" officeooo:rsid="0024f9b7" style:font-weight-asian="bold" style:font-weight-complex="bold"/>
    </style:style>
    <style:style style:name="T72" style:family="text">
      <style:text-properties fo:font-variant="normal" fo:text-transform="none" fo:color="#000000" fo:letter-spacing="normal" fo:font-style="normal" fo:font-weight="bold" officeooo:rsid="00254b6d" style:font-weight-asian="bold" style:font-weight-complex="bold"/>
    </style:style>
    <style:style style:name="T73" style:family="text">
      <style:text-properties fo:font-variant="normal" fo:text-transform="none" fo:color="#000000" fo:letter-spacing="normal" fo:font-style="normal" fo:font-weight="bold" officeooo:rsid="0045075a" style:font-weight-asian="bold" style:font-weight-complex="bold"/>
    </style:style>
    <style:style style:name="T74" style:family="text">
      <style:text-properties fo:font-variant="normal" fo:text-transform="none" fo:color="#000000" fo:letter-spacing="normal" fo:font-style="normal" fo:font-weight="bold" officeooo:rsid="006b5905" style:font-weight-asian="bold" style:font-weight-complex="bold"/>
    </style:style>
    <style:style style:name="T75" style:family="text">
      <style:text-properties fo:font-variant="normal" fo:text-transform="none" fo:color="#000000" fo:letter-spacing="normal" fo:font-style="normal" fo:font-weight="bold" officeooo:rsid="006d8d1e" style:font-weight-asian="bold" style:font-weight-complex="bold"/>
    </style:style>
    <style:style style:name="T76" style:family="text">
      <style:text-properties fo:font-variant="normal" fo:text-transform="none" fo:color="#000000" fo:letter-spacing="normal" fo:font-style="normal" fo:font-weight="bold" officeooo:rsid="0020c3ed" style:font-weight-asian="bold" style:font-weight-complex="bold"/>
    </style:style>
    <style:style style:name="T77" style:family="text">
      <style:text-properties fo:font-variant="normal" fo:text-transform="none" fo:color="#000000" fo:letter-spacing="normal" fo:font-style="normal" fo:font-weight="bold" officeooo:rsid="00697af0" style:font-weight-asian="bold" style:font-weight-complex="bold"/>
    </style:style>
    <style:style style:name="T78" style:family="text">
      <style:text-properties fo:font-variant="normal" fo:text-transform="none" fo:color="#000000" fo:letter-spacing="normal" fo:font-style="normal" fo:font-weight="bold" officeooo:rsid="006ff48a" style:font-weight-asian="bold" style:font-weight-complex="bold"/>
    </style:style>
    <style:style style:name="T79" style:family="text">
      <style:text-properties fo:font-variant="normal" fo:text-transform="none" fo:color="#000000" fo:letter-spacing="normal" fo:font-style="normal" fo:font-weight="bold" officeooo:rsid="006b5905"/>
    </style:style>
    <style:style style:name="T80" style:family="text">
      <style:text-properties fo:font-variant="normal" fo:text-transform="none" fo:color="#000000" fo:letter-spacing="normal" fo:font-style="normal" fo:font-weight="bold" officeooo:rsid="006d8d1e"/>
    </style:style>
    <style:style style:name="T81" style:family="text">
      <style:text-properties fo:font-variant="normal" fo:text-transform="none" fo:color="#000000" fo:letter-spacing="normal" fo:font-weight="normal" style:font-name-asian="Times New Roman" style:font-weight-asian="normal" style:font-name-complex="Times New Roman"/>
    </style:style>
    <style:style style:name="T82" style:family="text">
      <style:text-properties fo:font-variant="normal" fo:text-transform="none" fo:color="#000000" fo:letter-spacing="normal" fo:font-weight="normal" style:font-weight-asian="normal" style:font-name-complex="Times New Roman"/>
    </style:style>
    <style:style style:name="T83" style:family="text">
      <style:text-properties fo:font-variant="normal" fo:text-transform="none" fo:color="#000000" fo:letter-spacing="normal" style:text-underline-style="none" fo:font-weight="normal" style:font-weight-asian="normal" style:font-name-complex="Times New Roman"/>
    </style:style>
    <style:style style:name="T84" style:family="text">
      <style:text-properties fo:font-variant="normal" fo:text-transform="none" fo:color="#000000" fo:letter-spacing="normal" fo:font-weight="bold" style:font-weight-asian="bold" style:font-name-complex="Times New Roman" style:font-weight-complex="bold"/>
    </style:style>
    <style:style style:name="T85" style:family="text">
      <style:text-properties fo:font-variant="normal" fo:text-transform="none" fo:color="#000000" style:text-position="super 58%" fo:letter-spacing="normal" style:text-underline-style="solid" style:text-underline-width="auto" style:text-underline-color="font-color" fo:font-weight="normal" style:font-weight-asian="normal" style:font-name-complex="Times New Roman"/>
    </style:style>
    <style:style style:name="T86" style:family="text">
      <style:text-properties fo:font-variant="normal" fo:text-transform="none" fo:color="#000000" style:text-position="super 58%" fo:letter-spacing="normal" style:text-underline-style="none" fo:font-weight="normal" style:font-weight-asian="normal" style:font-name-complex="Times New Roman"/>
    </style:style>
    <style:style style:name="T87" style:family="text">
      <style:text-properties fo:font-variant="normal" fo:text-transform="none" fo:color="#000000" style:text-position="super 58%"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88" style:family="text">
      <style:text-properties fo:font-variant="normal" fo:text-transform="none" fo:color="#000000" style:text-position="super 58%" style:font-name="Times New Roman" fo:font-size="12pt" fo:letter-spacing="normal" fo:font-style="italic" style:text-underline-style="solid" style:text-underline-width="auto" style:text-underline-color="font-color" fo:font-weight="normal" style:font-size-asian="12pt" style:font-style-asian="italic" style:font-weight-asian="normal" style:font-name-complex="Times New Roman" style:font-size-complex="12pt" style:font-style-complex="italic"/>
    </style:style>
    <style:style style:name="T89" style:family="text">
      <style:text-properties fo:font-variant="normal" fo:text-transform="none" fo:color="#000000" style:text-position="25% 1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90" style:family="text">
      <style:text-properties fo:font-variant="normal" fo:text-transform="none" fo:color="#000000" style:text-position="20% 100%" fo:letter-spacing="normal" style:text-underline-style="none" fo:font-weight="normal" style:font-weight-asian="normal" style:font-name-complex="Times New Roman"/>
    </style:style>
    <style:style style:name="T91" style:family="text">
      <style:text-properties fo:font-variant="normal" fo:text-transform="none" fo:color="#000000" style:font-name="Times New Roman" fo:font-size="12pt" fo:letter-spacing="normal" fo:font-style="normal" fo:font-weight="normal" style:font-size-asian="12pt" style:font-style-asian="normal" style:font-weight-asian="normal" style:font-name-complex="Times New Roman" style:font-size-complex="12pt"/>
    </style:style>
    <style:style style:name="T92" style:family="text">
      <style:text-properties fo:font-variant="normal" fo:text-transform="none" fo:color="#000000" style:font-name="Times New Roman" fo:font-size="12pt" fo:letter-spacing="normal" fo:font-style="normal" fo:font-weight="normal" officeooo:rsid="0054816d" style:font-size-asian="12pt" style:font-style-asian="normal" style:font-weight-asian="normal" style:font-name-complex="Times New Roman" style:font-size-complex="12pt"/>
    </style:style>
    <style:style style:name="T93" style:family="text">
      <style:text-properties fo:font-variant="normal" fo:text-transform="none" fo:color="#000000" style:font-name="Times New Roman" fo:font-size="12pt" fo:letter-spacing="normal" fo:font-style="normal" fo:font-weight="normal" officeooo:rsid="00457f10" style:font-size-asian="12pt" style:font-style-asian="normal" style:font-weight-asian="normal" style:font-name-complex="Times New Roman" style:font-size-complex="12pt"/>
    </style:style>
    <style:style style:name="T94" style:family="text">
      <style:text-properties fo:font-variant="normal" fo:text-transform="none" fo:color="#000000" style:font-name="Times New Roman" fo:font-size="12pt" fo:letter-spacing="normal" fo:font-style="normal" fo:font-weight="normal" officeooo:rsid="00555386" style:font-size-asian="12pt" style:font-style-asian="normal" style:font-weight-asian="normal" style:font-name-complex="Times New Roman" style:font-size-complex="12pt"/>
    </style:style>
    <style:style style:name="T95" style:family="text">
      <style:text-properties fo:font-variant="normal" fo:text-transform="none" fo:color="#000000" style:font-name="Times New Roman" fo:font-size="12pt" fo:letter-spacing="normal" fo:font-style="normal" fo:font-weight="normal" officeooo:rsid="0055a76d" style:font-size-asian="12pt" style:font-style-asian="normal" style:font-weight-asian="normal" style:font-name-complex="Times New Roman" style:font-size-complex="12pt"/>
    </style:style>
    <style:style style:name="T96" style:family="text">
      <style:text-properties fo:font-variant="normal" fo:text-transform="none" fo:color="#000000" style:font-name="Times New Roman" fo:font-size="12pt" fo:letter-spacing="normal" fo:font-style="normal" fo:font-weight="normal" officeooo:rsid="00571ede" style:font-size-asian="12pt" style:font-style-asian="normal" style:font-weight-asian="normal" style:font-name-complex="Times New Roman" style:font-size-complex="12pt"/>
    </style:style>
    <style:style style:name="T97" style:family="text">
      <style:text-properties fo:font-variant="normal" fo:text-transform="none" fo:color="#000000" style:font-name="Times New Roman" fo:font-size="12pt" fo:letter-spacing="normal" fo:font-style="normal" fo:font-weight="normal" style:font-size-asian="12pt" style:font-size-complex="12pt"/>
    </style:style>
    <style:style style:name="T98" style:family="text">
      <style:text-properties fo:font-variant="normal" fo:text-transform="none" fo:color="#000000" style:font-name="Times New Roman" fo:font-size="12pt" fo:letter-spacing="normal" fo:font-style="normal" fo:font-weight="normal" officeooo:rsid="003a7e68" style:font-size-asian="12pt" style:font-size-complex="12pt"/>
    </style:style>
    <style:style style:name="T99" style:family="text">
      <style:text-properties fo:font-variant="normal" fo:text-transform="none" fo:color="#000000" style:font-name="Times New Roman" fo:font-size="12pt" fo:letter-spacing="normal" fo:font-style="normal" fo:font-weight="normal" officeooo:rsid="0020c3ed" style:font-size-asian="12pt" style:font-size-complex="12pt"/>
    </style:style>
    <style:style style:name="T100" style:family="text">
      <style:text-properties fo:font-variant="normal" fo:text-transform="none" fo:color="#000000" style:font-name="Times New Roman" fo:font-size="12pt" fo:letter-spacing="normal" fo:font-style="normal" fo:font-weight="normal" officeooo:rsid="00297c95" style:font-size-asian="12pt" style:font-size-complex="12pt"/>
    </style:style>
    <style:style style:name="T101" style:family="text">
      <style:text-properties fo:font-variant="normal" fo:text-transform="none" fo:color="#000000" style:font-name="Times New Roman" fo:font-size="12pt" fo:letter-spacing="normal" fo:font-style="normal" fo:font-weight="normal" officeooo:rsid="002f514b" style:font-size-asian="12pt" style:font-size-complex="12pt"/>
    </style:style>
    <style:style style:name="T102" style:family="text">
      <style:text-properties fo:font-variant="normal" fo:text-transform="none" fo:color="#000000" style:font-name="Times New Roman" fo:font-size="12pt" fo:letter-spacing="normal" fo:font-style="normal" fo:font-weight="normal" officeooo:rsid="0045075a" style:font-size-asian="12pt" style:font-size-complex="12pt"/>
    </style:style>
    <style:style style:name="T103" style:family="text">
      <style:text-properties fo:font-variant="normal" fo:text-transform="none" fo:color="#000000" style:font-name="Times New Roman" fo:font-size="12pt" fo:letter-spacing="normal" fo:font-style="normal" fo:font-weight="normal" officeooo:rsid="0026a5b9" style:font-size-asian="12pt" style:font-size-complex="12pt"/>
    </style:style>
    <style:style style:name="T104" style:family="text">
      <style:text-properties fo:font-variant="normal" fo:text-transform="none" fo:color="#000000" style:font-name="Times New Roman" fo:font-size="12pt" fo:letter-spacing="normal" fo:font-style="normal" fo:font-weight="normal" officeooo:rsid="003120a7" style:font-size-asian="12pt" style:font-size-complex="12pt"/>
    </style:style>
    <style:style style:name="T105" style:family="text">
      <style:text-properties fo:font-variant="normal" fo:text-transform="none" fo:color="#000000" style:font-name="Times New Roman" fo:font-size="12pt" fo:letter-spacing="normal" fo:font-style="normal" fo:font-weight="normal" officeooo:rsid="0024f9b7" style:font-size-asian="12pt" style:font-size-complex="12pt"/>
    </style:style>
    <style:style style:name="T106" style:family="text">
      <style:text-properties fo:font-variant="normal" fo:text-transform="none" fo:color="#000000" style:font-name="Times New Roman" fo:font-size="12pt" fo:letter-spacing="normal" fo:font-style="normal" fo:font-weight="normal" officeooo:rsid="003d28b2" style:font-size-asian="12pt" style:font-size-complex="12pt"/>
    </style:style>
    <style:style style:name="T107" style:family="text">
      <style:text-properties fo:font-variant="normal" fo:text-transform="none" fo:color="#000000" style:font-name="Times New Roman" fo:font-size="12pt" fo:letter-spacing="normal" fo:font-style="normal" fo:font-weight="normal" officeooo:rsid="0026bfbf" style:font-size-asian="12pt" style:font-size-complex="12pt"/>
    </style:style>
    <style:style style:name="T108" style:family="text">
      <style:text-properties fo:font-variant="normal" fo:text-transform="none" fo:color="#000000" style:font-name="Times New Roman" fo:font-size="12pt" fo:letter-spacing="normal" fo:font-style="normal" fo:font-weight="normal" officeooo:rsid="00312dc8" style:font-size-asian="12pt" style:font-size-complex="12pt"/>
    </style:style>
    <style:style style:name="T109" style:family="text">
      <style:text-properties fo:font-variant="normal" fo:text-transform="none" fo:color="#000000" style:font-name="Times New Roman" fo:font-size="12pt" fo:letter-spacing="normal" fo:font-style="normal" fo:font-weight="normal" officeooo:rsid="00348abc" style:font-size-asian="12pt" style:font-size-complex="12pt"/>
    </style:style>
    <style:style style:name="T110" style:family="text">
      <style:text-properties fo:font-variant="normal" fo:text-transform="none" fo:color="#000000" style:font-name="Times New Roman" fo:font-size="12pt" fo:letter-spacing="normal" fo:font-style="normal" fo:font-weight="normal" officeooo:rsid="00288371" style:font-size-asian="12pt" style:font-size-complex="12pt"/>
    </style:style>
    <style:style style:name="T111" style:family="text">
      <style:text-properties fo:font-variant="normal" fo:text-transform="none" fo:color="#000000" style:font-name="Times New Roman" fo:font-size="12pt" fo:letter-spacing="normal" fo:font-style="normal" fo:font-weight="normal" officeooo:rsid="00457f10" style:font-size-asian="12pt" style:font-size-complex="12pt"/>
    </style:style>
    <style:style style:name="T112" style:family="text">
      <style:text-properties fo:font-variant="normal" fo:text-transform="none" fo:color="#000000" style:font-name="Times New Roman" fo:font-size="12pt" fo:letter-spacing="normal" fo:font-style="normal" fo:font-weight="normal" officeooo:rsid="00537a25" style:font-size-asian="12pt" style:font-size-complex="12pt"/>
    </style:style>
    <style:style style:name="T113" style:family="text">
      <style:text-properties fo:font-variant="normal" fo:text-transform="none" fo:color="#000000" style:font-name="Times New Roman" fo:font-size="12pt" fo:letter-spacing="normal" fo:font-style="normal" fo:font-weight="normal" officeooo:rsid="00550c4d" style:font-size-asian="12pt" style:font-size-complex="12pt"/>
    </style:style>
    <style:style style:name="T114" style:family="text">
      <style:text-properties fo:font-variant="normal" fo:text-transform="none" fo:color="#000000" style:font-name="Times New Roman" fo:font-size="12pt" fo:letter-spacing="normal" fo:font-style="normal" fo:font-weight="normal" officeooo:rsid="00574c9d" style:font-size-asian="12pt" style:font-size-complex="12pt"/>
    </style:style>
    <style:style style:name="T115" style:family="text">
      <style:text-properties fo:font-variant="normal" fo:text-transform="none" fo:color="#000000" style:font-name="Times New Roman" fo:font-size="12pt" fo:letter-spacing="normal" fo:font-style="normal" fo:font-weight="normal" officeooo:rsid="005c888e" style:font-size-asian="12pt" style:font-size-complex="12pt"/>
    </style:style>
    <style:style style:name="T116" style:family="text">
      <style:text-properties fo:font-variant="normal" fo:text-transform="none" fo:color="#000000" style:font-name="Times New Roman" fo:font-size="12pt" fo:letter-spacing="normal" fo:font-style="normal" fo:font-weight="normal" officeooo:rsid="005db32c" style:font-size-asian="12pt" style:font-size-complex="12pt"/>
    </style:style>
    <style:style style:name="T117" style:family="text">
      <style:text-properties fo:font-variant="normal" fo:text-transform="none" fo:color="#000000" style:font-name="Times New Roman" fo:font-size="12pt" fo:letter-spacing="normal" fo:font-style="normal" fo:font-weight="normal" officeooo:rsid="006b5905" style:font-size-asian="12pt" style:font-size-complex="12pt"/>
    </style:style>
    <style:style style:name="T118" style:family="text">
      <style:text-properties fo:font-variant="normal" fo:text-transform="none" fo:color="#000000" style:font-name="Times New Roman" fo:font-size="12pt" fo:letter-spacing="normal" fo:font-style="normal" fo:font-weight="normal" officeooo:rsid="006bd474" style:font-size-asian="12pt" style:font-size-complex="12pt"/>
    </style:style>
    <style:style style:name="T119" style:family="text">
      <style:text-properties fo:font-variant="normal" fo:text-transform="none" fo:color="#000000" style:font-name="Times New Roman" fo:font-size="12pt" fo:letter-spacing="normal" fo:font-style="normal" fo:font-weight="normal" officeooo:rsid="006ed45a" style:font-size-asian="12pt" style:font-size-complex="12pt"/>
    </style:style>
    <style:style style:name="T120" style:family="text">
      <style:text-properties fo:font-variant="normal" fo:text-transform="none" fo:color="#000000" style:font-name="Times New Roman" fo:font-size="12pt" fo:letter-spacing="normal" fo:font-style="normal" fo:font-weight="normal" officeooo:rsid="006ff48a" style:font-size-asian="12pt" style:font-size-complex="12pt"/>
    </style:style>
    <style:style style:name="T121" style:family="text">
      <style:text-properties fo:font-variant="normal" fo:text-transform="none" fo:color="#000000" style:font-name="Times New Roman" fo:font-size="12pt" fo:letter-spacing="normal" fo:font-style="normal" fo:font-weight="normal" officeooo:rsid="00712b04" style:font-size-asian="12pt" style:font-size-complex="12pt"/>
    </style:style>
    <style:style style:name="T122" style:family="text">
      <style:text-properties fo:font-variant="normal" fo:text-transform="none" fo:color="#000000" style:font-name="Times New Roman" fo:font-size="12pt" fo:letter-spacing="normal" fo:font-style="normal" fo:font-weight="normal" style:font-size-asian="12pt" style:font-weight-asian="normal" style:font-size-complex="12pt" style:font-weight-complex="normal"/>
    </style:style>
    <style:style style:name="T123" style:family="text">
      <style:text-properties fo:font-variant="normal" fo:text-transform="none" fo:color="#000000" style:font-name="Times New Roman" fo:font-size="12pt" fo:letter-spacing="normal" fo:font-style="normal" fo:font-weight="normal" officeooo:rsid="0020c3ed" style:font-size-asian="12pt" style:font-weight-asian="normal" style:font-size-complex="12pt" style:font-weight-complex="normal"/>
    </style:style>
    <style:style style:name="T124" style:family="text">
      <style:text-properties fo:font-variant="normal" fo:text-transform="none" fo:color="#000000" style:font-name="Times New Roman" fo:font-size="12pt" fo:letter-spacing="normal" fo:font-style="normal" fo:font-weight="normal" officeooo:rsid="003c6855" style:font-size-asian="12pt" style:font-weight-asian="normal" style:font-size-complex="12pt" style:font-weight-complex="normal"/>
    </style:style>
    <style:style style:name="T125" style:family="text">
      <style:text-properties fo:font-variant="normal" fo:text-transform="none" fo:color="#000000" style:font-name="Times New Roman" fo:font-size="12pt" fo:letter-spacing="normal" fo:font-style="normal" fo:font-weight="normal" officeooo:rsid="0054816d" style:font-size-asian="12pt" style:font-weight-asian="normal" style:font-size-complex="12pt" style:font-weight-complex="normal"/>
    </style:style>
    <style:style style:name="T126" style:family="text">
      <style:text-properties fo:font-variant="normal" fo:text-transform="none" fo:color="#000000" style:font-name="Times New Roman" fo:font-size="12pt" fo:letter-spacing="normal" fo:font-style="normal" fo:font-weight="normal" officeooo:rsid="003a7e68" style:font-size-asian="12pt" style:font-weight-asian="normal" style:font-size-complex="12pt" style:font-weight-complex="normal"/>
    </style:style>
    <style:style style:name="T127" style:family="text">
      <style:text-properties fo:font-variant="normal" fo:text-transform="none" fo:color="#000000" style:font-name="Times New Roman" fo:font-size="12pt" fo:letter-spacing="normal" fo:font-style="normal" fo:font-weight="normal" officeooo:rsid="006d8d1e" style:font-size-asian="12pt" style:font-weight-asian="normal" style:font-size-complex="12pt" style:font-weight-complex="normal"/>
    </style:style>
    <style:style style:name="T128" style:family="text">
      <style:text-properties fo:font-variant="normal" fo:text-transform="none" fo:color="#000000" style:font-name="Times New Roman" fo:font-size="12pt" fo:letter-spacing="normal" fo:font-style="normal" fo:font-weight="normal" officeooo:rsid="0020c3ed" style:font-size-asian="12pt" style:font-weight-asian="bold" style:font-size-complex="12pt" style:font-weight-complex="bold"/>
    </style:style>
    <style:style style:name="T129" style:family="text">
      <style:text-properties fo:font-variant="normal" fo:text-transform="none" fo:color="#000000" style:font-name="Times New Roman" fo:font-size="12pt" fo:letter-spacing="normal" fo:font-style="normal" style:text-underline-style="none" fo:font-weight="normal" style:font-size-asian="12pt" style:font-style-asian="normal" style:font-weight-asian="normal" style:font-name-complex="Times New Roman" style:font-size-complex="12pt" style:font-weight-complex="normal"/>
    </style:style>
    <style:style style:name="T130" style:family="text">
      <style:text-properties fo:font-variant="normal" fo:text-transform="none" fo:color="#000000" style:font-name="Times New Roman" fo:font-size="12pt" fo:letter-spacing="normal" fo:font-style="normal" style:text-underline-style="none" fo:font-weight="normal" officeooo:rsid="0054816d" style:font-size-asian="12pt" style:font-style-asian="normal" style:font-weight-asian="normal" style:font-name-complex="Times New Roman" style:font-size-complex="12pt" style:font-weight-complex="normal"/>
    </style:style>
    <style:style style:name="T131" style:family="text">
      <style:text-properties fo:font-variant="normal" fo:text-transform="none" fo:color="#000000" style:font-name="Times New Roman" fo:font-size="12pt" fo:letter-spacing="normal" fo:font-style="normal" fo:font-weight="bold" style:font-size-asian="12pt" style:font-weight-asian="bold" style:font-size-complex="12pt" style:font-weight-complex="bold"/>
    </style:style>
    <style:style style:name="T132" style:family="text">
      <style:text-properties fo:font-variant="normal" fo:text-transform="none" fo:color="#000000" style:font-name="Times New Roman" fo:font-size="12pt" fo:letter-spacing="normal" fo:font-style="normal" fo:font-weight="bold" officeooo:rsid="00312dc8" style:font-size-asian="12pt" style:font-weight-asian="bold" style:font-size-complex="12pt" style:font-weight-complex="bold"/>
    </style:style>
    <style:style style:name="T133" style:family="text">
      <style:text-properties fo:font-variant="normal" fo:text-transform="none" fo:color="#000000" style:font-name="Times New Roman" fo:font-size="12pt" fo:letter-spacing="normal" fo:font-style="normal" fo:font-weight="bold" officeooo:rsid="003d28b2" style:font-size-asian="12pt" style:font-weight-asian="bold" style:font-size-complex="12pt" style:font-weight-complex="bold"/>
    </style:style>
    <style:style style:name="T134" style:family="text">
      <style:text-properties fo:font-variant="normal" fo:text-transform="none" fo:color="#000000" style:font-name="Times New Roman" fo:font-size="12pt" fo:letter-spacing="normal" fo:font-style="normal" fo:font-weight="bold" officeooo:rsid="00457f10" style:font-size-asian="12pt" style:font-weight-asian="bold" style:font-size-complex="12pt" style:font-weight-complex="bold"/>
    </style:style>
    <style:style style:name="T135" style:family="text">
      <style:text-properties fo:font-variant="normal" fo:text-transform="none" fo:color="#000000" style:font-name="Times New Roman" fo:font-size="12pt" fo:letter-spacing="normal" fo:font-style="normal" fo:font-weight="bold" officeooo:rsid="006b5905" style:font-size-asian="12pt" style:font-weight-asian="bold" style:font-size-complex="12pt" style:font-weight-complex="bold"/>
    </style:style>
    <style:style style:name="T136" style:family="text">
      <style:text-properties fo:font-variant="normal" fo:text-transform="none" fo:color="#000000" style:font-name="Times New Roman" fo:font-size="12pt" fo:letter-spacing="normal" fo:font-style="normal" fo:font-weight="bold" officeooo:rsid="006ff48a" style:font-size-asian="12pt" style:font-weight-asian="bold" style:font-size-complex="12pt" style:font-weight-complex="bold"/>
    </style:style>
    <style:style style:name="T137" style:family="text">
      <style:text-properties fo:font-variant="normal" fo:text-transform="none" fo:color="#000000" style:font-name="Times New Roman" fo:font-size="12pt" fo:letter-spacing="normal" fo:font-style="normal" fo:font-weight="bold" officeooo:rsid="00731891" style:font-size-asian="12pt" style:font-weight-asian="bold" style:font-size-complex="12pt" style:font-weight-complex="bold"/>
    </style:style>
    <style:style style:name="T138" style:family="text">
      <style:text-properties fo:font-variant="normal" fo:text-transform="none" fo:color="#000000"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39" style:family="text">
      <style:text-properties fo:font-variant="normal" fo:text-transform="none" fo:color="#000000" style:font-name="Times New Roman" fo:font-size="12pt" fo:letter-spacing="normal" fo:font-style="italic" fo:font-weight="normal" officeooo:rsid="0054816d" style:font-size-asian="12pt" style:font-style-asian="italic" style:font-weight-asian="normal" style:font-name-complex="Times New Roman" style:font-size-complex="12pt" style:font-style-complex="italic"/>
    </style:style>
    <style:style style:name="T140" style:family="text">
      <style:text-properties fo:font-variant="normal" fo:text-transform="none" fo:color="#000000" style:font-name="Times New Roman" fo:font-size="12pt" fo:letter-spacing="normal" fo:font-style="italic" fo:font-weight="normal" officeooo:rsid="00571ede" style:font-size-asian="12pt" style:font-style-asian="italic" style:font-weight-asian="normal" style:font-name-complex="Times New Roman" style:font-size-complex="12pt" style:font-style-complex="italic"/>
    </style:style>
    <style:style style:name="T141" style:family="text">
      <style:text-properties fo:font-variant="normal" fo:text-transform="none" fo:color="#000000" style:font-name="Times New Roman" fo:font-size="12pt" fo:letter-spacing="normal" fo:font-style="italic" fo:font-weight="normal" officeooo:rsid="0055a76d" style:font-size-asian="12pt" style:font-style-asian="italic" style:font-weight-asian="normal" style:font-name-complex="Times New Roman" style:font-size-complex="12pt" style:font-style-complex="italic"/>
    </style:style>
    <style:style style:name="T142" style:family="text">
      <style:text-properties fo:font-variant="normal" fo:text-transform="none" fo:color="#000000" style:font-name="Times New Roman" fo:font-size="12pt" fo:letter-spacing="normal" fo:font-style="italic" fo:font-weight="normal" style:font-name-asian="Times New Roman" style:font-size-asian="12pt" style:font-style-asian="italic" style:font-weight-asian="normal" style:font-name-complex="Times New Roman" style:font-size-complex="12pt" style:font-style-complex="italic"/>
    </style:style>
    <style:style style:name="T143" style:family="text">
      <style:text-properties fo:font-variant="normal" fo:text-transform="none" fo:color="#000000" style:font-name="Times New Roman" fo:font-size="12pt" fo:letter-spacing="normal" fo:font-style="italic" style:text-underline-style="none" fo:font-weight="normal" style:font-size-asian="12pt" style:font-style-asian="italic" style:font-weight-asian="normal" style:font-name-complex="Times New Roman" style:font-size-complex="12pt" style:font-style-complex="italic"/>
    </style:style>
    <style:style style:name="T144" style:family="text">
      <style:text-properties fo:font-variant="normal" fo:text-transform="none" fo:letter-spacing="normal" fo:font-style="normal"/>
    </style:style>
    <style:style style:name="T145" style:family="text">
      <style:text-properties fo:font-variant="normal" fo:text-transform="none" fo:letter-spacing="normal" fo:font-style="normal" fo:font-weight="bold"/>
    </style:style>
    <style:style style:name="T146" style:family="text">
      <style:text-properties fo:font-variant="normal" fo:text-transform="none" fo:letter-spacing="normal" fo:font-style="normal" fo:font-weight="bold" style:font-weight-asian="bold" style:font-weight-complex="bold"/>
    </style:style>
    <style:style style:name="T147" style:family="text">
      <style:text-properties fo:font-variant="normal" fo:text-transform="none" fo:letter-spacing="normal" fo:font-style="normal" fo:font-weight="bold" officeooo:rsid="006b5905" style:font-weight-asian="bold" style:font-weight-complex="bold"/>
    </style:style>
    <style:style style:name="T148" style:family="text">
      <style:text-properties fo:font-variant="normal" fo:text-transform="none" fo:letter-spacing="normal" fo:font-style="normal" fo:font-weight="bold" officeooo:rsid="0068e0e2" style:font-weight-asian="bold" style:font-weight-complex="bold"/>
    </style:style>
    <style:style style:name="T149" style:family="text">
      <style:text-properties fo:font-variant="normal" fo:text-transform="none" fo:letter-spacing="normal" fo:font-style="normal" fo:font-weight="bold" officeooo:rsid="006d8d1e" style:font-weight-asian="bold" style:font-weight-complex="bold"/>
    </style:style>
    <style:style style:name="T150" style:family="text">
      <style:text-properties fo:font-variant="normal" fo:text-transform="none" fo:letter-spacing="normal" fo:font-style="normal" fo:font-weight="bold" officeooo:rsid="00731891" style:font-weight-asian="bold" style:font-weight-complex="bold"/>
    </style:style>
    <style:style style:name="T151" style:family="text">
      <style:text-properties fo:font-variant="normal" fo:text-transform="none" fo:letter-spacing="normal" fo:font-style="normal" fo:font-weight="bold" officeooo:rsid="006d8d1e" style:font-weight-asian="normal" style:font-weight-complex="normal"/>
    </style:style>
    <style:style style:name="T152" style:family="text">
      <style:text-properties fo:font-variant="normal" fo:text-transform="none" fo:letter-spacing="normal" fo:font-style="normal" fo:font-weight="normal"/>
    </style:style>
    <style:style style:name="T153" style:family="text">
      <style:text-properties fo:font-variant="normal" fo:text-transform="none" fo:letter-spacing="normal" fo:font-style="normal" fo:font-weight="normal" officeooo:rsid="0068e0e2"/>
    </style:style>
    <style:style style:name="T154" style:family="text">
      <style:text-properties fo:font-variant="normal" fo:text-transform="none" fo:letter-spacing="normal" fo:font-style="normal" fo:font-weight="normal" officeooo:rsid="006b5905"/>
    </style:style>
    <style:style style:name="T155" style:family="text">
      <style:text-properties fo:font-variant="normal" fo:text-transform="none" fo:letter-spacing="normal" fo:font-style="normal" fo:font-weight="normal" officeooo:rsid="00697af0"/>
    </style:style>
    <style:style style:name="T156" style:family="text">
      <style:text-properties fo:font-variant="normal" fo:text-transform="none" fo:letter-spacing="normal" fo:font-style="normal" fo:font-weight="normal" officeooo:rsid="006d8d1e" style:font-weight-asian="normal" style:font-weight-complex="normal"/>
    </style:style>
    <style:style style:name="T157" style:family="text">
      <style:text-properties fo:font-variant="normal" fo:text-transform="none" fo:letter-spacing="normal" fo:font-style="normal" fo:font-weight="normal" officeooo:rsid="0068e0e2" style:font-weight-asian="normal" style:font-weight-complex="normal"/>
    </style:style>
    <style:style style:name="T158" style:family="text">
      <style:text-properties fo:font-variant="normal" fo:text-transform="none" fo:letter-spacing="normal" fo:font-style="normal" fo:font-weight="normal" officeooo:rsid="0020c3ed" style:font-weight-asian="normal" style:font-weight-complex="normal"/>
    </style:style>
    <style:style style:name="T159" style:family="text">
      <style:text-properties fo:font-variant="normal" fo:text-transform="none" fo:letter-spacing="normal" fo:font-style="normal" fo:font-weight="normal" officeooo:rsid="0045075a" style:font-weight-asian="normal" style:font-weight-complex="normal"/>
    </style:style>
    <style:style style:name="T160" style:family="text">
      <style:text-properties fo:font-variant="normal" fo:text-transform="none" fo:letter-spacing="normal" fo:font-style="normal" fo:font-weight="normal" officeooo:rsid="006ff48a" style:font-weight-asian="normal" style:font-weight-complex="normal"/>
    </style:style>
    <style:style style:name="T161" style:family="text">
      <style:text-properties fo:font-variant="normal" fo:text-transform="none" fo:letter-spacing="normal" fo:font-style="normal" officeooo:rsid="005db32c"/>
    </style:style>
    <style:style style:name="T162" style:family="text">
      <style:text-properties fo:font-variant="normal" fo:text-transform="none" style:font-name="Times New Roman" fo:font-size="12pt" fo:letter-spacing="normal" fo:font-style="italic" fo:font-weight="normal" style:font-size-asian="12pt" style:font-style-asian="italic" style:font-weight-asian="normal" style:font-name-complex="Times New Roman" style:font-size-complex="12pt" style:font-style-complex="italic"/>
    </style:style>
    <style:style style:name="T163" style:family="text">
      <style:text-properties fo:font-variant="normal" fo:text-transform="none" fo:font-size="10pt" fo:letter-spacing="normal" fo:font-style="normal" fo:font-weight="normal" officeooo:rsid="00676483" style:font-weight-asian="normal" style:font-weight-complex="normal"/>
    </style:style>
    <style:style style:name="T164" style:family="text">
      <style:text-properties fo:font-weight="bold" style:font-weight-asian="bold" style:font-weight-complex="bold"/>
    </style:style>
    <style:style style:name="T165" style:family="text">
      <style:text-properties fo:font-weight="bold" officeooo:rsid="001fec1f" style:font-weight-asian="bold" style:font-weight-complex="bold"/>
    </style:style>
    <style:style style:name="T166" style:family="text">
      <style:text-properties fo:font-weight="bold" officeooo:rsid="0024f9b7" style:font-weight-asian="bold" style:font-weight-complex="bold"/>
    </style:style>
    <style:style style:name="T167" style:family="text">
      <style:text-properties fo:font-weight="bold" officeooo:rsid="0026a5b9" style:font-weight-asian="bold" style:font-weight-complex="bold"/>
    </style:style>
    <style:style style:name="T168" style:family="text">
      <style:text-properties fo:font-weight="bold" officeooo:rsid="002ed48f" style:font-weight-asian="bold" style:font-weight-complex="bold"/>
    </style:style>
    <style:style style:name="T169" style:family="text">
      <style:text-properties fo:font-weight="bold" officeooo:rsid="003a7e68" style:font-weight-asian="bold" style:font-weight-complex="bold"/>
    </style:style>
    <style:style style:name="T170" style:family="text">
      <style:text-properties fo:font-weight="bold" officeooo:rsid="00457f10" style:font-weight-asian="bold" style:font-weight-complex="bold"/>
    </style:style>
    <style:style style:name="T171" style:family="text">
      <style:text-properties fo:font-weight="bold" officeooo:rsid="004d5e8c" style:font-weight-asian="bold" style:font-weight-complex="bold"/>
    </style:style>
    <style:style style:name="T172" style:family="text">
      <style:text-properties fo:font-weight="bold" officeooo:rsid="0059ace4" style:font-weight-asian="bold" style:font-weight-complex="bold"/>
    </style:style>
    <style:style style:name="T173" style:family="text">
      <style:text-properties fo:font-weight="bold" officeooo:rsid="005db32c" style:font-weight-asian="bold" style:font-weight-complex="bold"/>
    </style:style>
    <style:style style:name="T174" style:family="text">
      <style:text-properties fo:font-weight="bold" officeooo:rsid="006bd474" style:font-weight-asian="bold" style:font-weight-complex="bold"/>
    </style:style>
    <style:style style:name="T175" style:family="text">
      <style:text-properties fo:font-weight="bold" officeooo:rsid="004e2477" style:font-weight-asian="bold" style:font-weight-complex="bold"/>
    </style:style>
    <style:style style:name="T176" style:family="text">
      <style:text-properties fo:font-weight="bold" officeooo:rsid="006ff48a" style:font-weight-asian="bold" style:font-weight-complex="bold"/>
    </style:style>
    <style:style style:name="T177" style:family="text">
      <style:text-properties fo:font-weight="bold" officeooo:rsid="00288371" style:font-weight-asian="bold" style:font-weight-complex="bold"/>
    </style:style>
    <style:style style:name="T178" style:family="text">
      <style:text-properties fo:font-weight="bold" officeooo:rsid="00712b04" style:font-weight-asian="bold" style:font-weight-complex="bold"/>
    </style:style>
    <style:style style:name="T179" style:family="text">
      <style:text-properties fo:color="#cc0066" style:font-name="Times New Roman1" fo:font-size="22pt" fo:font-style="normal" fo:font-weight="bold" officeooo:rsid="006173d4" style:font-size-asian="22pt" style:font-weight-asian="bold" style:font-size-complex="22pt" style:font-weight-complex="bold"/>
    </style:style>
    <style:style style:name="T180" style:family="text">
      <style:text-properties style:font-weight-asian="bold" style:font-weight-complex="bold"/>
    </style:style>
    <style:style style:name="T181" style:family="text">
      <style:text-properties officeooo:rsid="004e2477" style:font-weight-asian="bold" style:font-weight-complex="bold"/>
    </style:style>
    <style:style style:name="T182" style:family="text">
      <style:text-properties officeooo:rsid="006abcd5" style:font-weight-asian="bold" style:font-weight-complex="bold"/>
    </style:style>
    <style:style style:name="T183" style:family="text">
      <style:text-properties officeooo:rsid="0027a089"/>
    </style:style>
    <style:style style:name="T184" style:family="text">
      <style:text-properties officeooo:rsid="00288371"/>
    </style:style>
    <style:style style:name="T185" style:family="text">
      <style:text-properties fo:color="#000000" style:text-line-through-style="none" style:font-name="Times New Roman" fo:font-size="12pt" fo:font-style="italic" style:text-underline-style="none" fo:font-weight="normal" style:font-size-asian="12pt" style:font-style-asian="italic" style:font-weight-asian="normal" style:font-size-complex="12pt" style:font-style-complex="italic"/>
    </style:style>
    <style:style style:name="T186" style:family="text">
      <style:text-properties fo:color="#000000" style:font-name="Times New Roman" fo:font-size="12pt" fo:font-style="italic" style:text-underline-style="none" fo:font-weight="normal" style:font-size-asian="12pt" style:font-style-asian="italic" style:font-weight-asian="normal" style:font-name-complex="Times New Roman" style:font-size-complex="12pt" style:font-style-complex="italic"/>
    </style:style>
    <style:style style:name="T187" style:family="text">
      <style:text-properties style:font-name="Times New Roman" fo:font-size="12pt" fo:font-style="italic" style:font-size-asian="12pt" style:font-style-asian="italic" style:font-size-complex="12pt" style:font-style-complex="italic"/>
    </style:style>
    <style:style style:name="T188" style:family="text">
      <style:text-properties officeooo:rsid="002dacd0"/>
    </style:style>
    <style:style style:name="T189" style:family="text">
      <style:text-properties officeooo:rsid="002ed48f"/>
    </style:style>
    <style:style style:name="T190" style:family="text">
      <style:text-properties officeooo:rsid="003a7e68"/>
    </style:style>
    <style:style style:name="T191" style:family="text">
      <style:text-properties officeooo:rsid="003d28b2"/>
    </style:style>
    <style:style style:name="T192" style:family="text">
      <style:text-properties officeooo:rsid="004d5e8c"/>
    </style:style>
    <style:style style:name="T193" style:family="text">
      <style:text-properties officeooo:rsid="0054816d"/>
    </style:style>
    <style:style style:name="T194" style:family="text">
      <style:text-properties fo:font-style="italic" style:font-style-asian="italic" style:font-style-complex="italic"/>
    </style:style>
    <style:style style:name="T195" style:family="text">
      <style:text-properties fo:font-style="italic" style:text-underline-style="none" officeooo:rsid="0054816d" style:font-style-asian="italic" style:font-style-complex="italic" style:font-weight-complex="normal"/>
    </style:style>
    <style:style style:name="T196" style:family="text">
      <style:text-properties style:font-weight-asian="normal" style:font-weight-complex="normal"/>
    </style:style>
    <style:style style:name="T197" style:family="text">
      <style:text-properties officeooo:rsid="005f0e1b" style:font-weight-asian="normal" style:font-weight-complex="normal"/>
    </style:style>
    <style:style style:name="T198" style:family="text">
      <style:text-properties officeooo:rsid="006699db" style:font-weight-asian="normal" style:font-weight-complex="normal"/>
    </style:style>
    <style:style style:name="T199" style:family="text">
      <style:text-properties style:font-name-complex="Times New Roman"/>
    </style:style>
    <style:style style:name="T200" style:family="text">
      <style:text-properties officeooo:rsid="0059ace4"/>
    </style:style>
    <style:style style:name="T201" style:family="text">
      <style:text-properties officeooo:rsid="005db32c"/>
    </style:style>
    <style:style style:name="T202" style:family="text">
      <style:text-properties officeooo:rsid="005f0e1b"/>
    </style:style>
    <style:style style:name="T203" style:family="text">
      <style:text-properties officeooo:rsid="006096ed"/>
    </style:style>
    <style:style style:name="T204" style:family="text">
      <style:text-properties officeooo:rsid="0063b7d7"/>
    </style:style>
    <style:style style:name="T205" style:family="text">
      <style:text-properties officeooo:rsid="001ff6ff"/>
    </style:style>
    <style:style style:name="T206" style:family="text">
      <style:text-properties officeooo:rsid="0021b2ac"/>
    </style:style>
    <style:style style:name="T207" style:family="text">
      <style:text-properties fo:font-size="12pt" fo:font-weight="normal" style:font-size-asian="12pt" style:font-weight-asian="normal" style:font-size-complex="12pt" style:font-weight-complex="normal"/>
    </style:style>
    <style:style style:name="T208" style:family="text">
      <style:text-properties fo:font-size="12pt" fo:font-weight="normal" officeooo:rsid="006699db" style:font-size-asian="12pt" style:font-weight-asian="normal" style:font-size-complex="12pt" style:font-weight-complex="normal"/>
    </style:style>
    <style:style style:name="T209" style:family="text">
      <style:text-properties officeooo:rsid="00659666"/>
    </style:style>
    <style:style style:name="T210" style:family="text">
      <style:text-properties officeooo:rsid="00676483"/>
    </style:style>
    <style:style style:name="T211" style:family="text">
      <style:text-properties officeooo:rsid="0068d2e7"/>
    </style:style>
    <style:style style:name="T212" style:family="text">
      <style:text-properties officeooo:rsid="006abcd5"/>
    </style:style>
    <style:style style:name="T213" style:family="text">
      <style:text-properties officeooo:rsid="006bd474"/>
    </style:style>
    <style:style style:name="T214" style:family="text">
      <style:text-properties officeooo:rsid="006d8d1e"/>
    </style:style>
    <style:style style:name="T215" style:family="text">
      <style:text-properties officeooo:rsid="00712b04"/>
    </style:style>
    <style:style style:name="T216" style:family="text">
      <style:text-properties officeooo:rsid="00731891"/>
    </style:style>
    <style:style style:name="T217" style:family="text">
      <style:text-properties officeooo:rsid="0073225e"/>
    </style:style>
    <text:list-style style:name="L1">
      <text:list-level-style-bullet text:level="1" text:style-name="Bullet_20_Symbols" text:bullet-char="•">
        <style:list-level-properties text:list-level-position-and-space-mode="label-alignment">
          <style:list-level-label-alignment text:label-followed-by="listtab" text:list-tab-stop-position="1.254cm" fo:text-indent="-0.635cm" fo:margin-left="1.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889cm" fo:text-indent="-0.635cm" fo:margin-left="1.889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24cm" fo:text-indent="-0.635cm" fo:margin-left="2.52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59cm" fo:text-indent="-0.635cm" fo:margin-left="3.1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794cm" fo:text-indent="-0.635cm" fo:margin-left="3.794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29cm" fo:text-indent="-0.635cm" fo:margin-left="4.429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64cm" fo:text-indent="-0.635cm" fo:margin-left="5.064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699cm" fo:text-indent="-0.635cm" fo:margin-left="5.699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34cm" fo:text-indent="-0.635cm" fo:margin-left="6.334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69cm" fo:text-indent="-0.635cm" fo:margin-left="6.969cm"/>
        </style:list-level-properties>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91cm" fo:text-indent="-0.635cm" fo:margin-left="1.29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26cm" fo:text-indent="-0.635cm" fo:margin-left="1.92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61cm" fo:text-indent="-0.635cm" fo:margin-left="2.56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96cm" fo:text-indent="-0.635cm" fo:margin-left="3.19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31cm" fo:text-indent="-0.635cm" fo:margin-left="3.83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66cm" fo:text-indent="-0.635cm" fo:margin-left="4.46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01cm" fo:text-indent="-0.635cm" fo:margin-left="5.10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36cm" fo:text-indent="-0.635cm" fo:margin-left="5.73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71cm" fo:text-indent="-0.635cm" fo:margin-left="6.37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06cm" fo:text-indent="-0.635cm" fo:margin-left="7.006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52cm" fo:text-indent="-0.635cm" fo:margin-left="3.752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387cm" fo:text-indent="-0.635cm" fo:margin-left="4.387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22cm" fo:text-indent="-0.635cm" fo:margin-left="5.022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57cm" fo:text-indent="-0.635cm" fo:margin-left="5.657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292cm" fo:text-indent="-0.635cm" fo:margin-left="6.292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27cm" fo:text-indent="-0.635cm" fo:margin-left="6.927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62cm" fo:text-indent="-0.635cm" fo:margin-left="7.5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197cm" fo:text-indent="-0.635cm" fo:margin-left="8.19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32cm" fo:text-indent="-0.635cm" fo:margin-left="8.83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67cm" fo:text-indent="-0.635cm" fo:margin-left="9.467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351cm" fo:text-indent="-0.635cm" fo:margin-left="1.35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6cm" fo:text-indent="-0.635cm" fo:margin-left="1.98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1cm" fo:text-indent="-0.635cm" fo:margin-left="2.62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6cm" fo:text-indent="-0.635cm" fo:margin-left="3.25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1cm" fo:text-indent="-0.635cm" fo:margin-left="3.89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6cm" fo:text-indent="-0.635cm" fo:margin-left="4.52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1cm" fo:text-indent="-0.635cm" fo:margin-left="5.16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6cm" fo:text-indent="-0.635cm" fo:margin-left="5.79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1cm" fo:text-indent="-0.635cm" fo:margin-left="6.43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6cm" fo:text-indent="-0.635cm" fo:margin-left="7.06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MINISTÉRIO DA ECONOMIA</text:p>
      <text:p text:style-name="P36">SECRETARIA DE COORDENAÇÃO E GOVERNANÇA DO PATRIMÔNIO DA UNIÃO</text:p>
      <text:p text:style-name="P42">Superintendência do Patrimônio da União em Santa Catarina</text:p>
      <text:p text:style-name="P6"><text:span text:style-name="Strong_20_Emphasis"><text:span text:style-name="T1">Praça XV de novembro, 336, CENTRO, FLORIANÓPOLIS/SC, CEP 88010-40</text:span></text:span><text:span text:style-name="Strong_20_Emphasis"><text:span text:style-name="T2">0, FONE (48) 3251-8200</text:span></text:span></text:p>
      <text:p text:style-name="P7"><text:span text:style-name="Strong_20_Emphasis"><text:span text:style-name="T179"/></text:span></text:p>
      <text:p text:style-name="P7"><text:span text:style-name="Strong_20_Emphasis"><text:span text:style-name="T179"/></text:span></text:p>
      <text:p text:style-name="P61"><text:span text:style-name="T200">PROJETO DE DESCENTRALIZAÇÃO E MODERNIZAÇÃO ADMINISTRATIVA</text:span> <text:span text:style-name="T211">PARA REGULARIZAÇÃO DE RANCHOS DE PESCA EM SANTA CATARINA</text:span></text:p>
      <text:p text:style-name="P60"/>
      <text:p text:style-name="P4"><text:span text:style-name="Strong_20_Emphasis"><text:span text:style-name="T9"/></text:span></text:p>
      <text:p text:style-name="P4"><text:span text:style-name="Strong_20_Emphasis"><text:span text:style-name="T9"/></text:span></text:p>
      <text:p text:style-name="P5"><text:span text:style-name="Strong_20_Emphasis"><text:span text:style-name="T18">I-</text:span></text:span><text:span text:style-name="Strong_20_Emphasis"><text:span text:style-name="T20">OBJETO</text:span></text:span><text:span text:style-name="Strong_20_Emphasis"><text:span text:style-name="T19">:</text:span></text:span></text:p>
      <text:p text:style-name="P4"><text:span text:style-name="Strong_20_Emphasis"><text:span text:style-name="T17"/></text:span></text:p>
      <text:p text:style-name="P3"><text:span text:style-name="Strong_20_Emphasis"><text:span text:style-name="T16">Este projeto visa a </text:span></text:span><text:span text:style-name="Strong_20_Emphasis"><text:span text:style-name="T14">re</text:span></text:span><text:span text:style-name="Strong_20_Emphasis"><text:span text:style-name="T9">gulamentação de procedimentos entre as instituições </text:span></text:span><text:span text:style-name="Strong_20_Emphasis"><text:span text:style-name="T11">e </text:span></text:span><text:span text:style-name="Strong_20_Emphasis"><text:span text:style-name="T12">a </text:span></text:span><text:span text:style-name="Strong_20_Emphasis"><text:span text:style-name="T9">regularização de ranchos </text:span></text:span><text:span text:style-name="Strong_20_Emphasis"><text:span text:style-name="T12">de pesca</text:span></text:span><text:span text:style-name="Strong_20_Emphasis"><text:span text:style-name="T9">, para pescadores artesanais/profissionais de Comunidades Tradicionais em Santa Catarina, </text:span></text:span><text:span text:style-name="Strong_20_Emphasis"><text:span text:style-name="T10">de uso sustentável, </text:span></text:span><text:span text:style-name="Strong_20_Emphasis"><text:span text:style-name="T9">com anuência do Município de …......./</text:span></text:span><text:span text:style-name="Strong_20_Emphasis"><text:span text:style-name="T13">SC</text:span></text:span><text:span text:style-name="Strong_20_Emphasis"><text:span text:style-name="T9">.</text:span></text:span></text:p>
      <text:p text:style-name="P1"><text:span text:style-name="Strong_20_Emphasis"><text:span text:style-name="T7"/></text:span></text:p>
      <text:p text:style-name="P2"><text:span text:style-name="Strong_20_Emphasis"><text:span text:style-name="T23"/></text:span></text:p>
      <text:p text:style-name="P2"><text:span text:style-name="Strong_20_Emphasis"><text:span text:style-name="T21"><text:s/></text:span></text:span><text:span text:style-name="Strong_20_Emphasis"><text:span text:style-name="T24">II</text:span></text:span><text:span text:style-name="Strong_20_Emphasis"><text:span text:style-name="T22">-SEMINÁRIO</text:span></text:span><text:span text:style-name="Strong_20_Emphasis"><text:span text:style-name="T21">:</text:span></text:span></text:p>
      <text:p text:style-name="P1"><text:span text:style-name="Strong_20_Emphasis"><text:span text:style-name="T8"/></text:span></text:p>
      <text:p text:style-name="P82"><text:span text:style-name="Strong_20_Emphasis"><text:span text:style-name="T97">A SPU/SC realizou </text:span></text:span><text:span text:style-name="Strong_20_Emphasis"><text:span text:style-name="T120">o </text:span></text:span><text:span text:style-name="Strong_20_Emphasis"><text:span text:style-name="T136">P</text:span></text:span><text:span text:style-name="Strong_20_Emphasis"><text:span text:style-name="T131">RIMEIRO SEMINÁRIO INSTITUCIONAL SOBRE A REGULARIZAÇÃO DE RANCHOS DE PESCA EM SANTA CATARINA</text:span></text:span><text:span text:style-name="Strong_20_Emphasis"><text:span text:style-name="T122">,</text:span></text:span><text:span text:style-name="Strong_20_Emphasis"><text:span text:style-name="T97"> </text:span></text:span><text:span text:style-name="Strong_20_Emphasis"><text:span text:style-name="T98">de acordo com o </text:span></text:span><text:span text:style-name="Strong_20_Emphasis"><text:span text:style-name="T97">Ofício-Circular nº 01/2019 </text:span></text:span><text:span text:style-name="Strong_20_Emphasis"><text:span text:style-name="T99">e </text:span></text:span><text:span text:style-name="Strong_20_Emphasis"><text:span text:style-name="T97">Programação do Evento, </text:span></text:span><text:span text:style-name="Strong_20_Emphasis"><text:span text:style-name="T98">conforme </text:span></text:span><text:span text:style-name="Strong_20_Emphasis"><text:span text:style-name="T136">processo SEI/ME nº 10154.104557/2019-37</text:span></text:span><text:span text:style-name="Strong_20_Emphasis"><text:span text:style-name="T97">, para fins de articulação, orientação e regulamentação quanto aos procedimentos de regularização de rancho, para pescadores artesanais/profissionais de Comunidades Tradicionais em Santa Catarina, </text:span></text:span><text:span text:style-name="Strong_20_Emphasis"><text:span text:style-name="T99">de forma sustentável, </text:span></text:span><text:span text:style-name="Strong_20_Emphasis"><text:span text:style-name="T97">para a emissão do </text:span></text:span><text:span text:style-name="Strong_20_Emphasis"><text:span text:style-name="T131">Termo de Autorização de Uso Sustentável – TAUS.</text:span></text:span></text:p>
      <text:p text:style-name="P8"><text:span text:style-name="Strong_20_Emphasis"><text:span text:style-name="T128">Para a emissão do referido T</text:span></text:span><text:span text:style-name="Strong_20_Emphasis"><text:span text:style-name="T123">AUS, o pescador </text:span></text:span><text:span text:style-name="Strong_20_Emphasis"><text:span text:style-name="T124">deve se </text:span></text:span><text:span text:style-name="Strong_20_Emphasis"><text:span text:style-name="T123">dirigir a diversos </text:span></text:span><text:span text:style-name="Strong_20_Emphasis"><text:span text:style-name="T127">entes</text:span></text:span><text:span text:style-name="Strong_20_Emphasis"><text:span text:style-name="T123">, para, posteriormente, pleitear a regularização junto à SPU/SC, observando o que segue:</text:span></text:span></text:p>
      <text:list xml:id="list584190792050655677" text:style-name="L1">
        <text:list-item>
          <text:p text:style-name="P73"><text:span text:style-name="T148">S</text:span><text:span text:style-name="T149">uperintendência do Patrimônio da União em Santa Catarina – S</text:span><text:span text:style-name="T148">PU/SC</text:span><text:span text:style-name="T153">: </text:span><text:span text:style-name="T156">Emissão do TAUS;</text:span></text:p>
        </text:list-item>
        <text:list-item>
          <text:p text:style-name="P73"><text:span text:style-name="T151">Município: </text:span><text:span text:style-name="T157">Responsável pela </text:span><text:span text:style-name="T156">identificação </text:span><text:span text:style-name="T158">e caracterização </text:span><text:span text:style-name="T156">das comunidades tradicionais, </text:span><text:span text:style-name="T158">bem como </text:span><text:span text:style-name="T157">pela </text:span><text:span text:style-name="T156">manifestação quanto </text:span><text:span text:style-name="T158">ao </text:span><text:span text:style-name="T156">uso do solo, de acordo com o </text:span><text:span text:style-name="T159">P</text:span><text:span text:style-name="T156">lano </text:span><text:span text:style-name="T159">D</text:span><text:span text:style-name="T156">iretor </text:span><text:span text:style-name="T159">M</text:span><text:span text:style-name="T156">unicipal </text:span><text:span text:style-name="T158">e </text:span><text:span text:style-name="T159">A</text:span><text:span text:style-name="T158">mbienta</text:span><text:span text:style-name="T160">l;</text:span></text:p>
        </text:list-item>
        <text:list-item>
          <text:p text:style-name="P74"><text:span text:style-name="T69">Ministério da Agricultura, </text:span><text:span text:style-name="T79">Pecuária e Abasteciment</text:span><text:span text:style-name="T74">o </text:span><text:span text:style-name="T70">– </text:span><text:span text:style-name="T74">MAPA</text:span><text:span text:style-name="T66">: </text:span><text:span text:style-name="T29">Responsável pel</text:span><text:span text:style-name="T41">a expedição d</text:span><text:span text:style-name="T42">o </text:span><text:span text:style-name="T30">Registro </text:span><text:span text:style-name="T31">de Pescador Profissional</text:span><text:span text:style-name="T30"> </text:span><text:span text:style-name="T32">e Inscrição da Embarcação</text:span><text:span text:style-name="T30">;</text:span></text:p>
        </text:list-item>
        <text:list-item>
          <text:p text:style-name="P74"><text:span text:style-name="T69">Capitania dos Portos:</text:span><text:span text:style-name="T29"> Responsável pela emissão da </text:span><text:span text:style-name="T30">Caderneta de Inscrição </text:span><text:span text:style-name="T33">e Registro - </text:span><text:span text:style-name="T36">CIR</text:span><text:span text:style-name="T33"> </text:span><text:span text:style-name="T34">(Carteira POP)</text:span><text:span text:style-name="T30"> </text:span><text:span text:style-name="T33">e</text:span><text:span text:style-name="T32"> Título</text:span><text:span text:style-name="T30"> de Inscrição de Embarcação – TIE;</text:span></text:p>
        </text:list-item>
        <text:list-item>
          <text:p text:style-name="P79"><text:span text:style-name="T145">Receita Federal do Brasil </text:span><text:span text:style-name="T146">– </text:span><text:span text:style-name="T147">RFB</text:span><text:span text:style-name="T154">:</text:span><text:span text:style-name="T152"> Responsável pel</text:span><text:span text:style-name="T155">o </text:span><text:span text:style-name="T152">Cadastro Específico do INSS – CEI;</text:span></text:p>
        </text:list-item>
        <text:list-item>
          <text:p text:style-name="P79"><text:span text:style-name="T145">Previdência Social </text:span><text:span text:style-name="T152">– Responsável pel</text:span><text:span text:style-name="T155">o </text:span><text:span text:style-name="T152">Cadastro Nacional de Informações Sociais – CNIS;</text:span></text:p>
        </text:list-item>
        <text:list-item>
          <text:p text:style-name="P76"><text:span text:style-name="T69">Banco do Brasil:</text:span><text:span text:style-name="T29"> Responsável pel</text:span><text:span text:style-name="T64">a c</text:span><text:span text:style-name="T29">omprovação </text:span><text:span text:style-name="T40">de renda </text:span><text:span text:style-name="T29">por meio do PASEP </text:span><text:span text:style-name="T64">(caso o requerente seja servidor público)</text:span><text:span text:style-name="T29">; </text:span><text:span text:style-name="T66">e,</text:span></text:p>
        </text:list-item>
        <text:list-item>
          <text:p text:style-name="P76"><text:span text:style-name="T80">Instituto Chico Mendes de Conservação da Biodiversidade </text:span><text:span text:style-name="T75">– </text:span><text:span text:style-name="T80"><text:s/></text:span><text:span text:style-name="T69">ICMBIO:</text:span><text:span text:style-name="T29"> Responsável pel</text:span><text:span text:style-name="T64">a emissão da </text:span><text:span text:style-name="T29">Licença Ambiental.</text:span></text:p>
          <text:p text:style-name="P75"><text:soft-page-break/><text:span text:style-name="Strong_20_Emphasis"><text:span text:style-name="T40"/></text:span></text:p>
        </text:list-item>
      </text:list>
      <text:p text:style-name="P64"><text:span text:style-name="Strong_20_Emphasis"><text:span text:style-name="T76">Além disso</text:span></text:span><text:span text:style-name="Strong_20_Emphasis"><text:span text:style-name="T40">, os entes abaixo são responsáveis pelo fomento e apoio à atividade pesqueira no Estado:</text:span></text:span></text:p>
      <text:list xml:id="list134851042201930" text:continue-numbering="true" text:style-name="L1">
        <text:list-item>
          <text:p text:style-name="P75"><text:span text:style-name="T79">Empresa de Pesquisa Agropecuária e Extensão Rural de Santa Catarina </text:span><text:span text:style-name="T66">– </text:span><text:span text:style-name="T69">EPAGRI: </text:span><text:span text:style-name="T39">A</text:span><text:span text:style-name="T29">poio ao pescador n</text:span><text:span text:style-name="T67">o que for necessário dentro de sua competência</text:span><text:span text:style-name="T29">; </text:span><text:span text:style-name="T64">e,</text:span></text:p>
        </text:list-item>
        <text:list-item>
          <text:p text:style-name="P75"><text:span text:style-name="T64">Federação Catarinense dos Municípios – </text:span><text:span text:style-name="T69">FECAM: </text:span><text:span text:style-name="T39">N</text:span><text:span text:style-name="T38">o apoio ao </text:span><text:span text:style-name="T40">desenvolvimento de um sistema eletrônico, para facilitar o atendimento aos pescadores, </text:span><text:span text:style-name="T67">m</text:span><text:span text:style-name="T40">unicípio e SPU/</text:span><text:span text:style-name="T29">SC.</text:span></text:p>
        </text:list-item>
      </text:list>
      <text:p text:style-name="P63"><text:span text:style-name="Strong_20_Emphasis"><text:span text:style-name="T77">Por fim,</text:span></text:span><text:span text:style-name="Strong_20_Emphasis"><text:span text:style-name="T64"> os entes abaixo são responsáveis pela fiscalização e demandas de cunho judicial:</text:span></text:span></text:p>
      <text:list xml:id="list134851044219575" text:continue-numbering="true" text:style-name="L1">
        <text:list-item>
          <text:p text:style-name="P77"><text:span text:style-name="T78">IBAMA</text:span></text:p>
        </text:list-item>
        <text:list-item>
          <text:p text:style-name="P77"><text:span text:style-name="T70">Ministério Público Federal </text:span><text:span text:style-name="T29">– </text:span><text:span text:style-name="T66">MPF: r</text:span><text:span text:style-name="T29">ealizar trabalho integrado entre SPU e </text:span><text:span text:style-name="T56">m</text:span><text:span text:style-name="T29">unicípios, visando </text:span><text:span text:style-name="T57">a </text:span><text:span text:style-name="T29">apresentação de um cronograma de atendimento, por região, evitando assim, demandas pontuais que cons</text:span><text:span text:style-name="T57">tituem a</text:span><text:span text:style-name="T29"> maior parte</text:span><text:span text:style-name="T57"> das demandas de </text:span><text:span text:style-name="T29">fiscalização;</text:span></text:p>
        </text:list-item>
        <text:list-item>
          <text:p text:style-name="P78">Justiça Estadual e Federal</text:p>
        </text:list-item>
      </text:list>
      <text:list xml:id="list3518148174359059763" text:style-name="L2">
        <text:list-header>
          <text:p text:style-name="P80"/>
        </text:list-header>
      </text:list>
      <text:p text:style-name="P9"><text:span text:style-name="T200">II</text:span>I-UNIFICAÇÃO DE AÇÕES ENTRE ÓRGÃOS PÚBLICO<text:span text:style-name="T189">S</text:span>:</text:p>
      <text:p text:style-name="P13"><text:span text:style-name="T192">Através do </text:span>Primeiro Seminário Institucional do Litoral Catarinense, com a participação dos órgãos envolvidos, exceto <text:span text:style-name="T192">o </text:span>Banco do Brasil e <text:span text:style-name="T192">o </text:span>Ministério Público Federal, foi possível apresentar a legislação inerente e os instrumentos necessários <text:span text:style-name="T192">para a </text:span>regularização de rancho <text:span text:style-name="T192">de pesca</text:span>, <text:span text:style-name="T192">visando </text:span><text:s/>atender os pescadores de Comunidades Tradicionais.</text:p>
      <text:p text:style-name="P15"><text:span text:style-name="T192">O </text:span>uso do solo <text:span text:style-name="T192">deverá estar de acordo c</text:span>om o Plano Diretor Municipal <text:span text:style-name="T192">e Ambiental,</text:span> <text:span text:style-name="T171">observando o cunho </text:span><text:span text:style-name="T164">social </text:span><text:span text:style-name="T171">e</text:span><text:span text:style-name="T164"> ouvindo as partes envolvidas, proporcionando, assim, </text:span><text:span text:style-name="T168">obter</text:span><text:span text:style-name="T164"> sugestões para a realização dos estudos de descentralização e simplificação das atividades de cada órgão, </text:span><text:span text:style-name="T171">de modo a </text:span><text:span text:style-name="T164">atender a demanda do pescador,</text:span> com base no Decreto nº 9.094/2017. </text:p>
      <text:p text:style-name="P20"><text:span text:style-name="T214">Para a implementação do presente projeto</text:span> foram realizados <text:span text:style-name="T216">estudos </text:span>em parceria com os <text:span text:style-name="T212">entes </text:span>abaixo:</text:p>
      <text:p text:style-name="P21"><text:span text:style-name="T164">1-Município de Florianópolis/SC</text:span>, <text:span text:style-name="T196">sito …...............</text:span><text:span text:style-name="T5"> – CEP ….. – </text:span><text:span text:style-name="T4">Prefeito – </text:span><text:span text:style-name="T3">Gean Loureiro ;;;;</text:span></text:p>
      <table:table table:name="Tabela7" table:style-name="Tabela7">
        <table:table-column table:style-name="Tabela7.A"/>
        <table:table-column table:style-name="Tabela7.B"/>
        <table:table-column table:style-name="Tabela7.C"/>
        <table:table-column table:style-name="Tabela7.D"/>
        <table:table-row>
          <table:table-cell table:style-name="Tabela7.A1" office:value-type="string">
            <text:p text:style-name="P54">Nome/<text:span text:style-name="T209">Gargo</text:span></text:p>
          </table:table-cell>
          <table:table-cell table:style-name="Tabela7.A1" office:value-type="string">
            <text:p text:style-name="P34"><text:span text:style-name="Strong_20_Emphasis"><text:span text:style-name="T27">Órgão</text:span></text:span></text:p>
          </table:table-cell>
          <table:table-cell table:style-name="Tabela7.A1" office:value-type="string">
            <text:p text:style-name="P54">E-mail</text:p>
          </table:table-cell>
          <table:table-cell table:style-name="Tabela7.D1" office:value-type="string">
            <text:p text:style-name="P62"><text:span text:style-name="T209">DDD/</text:span>Fone/<text:span text:style-name="T209">Celular</text:span></text:p>
          </table:table-cell>
        </table:table-row>
      </table:table>
      <table:table table:name="Tabela1" table:style-name="Tabela1">
        <table:table-column table:style-name="Tabela1.A"/>
        <table:table-column table:style-name="Tabela1.B"/>
        <table:table-column table:style-name="Tabela1.C"/>
        <table:table-column table:style-name="Tabela1.D"/>
        <table:table-row>
          <table:table-cell table:style-name="Tabela1.A1" office:value-type="string">
            <text:p text:style-name="P57">Adriano Roberto Weickert</text:p>
          </table:table-cell>
          <table:table-cell table:style-name="Tabela1.A1" office:value-type="string">
            <text:p text:style-name="P35"><text:span text:style-name="Strong_20_Emphasis"><text:span text:style-name="T28">SMPMA</text:span></text:span></text:p>
          </table:table-cell>
          <table:table-cell table:style-name="Tabela1.A1" office:value-type="string">
            <text:p text:style-name="P57"><text:a xlink:type="simple" xlink:href="mailto:adrianoweickert@gamial.com">adrianoweickert@gamial.com</text:a></text:p>
          </table:table-cell>
          <table:table-cell table:style-name="Tabela1.D1" office:value-type="string">
            <text:p text:style-name="P57">(48) 3952-7010</text:p>
          </table:table-cell>
        </table:table-row>
        <table:table-row>
          <table:table-cell table:style-name="Tabela1.A2" office:value-type="string">
            <text:p text:style-name="P57">Fernanda Santos Amorim</text:p>
          </table:table-cell>
          <table:table-cell table:style-name="Tabela1.A2" office:value-type="string">
            <text:p text:style-name="P35"><text:span text:style-name="Strong_20_Emphasis"><text:span text:style-name="T28">SMPMA</text:span></text:span></text:p>
          </table:table-cell>
          <table:table-cell table:style-name="Tabela1.A2" office:value-type="string">
            <text:p text:style-name="P57"><text:a xlink:type="simple" xlink:href="mailto:Fernanda.smttde@pmf.sc.gov.br">Fernanda.smttde@pmf.sc.gov.br</text:a></text:p>
          </table:table-cell>
          <table:table-cell table:style-name="Tabela1.D2" office:value-type="string">
            <text:p text:style-name="P57">(48) 3952-7010</text:p>
          </table:table-cell>
        </table:table-row>
        <table:table-row>
          <table:table-cell table:style-name="Tabela1.A2" office:value-type="string">
            <text:p text:style-name="P51"/>
          </table:table-cell>
          <table:table-cell table:style-name="Tabela1.A2" office:value-type="string">
            <text:p text:style-name="P83"><text:span text:style-name="Strong_20_Emphasis"><text:span text:style-name="T163">SMPMA</text:span></text:span></text:p>
          </table:table-cell>
          <table:table-cell table:style-name="Tabela1.A2" office:value-type="string">
            <text:p text:style-name="P51"/>
          </table:table-cell>
          <table:table-cell table:style-name="Tabela1.D2" office:value-type="string">
            <text:p text:style-name="P51"/>
          </table:table-cell>
        </table:table-row>
        <table:table-row>
          <table:table-cell table:style-name="Tabela1.A2" office:value-type="string">
            <text:p text:style-name="P51"/>
          </table:table-cell>
          <table:table-cell table:style-name="Tabela1.A2" office:value-type="string">
            <text:p text:style-name="P69">FLORAM</text:p>
          </table:table-cell>
          <table:table-cell table:style-name="Tabela1.A2" office:value-type="string">
            <text:p text:style-name="P51"/>
          </table:table-cell>
          <table:table-cell table:style-name="Tabela1.D2" office:value-type="string">
            <text:p text:style-name="P51"/>
          </table:table-cell>
        </table:table-row>
        <table:table-row>
          <table:table-cell table:style-name="Tabela1.A2" office:value-type="string">
            <text:p text:style-name="P51"/>
          </table:table-cell>
          <table:table-cell table:style-name="Tabela1.A2" office:value-type="string">
            <text:p text:style-name="P69">IPUF</text:p>
          </table:table-cell>
          <table:table-cell table:style-name="Tabela1.A2" office:value-type="string">
            <text:p text:style-name="P51"/>
          </table:table-cell>
          <table:table-cell table:style-name="Tabela1.D2" office:value-type="string">
            <text:p text:style-name="P51"/>
          </table:table-cell>
        </table:table-row>
        <table:table-row>
          <table:table-cell table:style-name="Tabela1.A2" office:value-type="string">
            <text:p text:style-name="P51">Humberto Pereira de Almeida</text:p>
          </table:table-cell>
          <table:table-cell table:style-name="Tabela1.A2" office:value-type="string">
            <text:p text:style-name="P58">SPU/SC</text:p>
          </table:table-cell>
          <table:table-cell table:style-name="Tabela1.A2" office:value-type="string">
            <text:p text:style-name="P51">humberto.almeida@planejamento.gov.br</text:p>
          </table:table-cell>
          <table:table-cell table:style-name="Tabela1.D2" office:value-type="string">
            <text:p text:style-name="P51">48 3251-8215</text:p>
          </table:table-cell>
        </table:table-row>
        <table:table-row>
          <table:table-cell table:style-name="Tabela1.A2" office:value-type="string">
            <text:p text:style-name="P57">Rosely Maria Azevedo</text:p>
          </table:table-cell>
          <table:table-cell table:style-name="Tabela1.A2" office:value-type="string">
            <text:p text:style-name="P58">SPU/SC</text:p>
          </table:table-cell>
          <table:table-cell table:style-name="Tabela1.A2" office:value-type="string">
            <text:p text:style-name="P51"><text:span text:style-name="T210">Rosely.azevedo</text:span>@planejamento.gov.br</text:p>
          </table:table-cell>
          <table:table-cell table:style-name="Tabela1.D2" office:value-type="string">
            <text:p text:style-name="P51">48 3251-8215</text:p>
          </table:table-cell>
        </table:table-row>
        <table:table-row table:style-name="Tabela1.8">
          <table:table-cell table:style-name="Tabela1.A2" office:value-type="string">
            <text:p text:style-name="P51">Alexandre Pandino Azevedo</text:p>
          </table:table-cell>
          <table:table-cell table:style-name="Tabela1.A2" office:value-type="string">
            <text:p text:style-name="P51">SPU/SC</text:p>
          </table:table-cell>
          <table:table-cell table:style-name="Tabela1.A2" office:value-type="string">
            <text:p text:style-name="P52">alexandre.pandino@planejamento.gov.br</text:p>
          </table:table-cell>
          <table:table-cell table:style-name="Tabela1.D2" office:value-type="string">
            <text:p text:style-name="P51">48 3251-8215</text:p>
          </table:table-cell>
        </table:table-row>
        <table:table-row table:style-name="Tabela1.8">
          <table:table-cell table:style-name="Tabela1.A2" office:value-type="string">
            <text:p text:style-name="P56">Telesmagno</text:p>
          </table:table-cell>
          <table:table-cell table:style-name="Tabela1.A2" office:value-type="string">
            <text:p text:style-name="P51">SPU/SC</text:p>
          </table:table-cell>
          <table:table-cell table:style-name="Tabela1.A2" office:value-type="string">
            <text:p text:style-name="P52"/>
          </table:table-cell>
          <table:table-cell table:style-name="Tabela1.D2" office:value-type="string">
            <text:p text:style-name="P51"/>
          </table:table-cell>
        </table:table-row>
      </table:table>
      <text:p text:style-name="P28"/>
      <text:p text:style-name="P28"/>
      <text:p text:style-name="P28"/>
      <text:p text:style-name="P28"/>
      <text:p text:style-name="P28"><text:soft-page-break/></text:p>
      <text:p text:style-name="P22"><text:span text:style-name="T164">2-Município de Garopaba/S</text:span>C, <text:span text:style-name="T196">sito </text:span><text:span text:style-name="T198">à Rua.......................</text:span><text:span text:style-name="T5">– CEP …........ – </text:span><text:span text:style-name="T6">Prefeito - ….......................</text:span></text:p>
      <table:table table:name="Tabela5" table:style-name="Tabela5">
        <table:table-column table:style-name="Tabela5.A"/>
        <table:table-column table:style-name="Tabela5.B"/>
        <table:table-column table:style-name="Tabela5.C"/>
        <table:table-column table:style-name="Tabela5.D"/>
        <table:table-row>
          <table:table-cell table:style-name="Tabela5.A1" office:value-type="string">
            <text:p text:style-name="P54">Nome/<text:span text:style-name="T209">Gargo</text:span></text:p>
          </table:table-cell>
          <table:table-cell table:style-name="Tabela5.A1" office:value-type="string">
            <text:p text:style-name="P34"><text:span text:style-name="Strong_20_Emphasis"><text:span text:style-name="T27">Órgão</text:span></text:span></text:p>
          </table:table-cell>
          <table:table-cell table:style-name="Tabela5.A1" office:value-type="string">
            <text:p text:style-name="P54">E-mail</text:p>
          </table:table-cell>
          <table:table-cell table:style-name="Tabela5.D1" office:value-type="string">
            <text:p text:style-name="P62"><text:span text:style-name="T209">DDD/</text:span>Fone/<text:span text:style-name="T209">Celular</text:span></text:p>
          </table:table-cell>
        </table:table-row>
      </table:table>
      <table:table table:name="Tabela2" table:style-name="Tabela2">
        <table:table-column table:style-name="Tabela2.A"/>
        <table:table-column table:style-name="Tabela2.B"/>
        <table:table-column table:style-name="Tabela2.C"/>
        <table:table-column table:style-name="Tabela2.D"/>
        <table:table-row>
          <table:table-cell table:style-name="Tabela2.A1" office:value-type="string">
            <text:p text:style-name="P50">Luiz Antônio de Campos - <text:span text:style-name="T209">Vereador</text:span></text:p>
          </table:table-cell>
          <table:table-cell table:style-name="Tabela2.A1" office:value-type="string">
            <text:p text:style-name="P33"><text:span text:style-name="Strong_20_Emphasis"><text:span text:style-name="T26">Câmara de Vereadores <text:s/>Garopaba</text:span></text:span></text:p>
          </table:table-cell>
          <table:table-cell table:style-name="Tabela2.A1" office:value-type="string">
            <text:p text:style-name="P51"><text:span text:style-name="T205">luizinhocampos04</text:span>@gmail.com</text:p>
          </table:table-cell>
          <table:table-cell table:style-name="Tabela2.D1" office:value-type="string">
            <text:p text:style-name="P51">48 <text:span text:style-name="T205">996432970</text:span></text:p>
          </table:table-cell>
        </table:table-row>
        <table:table-row>
          <table:table-cell table:style-name="Tabela2.A2" office:value-type="string">
            <text:p text:style-name="P50">Edevaldo Gonçalves da S<text:span text:style-name="T204">ilva</text:span> Junior - <text:span text:style-name="T209">Secretário</text:span></text:p>
          </table:table-cell>
          <table:table-cell table:style-name="Tabela2.A2" office:value-type="string">
            <text:p text:style-name="P33"><text:span text:style-name="Strong_20_Emphasis"><text:span text:style-name="T26">Secretaria de Agricultura e Pesca Garopaba</text:span></text:span></text:p>
          </table:table-cell>
          <table:table-cell table:style-name="Tabela2.A2" office:value-type="string">
            <text:p text:style-name="P50">agripesca@garopaba.sc.gov.br</text:p>
          </table:table-cell>
          <table:table-cell table:style-name="Tabela2.D2" office:value-type="string">
            <text:p text:style-name="P51">48 <text:span text:style-name="T205">999430063</text:span></text:p>
          </table:table-cell>
        </table:table-row>
        <table:table-row>
          <table:table-cell table:style-name="Tabela2.A2" office:value-type="string">
            <text:p text:style-name="P51">Humberto Pereira de Almeida</text:p>
            <text:p text:style-name="P55">Responsável pela NUREF</text:p>
          </table:table-cell>
          <table:table-cell table:style-name="Tabela2.A2" office:value-type="string">
            <text:p text:style-name="P58">SPU/SC</text:p>
          </table:table-cell>
          <table:table-cell table:style-name="Tabela2.A2" office:value-type="string">
            <text:p text:style-name="P51">humberto.almeida@planejamento.gov.br</text:p>
          </table:table-cell>
          <table:table-cell table:style-name="Tabela2.D2" office:value-type="string">
            <text:p text:style-name="P51">48 3251-8215</text:p>
          </table:table-cell>
        </table:table-row>
        <table:table-row>
          <table:table-cell table:style-name="Tabela2.A2" office:value-type="string">
            <text:p text:style-name="P52">José Henrique Francisco Santos</text:p>
            <text:p text:style-name="P55">Chefe da Superintendência da Pesca Federal em SC</text:p>
          </table:table-cell>
          <table:table-cell table:style-name="Tabela2.A2" office:value-type="string">
            <text:p text:style-name="P52">DAP/SFA/MAPA</text:p>
          </table:table-cell>
          <table:table-cell table:style-name="Tabela2.A2" office:value-type="string">
            <text:p text:style-name="P52">Jose.hsantos@agricultura.gov.br</text:p>
          </table:table-cell>
          <table:table-cell table:style-name="Tabela2.D2" office:value-type="string">
            <text:p text:style-name="P51">48 <text:span text:style-name="T206">999500329</text:span></text:p>
          </table:table-cell>
        </table:table-row>
        <table:table-row>
          <table:table-cell table:style-name="Tabela2.A2" office:value-type="string">
            <text:p text:style-name="P51">Alexandre Pandino Azevedo</text:p>
            <text:p text:style-name="P55">Técnico </text:p>
          </table:table-cell>
          <table:table-cell table:style-name="Tabela2.A2" office:value-type="string">
            <text:p text:style-name="P51">SPU/SC</text:p>
          </table:table-cell>
          <table:table-cell table:style-name="Tabela2.A2" office:value-type="string">
            <text:p text:style-name="P52">alexandre.pandino@planejamento.gov.br</text:p>
          </table:table-cell>
          <table:table-cell table:style-name="Tabela2.D2" office:value-type="string">
            <text:p text:style-name="P51">48 3251-8215</text:p>
          </table:table-cell>
        </table:table-row>
      </table:table>
      <text:p text:style-name="P38"/>
      <text:p text:style-name="P39"><text:span text:style-name="T164">3-Município de Governador Celso Ramos/SC</text:span><text:span text:style-name="T207">, sito </text:span><text:span text:style-name="T15">Praça 6 de Novembro, 1, Ganchos do Meio, Governador Celso Ramos/SC – CEP 88190-000 – </text:span><text:span text:style-name="T17">Prefeito - </text:span><text:span text:style-name="T25">Juliano Duarte Campos</text:span></text:p>
      <text:p text:style-name="P38"/>
      <table:table table:name="Tabela6" table:style-name="Tabela6">
        <table:table-column table:style-name="Tabela6.A"/>
        <table:table-column table:style-name="Tabela6.B"/>
        <table:table-column table:style-name="Tabela6.C"/>
        <table:table-column table:style-name="Tabela6.D"/>
        <table:table-row>
          <table:table-cell table:style-name="Tabela6.A1" office:value-type="string">
            <text:p text:style-name="P54">Nome/<text:span text:style-name="T209">Gargo</text:span></text:p>
          </table:table-cell>
          <table:table-cell table:style-name="Tabela6.A1" office:value-type="string">
            <text:p text:style-name="P34"><text:span text:style-name="Strong_20_Emphasis"><text:span text:style-name="T27">Órgão</text:span></text:span></text:p>
          </table:table-cell>
          <table:table-cell table:style-name="Tabela6.A1" office:value-type="string">
            <text:p text:style-name="P53">E-mail</text:p>
          </table:table-cell>
          <table:table-cell table:style-name="Tabela6.D1" office:value-type="string">
            <text:p text:style-name="P53"><text:span text:style-name="T209">DDD/</text:span>Fone/<text:span text:style-name="T209">Celular</text:span></text:p>
          </table:table-cell>
        </table:table-row>
        <table:table-row>
          <table:table-cell table:style-name="Tabela6.A2" office:value-type="string">
            <text:p text:style-name="P31">Gil Marcos dos Santos </text:p>
            <text:p text:style-name="P32">Secretário</text:p>
          </table:table-cell>
          <table:table-cell table:style-name="Tabela6.B2" office:value-type="string">
            <text:p text:style-name="P29"><text:span text:style-name="Strong_20_Emphasis"><text:span text:style-name="T207">Secretaria de Desenvolvimento da Pesca e Maricultura</text:span></text:span></text:p>
          </table:table-cell>
          <table:table-cell table:style-name="Tabela6.C2" office:value-type="string">
            <text:p text:style-name="P30"><text:a xlink:type="simple" xlink:href="mailto:Gilmds@gmail.com"><text:span text:style-name="T207">Gilmds@gmail.com</text:span></text:a></text:p>
          </table:table-cell>
          <table:table-cell table:style-name="Tabela6.D2" office:value-type="string">
            <text:p text:style-name="P59">(48) 3262-2528 <text:span text:style-name="T209">e</text:span> 99638-1676</text:p>
          </table:table-cell>
        </table:table-row>
      </table:table>
      <text:p text:style-name="P38"/>
      <text:p text:style-name="P40"><text:span text:style-name="T164">4-Município de São Francisco do Sul</text:span>, <text:span text:style-name="T207">sito </text:span><text:span text:style-name="T208">à Rua.......................</text:span><text:span text:style-name="T15">– CEP …........ – </text:span><text:span text:style-name="T17">Prefeito - ….......................</text:span></text:p>
      <table:table table:name="Tabela4" table:style-name="Tabela4">
        <table:table-column table:style-name="Tabela4.A"/>
        <table:table-column table:style-name="Tabela4.B"/>
        <table:table-column table:style-name="Tabela4.C"/>
        <table:table-column table:style-name="Tabela4.D"/>
        <table:table-row table:style-name="Tabela4.1">
          <table:table-cell table:style-name="Tabela4.A1" office:value-type="string">
            <text:p text:style-name="P54">Nome/<text:span text:style-name="T209">Gargo</text:span></text:p>
          </table:table-cell>
          <table:table-cell table:style-name="Tabela4.A1" office:value-type="string">
            <text:p text:style-name="P34"><text:span text:style-name="Strong_20_Emphasis"><text:span text:style-name="T27">Órgão</text:span></text:span></text:p>
          </table:table-cell>
          <table:table-cell table:style-name="Tabela4.A1" office:value-type="string">
            <text:p text:style-name="P53">E-mail</text:p>
          </table:table-cell>
          <table:table-cell table:style-name="Tabela4.D1" office:value-type="string">
            <text:p text:style-name="P54"><text:span text:style-name="T209">DDD/</text:span>Fone/<text:span text:style-name="T209">Celular</text:span></text:p>
          </table:table-cell>
        </table:table-row>
        <table:table-row>
          <table:table-cell table:style-name="Tabela4.A5" office:value-type="string">
            <text:p text:style-name="P50"/>
          </table:table-cell>
          <table:table-cell table:style-name="Tabela4.B5" office:value-type="string">
            <text:p text:style-name="P33"><text:span text:style-name="Strong_20_Emphasis"><text:span text:style-name="T26"/></text:span></text:p>
          </table:table-cell>
          <table:table-cell table:style-name="Tabela4.C5" office:value-type="string">
            <text:p text:style-name="P50"/>
          </table:table-cell>
          <table:table-cell table:style-name="Tabela4.D5" office:value-type="string">
            <text:p text:style-name="P51"/>
          </table:table-cell>
        </table:table-row>
        <table:table-row>
          <table:table-cell table:style-name="Tabela4.A5" office:value-type="string">
            <text:p text:style-name="P51"/>
          </table:table-cell>
          <table:table-cell table:style-name="Tabela4.B5" office:value-type="string">
            <text:p text:style-name="P58"/>
          </table:table-cell>
          <table:table-cell table:style-name="Tabela4.C5" office:value-type="string">
            <text:p text:style-name="P51"/>
          </table:table-cell>
          <table:table-cell table:style-name="Tabela4.D5" office:value-type="string">
            <text:p text:style-name="P51"/>
          </table:table-cell>
        </table:table-row>
        <table:table-row>
          <table:table-cell table:style-name="Tabela4.A5" office:value-type="string">
            <text:p text:style-name="P52"/>
          </table:table-cell>
          <table:table-cell table:style-name="Tabela4.B5" office:value-type="string">
            <text:p text:style-name="P52"/>
          </table:table-cell>
          <table:table-cell table:style-name="Tabela4.C5" office:value-type="string">
            <text:p text:style-name="P52"/>
          </table:table-cell>
          <table:table-cell table:style-name="Tabela4.D5" office:value-type="string">
            <text:p text:style-name="P51"/>
          </table:table-cell>
        </table:table-row>
        <table:table-row>
          <table:table-cell table:style-name="Tabela4.A5" office:value-type="string">
            <text:p text:style-name="P51"/>
          </table:table-cell>
          <table:table-cell table:style-name="Tabela4.B5" office:value-type="string">
            <text:p text:style-name="P51"/>
          </table:table-cell>
          <table:table-cell table:style-name="Tabela4.C5" office:value-type="string">
            <text:p text:style-name="P52"/>
          </table:table-cell>
          <table:table-cell table:style-name="Tabela4.D5" office:value-type="string">
            <text:p text:style-name="P51"/>
          </table:table-cell>
        </table:table-row>
      </table:table>
      <text:p text:style-name="P41"/>
      <text:p text:style-name="P18"><text:span text:style-name="T172">I</text:span><text:span text:style-name="T169">V</text:span><text:span text:style-name="T164">-</text:span><text:span text:style-name="T166">DESCENTRALIZAÇÃO </text:span><text:span text:style-name="T167">E MODERNIZAÇÃO ADMINISTRATIVA</text:span><text:span text:style-name="T166">:</text:span></text:p>
      <text:p text:style-name="P19"><text:span text:style-name="T180">Visando </text:span><text:span text:style-name="T181">facilitar o acesso dos interessados d</text:span><text:span text:style-name="T182">as</text:span><text:span text:style-name="T181"> comunidades tradicionais aos serviços disponibilizados pelos entes relacionados ao TAUS, a área responsável pela </text:span><text:span text:style-name="T182">p</text:span><text:span text:style-name="T181">esca no </text:span><text:span text:style-name="T182">m</text:span><text:span text:style-name="T181">unicípio disponibilizará um </text:span><text:span text:style-name="T175">P</text:span><text:span text:style-name="T176">ONTO DE ATENDIMENTO</text:span><text:span text:style-name="T175">,</text:span><text:span text:style-name="T181"> ficando responsável pelo preenchimento do Requerimento do Pescador no site da SPU, bem como pela identificação e caracterização do rancho de pesca. </text:span></text:p>
      <text:p text:style-name="P81"><text:soft-page-break/>Será de sua responsabilidade, também, a verificação da adequação da área quanto ao uso do solo, quanto ao Plano Diretor Municipal e Ambiental e quanto à identificação do pescador integrante de comunidade tradicional.</text:p>
      <text:p text:style-name="P25"><text:span text:style-name="T51">T</text:span><text:span text:style-name="T52">al providência evitará </text:span><text:span text:style-name="T44">o deslocamento do </text:span><text:span text:style-name="T43">pescador </text:span><text:span text:style-name="T44">até a </text:span><text:span text:style-name="T65">s</text:span><text:span text:style-name="T43">ede da SPU/SC, para abertura do processo e assinatura do TAUS, </text:span><text:span text:style-name="T44">sendo </text:span><text:span text:style-name="T58">todo o procedimento realizado no</text:span><text:span text:style-name="T43"> próprio Município, </text:span><text:span text:style-name="T72">com anuência do </text:span><text:span text:style-name="T73">Prefeito.</text:span></text:p>
      <text:p text:style-name="P25"><text:span text:style-name="T37">O</text:span><text:span text:style-name="T62">s</text:span><text:span text:style-name="T61"> Municípios </text:span><text:span text:style-name="T68">citados no item III </text:span><text:span text:style-name="T62">acima j</text:span><text:span text:style-name="T61">á estão utilizando ess</text:span><text:span text:style-name="T65">a metodologia</text:span><text:span text:style-name="T61">, aguardando apenas a sua formalização pela SPU.</text:span></text:p>
      <text:p text:style-name="P24"><text:span text:style-name="T44">Após </text:span><text:span text:style-name="T59">a </text:span><text:span text:style-name="T44">abertura do processo digital pelo Município </text:span><text:span text:style-name="T45">no site da </text:span><text:span text:style-name="T59">Secretaria do Patrimônio da União</text:span><text:span text:style-name="T44">, </text:span><text:span text:style-name="T45">a Superintendência </text:span><text:span text:style-name="T44">informará o número do processo </text:span><text:span text:style-name="T46">à </text:span><text:span text:style-name="T59">á</text:span><text:span text:style-name="T46">rea </text:span><text:span text:style-name="T59">r</text:span><text:span text:style-name="T46">esponsável pela </text:span><text:span text:style-name="T59">p</text:span><text:span text:style-name="T46">esca no </text:span><text:span text:style-name="T59">m</text:span><text:span text:style-name="T46">unicípio</text:span><text:span text:style-name="T44">. </text:span></text:p>
      <text:list xml:id="list8839303329708353679" text:style-name="L3">
        <text:list-header>
          <text:p text:style-name="P84"><text:span text:style-name="T66">Uma vez aprovado o Requerimento, </text:span><text:span text:style-name="T44">o Município enviará </text:span><text:span text:style-name="T45">à SPU/SC</text:span><text:span text:style-name="T44"> a minuta do TAUS, com os respectivos do</text:span><text:span text:style-name="T46">cu</text:span><text:span text:style-name="T44">mentos, para análise. </text:span><text:span text:style-name="T60">Caso </text:span><text:span text:style-name="T44">aprovado, </text:span><text:span text:style-name="T60">o documento será assinado </text:span><text:span text:style-name="T44">e </text:span><text:span text:style-name="T45">retornará </text:span><text:span text:style-name="T44">ao Município, para a</text:span><text:span text:style-name="T60">s</text:span><text:span text:style-name="T44"> assinatura</text:span><text:span text:style-name="T60">s</text:span><text:span text:style-name="T44"> do Prefeito e do </text:span><text:span text:style-name="T46">b</text:span><text:span text:style-name="T44">eneficiár</text:span><text:span text:style-name="T46">i</text:span><text:span text:style-name="T44">o. </text:span><text:span text:style-name="T66">Tendo sido assinado, o </text:span><text:span text:style-name="T56">Município </text:span><text:span text:style-name="T45">devolverá o TAUS à SPU/SC.</text:span></text:p>
          <text:p text:style-name="P85"><text:span text:style-name="T101">D</text:span><text:span text:style-name="T112">entre as providências já adotadas, podemos citar:</text:span></text:p>
        </text:list-header>
      </text:list>
      <text:list xml:id="list6383149649099261306" text:style-name="L4">
        <text:list-item>
          <text:p text:style-name="P86"><text:span text:style-name="T112">A</text:span><text:span text:style-name="T104"> </text:span><text:span text:style-name="T103">União re</text:span><text:span text:style-name="T97">pass</text:span><text:span text:style-name="T102">a</text:span><text:span text:style-name="T97"> </text:span><text:span text:style-name="T115">20% dos </text:span><text:span text:style-name="T97">recursos arrecada</text:span><text:span text:style-name="T105">dos de taxas </text:span><text:span text:style-name="T112">patrimoniais</text:span><text:span text:style-name="T97"> aos municípios, </text:span><text:span text:style-name="T103">desde 2016, </text:span><text:span text:style-name="T115">por esse motivo, destacamos:</text:span></text:p>
        </text:list-item>
      </text:list>
      <table:table table:name="Tabela3" table:style-name="Tabela3">
        <table:table-column table:style-name="Tabela3.A"/>
        <table:table-column table:style-name="Tabela3.B" table:number-columns-repeated="3"/>
        <table:table-column table:style-name="Tabela3.E"/>
        <table:table-row>
          <table:table-cell table:style-name="Tabela3.A1" office:value-type="string">
            <text:p text:style-name="P43">Município</text:p>
          </table:table-cell>
          <table:table-cell table:style-name="Tabela3.A1" office:value-type="string">
            <text:p text:style-name="P44">2016</text:p>
          </table:table-cell>
          <table:table-cell table:style-name="Tabela3.A1" office:value-type="string">
            <text:p text:style-name="P44">2017</text:p>
          </table:table-cell>
          <table:table-cell table:style-name="Tabela3.A1" office:value-type="string">
            <text:p text:style-name="P44">2018</text:p>
          </table:table-cell>
          <table:table-cell table:style-name="Tabela3.E1" office:value-type="string">
            <text:p text:style-name="P44">Total</text:p>
          </table:table-cell>
        </table:table-row>
        <table:table-row>
          <table:table-cell table:style-name="Tabela3.A5" office:value-type="string">
            <text:p text:style-name="P43">Florianópolis</text:p>
          </table:table-cell>
          <table:table-cell table:style-name="Tabela3.B5" office:value-type="string">
            <text:p text:style-name="P72">1.535.549,96 </text:p>
          </table:table-cell>
          <table:table-cell table:style-name="Tabela3.D5" office:value-type="string">
            <text:p text:style-name="P72">1.451.924,24 </text:p>
          </table:table-cell>
          <table:table-cell table:style-name="Tabela3.D5" office:value-type="string">
            <text:p text:style-name="P72">1.512.138,34 </text:p>
          </table:table-cell>
          <table:table-cell table:style-name="Tabela3.E5" office:value-type="string">
            <text:p text:style-name="P72">4.499.612,54 </text:p>
          </table:table-cell>
        </table:table-row>
        <table:table-row>
          <table:table-cell table:style-name="Tabela3.A5" office:value-type="string">
            <text:p text:style-name="P43">Garopaba</text:p>
          </table:table-cell>
          <table:table-cell table:style-name="Tabela3.B5" office:value-type="string">
            <text:p text:style-name="P72">122.050,11 </text:p>
          </table:table-cell>
          <table:table-cell table:style-name="Tabela3.D5" office:value-type="string">
            <text:p text:style-name="P72">164.691,58 </text:p>
          </table:table-cell>
          <table:table-cell table:style-name="Tabela3.D5" office:value-type="string">
            <text:p text:style-name="P72">131.802,86 </text:p>
          </table:table-cell>
          <table:table-cell table:style-name="Tabela3.E5" office:value-type="string">
            <text:p text:style-name="P72">418.544,55 </text:p>
          </table:table-cell>
        </table:table-row>
        <table:table-row>
          <table:table-cell table:style-name="Tabela3.A5" office:value-type="string">
            <text:p text:style-name="P43">Governador Celso Ramos</text:p>
          </table:table-cell>
          <table:table-cell table:style-name="Tabela3.B5" office:value-type="string">
            <text:p text:style-name="P72">254.864,93 </text:p>
          </table:table-cell>
          <table:table-cell table:style-name="Tabela3.D5" office:value-type="string">
            <text:p text:style-name="P72">282.280,03 </text:p>
          </table:table-cell>
          <table:table-cell table:style-name="Tabela3.D5" office:value-type="string">
            <text:p text:style-name="P72">304.220,98 </text:p>
          </table:table-cell>
          <table:table-cell table:style-name="Tabela3.E5" office:value-type="string">
            <text:p text:style-name="P72">841.365,94 </text:p>
          </table:table-cell>
        </table:table-row>
        <table:table-row>
          <table:table-cell table:style-name="Tabela3.A5" office:value-type="string">
            <text:p text:style-name="P70">São Francisco do Sul</text:p>
          </table:table-cell>
          <table:table-cell table:style-name="Tabela3.B5" office:value-type="string">
            <text:p text:style-name="P72">203.388,48 </text:p>
          </table:table-cell>
          <table:table-cell table:style-name="Tabela3.D5" office:value-type="string">
            <text:p text:style-name="P72">130.127,39 </text:p>
          </table:table-cell>
          <table:table-cell table:style-name="Tabela3.D5" office:value-type="string">
            <text:p text:style-name="P72">125.855,83 </text:p>
          </table:table-cell>
          <table:table-cell table:style-name="Tabela3.E5" office:value-type="string">
            <text:p text:style-name="P72">459.371,70 </text:p>
          </table:table-cell>
        </table:table-row>
        <table:table-row>
          <table:table-cell table:style-name="Tabela3.A6" table:number-columns-spanned="4" office:value-type="string">
            <text:p text:style-name="P43">Total repassado...............................................................................................</text:p>
          </table:table-cell>
          <table:covered-table-cell/>
          <table:covered-table-cell/>
          <table:covered-table-cell/>
          <table:table-cell table:style-name="Tabela3.E6" office:value-type="string">
            <text:p text:style-name="P71">6.218.894,73</text:p>
          </table:table-cell>
        </table:table-row>
      </table:table>
      <text:list xml:id="list134851092207559" text:continue-numbering="true" text:style-name="L4">
        <text:list-item>
          <text:p text:style-name="P87"><text:span text:style-name="T103">A </text:span><text:span text:style-name="T108">necessidade de modernização do </text:span><text:span text:style-name="T97">marco regulatório para a regularização de ranchos de pesca </text:span><text:span text:style-name="T121">e outros produtos de regularização junto à SPU</text:span><text:span text:style-name="T97">;</text:span></text:p>
        </text:list-item>
        <text:list-item>
          <text:p text:style-name="P87"><text:span text:style-name="T112">A</text:span><text:span text:style-name="T97"> importância do planejamento e controle do espaço em sintonia com o desenvolvimento social e ambiental;</text:span></text:p>
        </text:list-item>
        <text:list-item>
          <text:p text:style-name="P87"><text:span text:style-name="T111">A i</text:span><text:span text:style-name="T108">mplementação de e</text:span><text:span text:style-name="T97">stratégias de mitigação do passivo de processos de regularização de ranchos na SPU/SC;</text:span></text:p>
        </text:list-item>
        <text:list-item>
          <text:p text:style-name="P87"><text:span text:style-name="T111">A u</text:span><text:span text:style-name="T107">tilização da </text:span><text:span text:style-name="T97">EPAGRI, </text:span><text:span text:style-name="T117">no </text:span><text:span text:style-name="T108">apoio aos pescadores na área de sua competência </text:span><text:span text:style-name="T117">(</text:span><text:span text:style-name="T135">n</text:span><text:span text:style-name="T132">a palestra do Representante </text:span><text:span text:style-name="T133">da EPAGRI</text:span><text:span text:style-name="T132">, foi mencionado que a pesca artesanal/profissional em Santa Catarina representa 52% em relação </text:span><text:span text:style-name="T134">à</text:span><text:span text:style-name="T132"> industrial</text:span><text:span text:style-name="T135">)</text:span><text:span text:style-name="T97">;</text:span></text:p>
        </text:list-item>
        <text:list-item>
          <text:p text:style-name="P87"><text:span text:style-name="T111">A u</text:span><text:span text:style-name="T107">tilização da </text:span><text:span text:style-name="T97">FECAM </text:span><text:span text:style-name="T117">n</text:span><text:span text:style-name="T107">o </text:span><text:span text:style-name="T117">apoio ao </text:span><text:span text:style-name="T107">desenvolvimento de um sistema eletrônico, para facilitar o atendimento aos pescadores, Município e SPU/</text:span><text:span text:style-name="T97">SC, </text:span><text:span text:style-name="T119">caso não seja possível ser disponibilizado pela SPU</text:span><text:span text:style-name="T97">;</text:span></text:p>
        </text:list-item>
        <text:list-item>
          <text:p text:style-name="P88"><text:span text:style-name="T111">A u</text:span><text:span text:style-name="T107">nificação de políticas públicas que envolve</text:span><text:span text:style-name="T118">m</text:span><text:span text:style-name="T107"> vários órgãos</text:span><text:span text:style-name="T97">, </text:span><text:span text:style-name="T107">tais como: SPU, Municípios, Ministério da Agricultura, </text:span><text:span text:style-name="T97">Capitania dos Portos, ICMBIO, Receita Federal </text:span><text:span text:style-name="T118">do Brasil</text:span><text:span text:style-name="T97">, </text:span><text:span text:style-name="T107">Previdência Social, </text:span><text:span text:style-name="T109">visando </text:span><text:span text:style-name="T97">cria</text:span><text:span text:style-name="T109">r </text:span><text:span text:style-name="T97">um Grupo </text:span><text:span text:style-name="T109">de Trabalho, pelo Órgão Central da SPU</text:span><text:span text:style-name="T97">, para a </text:span><text:span text:style-name="T118">coordenação de</text:span><text:span text:style-name="T107">sses </text:span><text:span text:style-name="T97">estudos, </text:span><text:span text:style-name="T109">evitando, assim, que vários </text:span><text:span text:style-name="T118">entes</text:span><text:span text:style-name="T109"> façam o mesmo trabalho, garantindo a segurança jurídica, eliminando </text:span><text:span text:style-name="T111">a</text:span><text:span text:style-name="T109"> corrupção e atendendo o Decreto nº 9.094/2017. Além disso, essa unificação, poderá ajudar o Governo Federal, </text:span><text:span text:style-name="T106">na</text:span><text:span text:style-name="T109"> implementa</text:span><text:span text:style-name="T106">ção de</text:span><text:span text:style-name="T109"> outras políticas que envolv</text:span><text:span text:style-name="T106">a</text:span><text:span text:style-name="T109">m R</text:span><text:span text:style-name="T118">egularização Urbana - R</text:span><text:span text:style-name="T109">eurb, Seguro Defeso, </text:span><text:span text:style-name="T121">aumento da arrecadação, por meio da inscrição de ocupação e alineação </text:span><text:span text:style-name="T109">e </text:span><text:span text:style-name="T118">i</text:span><text:span text:style-name="T109">senç</text:span><text:span text:style-name="T118">ões</text:span><text:span text:style-name="T109"> de </text:span><text:span text:style-name="T118">t</text:span><text:span text:style-name="T109">axas, </text:span><text:span text:style-name="T118">e</text:span><text:span text:style-name="T115">tc</text:span><text:span text:style-name="T97">; e,</text:span></text:p>
        </text:list-item>
        <text:list-item>
          <text:p text:style-name="P87"><text:soft-page-break/><text:span text:style-name="T111">A c</text:span><text:span text:style-name="T110">r</text:span><text:span text:style-name="T97">iação de </text:span><text:span text:style-name="T118">um </text:span><text:span text:style-name="T97">Requerimento Eletrônico </text:span><text:span text:style-name="T118">para concessão de Rancho de Pesca</text:span><text:span text:style-name="T97"> pela SPU/SC, facilitando assim os demais procedimentos de regularização e trâmites entre SPU/SC e Município.</text:span></text:p>
        </text:list-item>
      </text:list>
      <text:p text:style-name="P11">V-LEGISLAÇÃO:</text:p>
      <text:p text:style-name="P26"><text:span text:style-name="T126">A importância do local para o desenvolvimento da atividade pesqueira e a necessidade de preservação dos meios de subsistência e manutenção da atividade cultural tradicional às comunidades nativas de subsistência, entendidas como patrimônio cultural brasileiro, encontra amparo nos termos da legislação </text:span><text:span text:style-name="T125">abaixo:</text:span></text:p>
      <text:list xml:id="list7509479588108913398" text:style-name="L5">
        <text:list-item>
          <text:p text:style-name="P89"><text:span text:style-name="T193">I</text:span><text:span text:style-name="T129">nciso II, do art. 216, da CF/88 dispõe sobre o patrimônio cultural, </text:span><text:span text:style-name="T130">que</text:span><text:span text:style-name="T129"> </text:span><text:span text:style-name="T130">assim define:</text:span></text:p>
          <text:p text:style-name="P90">“<text:span text:style-name="T194">Art. 216. Constituem patrimônio cultural brasileiro os bens de natureza material e imaterial, tomados individualmente ou em conjunto, portadores de referência à identidade, à ação, à memória dos diferentes grupos formadores da sociedade brasileira, nos quais se incluem:</text:span></text:p>
          <text:p text:style-name="P90"><text:span text:style-name="T195">II - os modos de criar, fazer e viver;</text:span><text:span text:style-name="T130">”</text:span></text:p>
        </text:list-item>
        <text:list-item>
          <text:p text:style-name="P103"><text:span text:style-name="T92">P</text:span><text:span text:style-name="T91">arágrafo único, do art. 10-A da Lei nº 9.636/98 dispõe sobre autorização de uso sustentável, “</text:span><text:span text:style-name="T94">in ver</text:span><text:span text:style-name="T95">bis”</text:span><text:span text:style-name="T91">:</text:span></text:p>
          <text:p text:style-name="P91"><text:span text:style-name="Internet_20_link"><text:span text:style-name="T187">"</text:span></text:span><text:a xlink:type="simple" xlink:href="http://www.planalto.gov.br/ccivil_03/LEIS/L9636.htm#art10a"><text:span text:style-name="Internet_20_link"><text:span text:style-name="T187">Art.10-A.</text:span></text:span></text:a><text:span text:style-name="Internet_20_link"><text:span text:style-name="T185"> </text:span></text:span><text:span text:style-name="Internet_20_link"><text:span text:style-name="T186">A autorização de uso sustentável, de incumbência da Secretaria do Patrimônio da União (SPU), ato administrativo excepcional, transitório e precário, é outorgada às comunidades tradicionais, mediante termo, quando houver necessidade de reconhecimento de ocupação em área da União, conforme procedimento estabelecido em ato da referida Secretaria. </text:span></text:span><text:a xlink:type="simple" xlink:href="http://www.planalto.gov.br/ccivil_03/_Ato2015-2018/2017/Lei/L13465.htm#art93"><text:span text:style-name="Internet_20_link"><text:span text:style-name="T187">(Incluído pela Lei 13.465, de 2017)</text:span></text:span></text:a></text:p>
          <text:p text:style-name="P93"><text:span text:style-name="T138">Parágrafo único. A autorização a que se refere o caput deste artigo visa a possibilitar a ordenação do uso racional e sustentável dos recursos naturais disponíveis na orla marítima e fluvial, destinados à subsistência da população tradicional, de maneira a possibilitar o início do processo de regularização fundiária que culminará na concessão de título definitivo, quando cabível.</text:span><text:a xlink:type="simple" xlink:href="http://www.planalto.gov.br/ccivil_03/_Ato2015-2018/2017/Lei/L13465.htm#art93"><text:span text:style-name="Internet_20_link"><text:span text:style-name="T162">(Incluído pela Lei 13.465, de 2017)</text:span></text:span></text:a><text:span text:style-name="Internet_20_link"><text:span text:style-name="T162">"</text:span></text:span></text:p>
        </text:list-item>
        <text:list-item>
          <text:p text:style-name="P104">Lei nº 11.959/2009 dispõe sobre Política Nacional das Comunidades Tradicionais - PNPCT, visa a regularização de ranchos de pesca, para abrigar barco de pescadores e apetrechos de pesca, desde que os equipamentos e as instalações não impeçam o livre e franco acesso às praias e às águas públicas correntes e dormentes;</text:p>
        </text:list-item>
        <text:list-item>
          <text:p text:style-name="P105"><text:span text:style-name="T91">Decreto 271/67 dispõe sobre a concessão de uso de terrenos públicos </text:span><text:span text:style-name="T96">para </text:span><text:span text:style-name="T91">que possam atender o aproveitamento sustentável de comunidades tradicionais, “</text:span><text:span text:style-name="T95">in verbis”</text:span><text:span text:style-name="T91">:</text:span></text:p>
          <text:p text:style-name="P94"><text:span text:style-name="T138">“Art. </text:span><text:span text:style-name="T143">7</text:span><text:span text:style-name="T87">o</text:span><text:span text:style-name="T89"> </text:span><text:span text:style-name="T143">É</text:span><text:span text:style-name="T138"> instituída a concessão de uso de terrenos públicos ou particulares remunerada ou gratuita, por tempo certo ou indeterminado, como direito real resolúvel, para fins específicos de regularização fundiária de interesse social, urbanização, industrialização, edificação, cultivo da terra, aproveitamento sustentável das várzeas, preservação das comunidades tradicionais e seus meios de subsistência ou outras modalidades de interesse social em áreas urbanas. </text:span><text:a xlink:type="simple" xlink:href="http://www.planalto.gov.br/ccivil_03/_Ato2007-2010/2007/Lei/L11481.htm#art7" office:target-frame-name="_blank" xlink:show="new"><text:span text:style-name="Internet_20_link"><text:span text:style-name="T162">(Redação dada pela Lei nº 11.481, de 2007)</text:span></text:span></text:a><text:span text:style-name="Internet_20_link"><text:span text:style-name="T162">"</text:span></text:span></text:p>
        </text:list-item>
        <text:list-item>
          <text:p text:style-name="P105"><text:span text:style-name="T91">Decreto-Lei nº 1.876/1981 </text:span><text:span text:style-name="T93">d</text:span><text:span text:style-name="T91">ispõe sobre a regulamentação da renda mínima, para a sua concessão, “</text:span><text:span text:style-name="T95">in verbis”</text:span><text:span text:style-name="T91">:</text:span></text:p>
          <text:p text:style-name="P92"><text:span text:style-name="T138">"Art. 1</text:span><text:span text:style-name="T139">º</text:span><text:span text:style-name="T138"> Ficam isentas do pagamento de foros, taxas de ocupação e laudêmios, referentes a imóveis de propriedade da União, as pessoas consideradas carentes ou de baixa renda cuja situação econômica não lhes permita pagar esses encargos sem prejuízo do sustento próprio ou de sua família. </text:span><text:a xlink:type="simple" xlink:href="http://www.planalto.gov.br/ccivil_03/_Ato2007-2010/2007/Lei/L11481.htm#art8" office:target-frame-name="_blank" xlink:show="new"><text:span text:style-name="Internet_20_link"><text:span text:style-name="T187">(Redação dada pela Lei nº 11.481, de 2007)</text:span></text:span></text:a></text:p>
          <text:p text:style-name="P95">[…]</text:p>
          <text:p text:style-name="P92"><text:soft-page-break/><text:span text:style-name="T138">§ </text:span><text:span text:style-name="T143">2</text:span><text:span text:style-name="T87">o</text:span><text:span text:style-name="T89"> </text:span><text:span text:style-name="T143">Considera</text:span><text:span text:style-name="T138">-se carente ou de baixa renda, para fins da isenção disposta neste artigo, o responsável por imóvel da União que esteja devidamente inscrito no Cadastro Único para Programas Sociais do Governo Federal (CadÚnico), ou aquele responsável, cumulativamente: </text:span><text:a xlink:type="simple" xlink:href="http://www.planalto.gov.br/ccivil_03/_Ato2015-2018/2017/Lei/L13465.htm#art95" office:target-frame-name="_blank" xlink:show="new"><text:span text:style-name="Internet_20_link"><text:span text:style-name="T187">(Redação dada pela Lei nº 13.465, de 2017)</text:span></text:span></text:a></text:p>
          <text:p text:style-name="P94"><text:span text:style-name="T138">I - cuja renda familiar mensal seja igual ou inferior ao valor correspondente a cinco salários mínimos; e </text:span><text:a xlink:type="simple" xlink:href="http://www.planalto.gov.br/ccivil_03/_Ato2015-2018/2017/Lei/L13465.htm#art95" office:target-frame-name="_blank" xlink:show="new"><text:span text:style-name="Internet_20_link"><text:span text:style-name="T162">(Incluído pela Lei nº 13.465, de 2017)</text:span></text:span></text:a><text:span text:style-name="T138">"</text:span></text:p>
        </text:list-item>
        <text:list-item>
          <text:p text:style-name="P105"><text:span text:style-name="T91">Decreto nº 6.040/2007 dispõe sobre a Política Nacional de Desenvolvimento Sustentável dos Povos e Comunidades Tradicionais, </text:span><text:span text:style-name="T95">“in verbis”</text:span><text:span text:style-name="T91">:</text:span></text:p>
          <text:p text:style-name="P98"><text:span text:style-name="T81">“</text:span><text:span text:style-name="T82">Art. 1</text:span><text:span text:style-name="T85">o</text:span><text:span text:style-name="T90"> </text:span><text:span text:style-name="T82">Fica instituída a Política Nacional de Desenvolvimento Sustentável dos Povos e Comunidades Tradicionais - PNPCT, na forma do Anexo a este Decreto.</text:span></text:p>
          <text:p text:style-name="P92"><text:span text:style-name="T138">Art. 2</text:span><text:span text:style-name="T88">o</text:span><text:span text:style-name="T89"> </text:span><text:span text:style-name="T138">Compete à Comissão Nacional de Desenvolvimento Sustentável dos Povos e Comunidades Tradicionais - CNPCT, criada pelo </text:span><text:a xlink:type="simple" xlink:href="http://www.planalto.gov.br/ccivil_03/_Ato2004-2006/2006/Dnn/Dnn10884.htm" office:target-frame-name="_blank" xlink:show="new"><text:span text:style-name="Internet_20_link"><text:span text:style-name="T187">Decreto de 13 de julho de 2006</text:span></text:span></text:a><text:span text:style-name="T138">, coordenar a implementação da Política Nacional para o Desenvolvimento Sustentável dos Povos e Comunidades Tradicionais.</text:span></text:p>
          <text:p text:style-name="P98"><text:span text:style-name="T82">Art. </text:span><text:span text:style-name="T83">3</text:span><text:span text:style-name="T86">o</text:span><text:span text:style-name="T90"> </text:span><text:span text:style-name="T83">Para</text:span><text:span text:style-name="T82"> os fins deste Decreto e do seu Anexo compreende-se por:</text:span></text:p>
          <text:p text:style-name="P95">I - Povos e Comunidades Tradicionais: grupos culturalmente diferenciados e que se reconhecem como tais, que possuem formas próprias de organização social, que ocupam e usam territórios e recursos naturais como condição para sua reprodução cultural, social, religiosa, ancestral e econômica, utilizando conhecimentos, inovações e práticas gerados e transmitidos pela tradição;</text:p>
          <text:p text:style-name="P95">[…]</text:p>
          <text:p text:style-name="P96">III - Desenvolvimento Sustentável: o uso equilibrado dos recursos naturais, voltado para a melhoria da qualidade de vida da presente geração, garantindo as mesmas possibilidades para as gerações futuras.”</text:p>
        </text:list-item>
        <text:list-item>
          <text:p text:style-name="P105"><text:span text:style-name="T91">Portaria SPU Nº 89 de 15/04/2010, disciplina a utilização do aproveitamento dos imóveis da União em favor das comunidades tradicionais, “</text:span><text:span text:style-name="T95">in verbis”:</text:span></text:p>
          <text:p text:style-name="P92"><text:span text:style-name="T142">“</text:span><text:span text:style-name="Strong_20_Emphasis"><text:span text:style-name="T138">A SECRETÁRIA DO PATRIMÔNIO DA UNIÃO</text:span></text:span><text:span text:style-name="T138">, no uso de suas atribuições e tendo em vista o disposto no inciso XVII, do art.1º do Regimento Interno da Secretaria do Patrimônio da União - SPU, aprovado pela Portaria nº 232, de 03 de agosto de 2005 em consonância com os arts. 6º, 20, 182, 186 e 216 da Constituição Federal de 1988, com art. 1 do Decreto-Lei 9760/1946, com os arts. 1º e 18, §1º, da Lei nº 9.636, de 15 de maio de 1998, e art. 7º do Decreto-Lei </text:span><text:span text:style-name="T140">nº</text:span><text:span text:style-name="T138"> 271, de 28 de fevereiro de 1967 c/c Portaria SPU nº 100/2009, resolve:</text:span></text:p>
          <text:p text:style-name="P95">Art. 1º Disciplinar a utilização e o aproveitamento dos imóveis da União em favor das comunidades tradicionais, com o objetivo de possibilitar a ordenação do uso racional e sustentável dos recursos naturais disponíveis na orla marítima e fluvial, voltados à subsistência dessa população, mediante a outorga de Termo de Autorização de Uso Sustentável - TAUS, a ser conferida em caráter transitório e precário pelos Superintendentes do Patrimônio da União.</text:p>
          <text:p text:style-name="P95">Parágrafo único. A autorização prevista no caput poderá compreender as áreas utilizadas tradicionalmente para fins de moradia e uso sustentável dos recursos naturais, contíguas ou não.</text:p>
          <text:p text:style-name="P95">Art. 2º O Termo de Autorização de Uso Sustentável – TAUS poderá ser outorgado a comunidades tradicionais que ocupem ou utilizem as seguintes áreas da União:</text:p>
          <text:p text:style-name="P95">[…]</text:p>
          <text:p text:style-name="P95">VI - terrenos de marinha e marginais presumidos.</text:p>
          <text:p text:style-name="P95"><text:soft-page-break/>[…]<text:line-break/>§2º A Superintendência do Patrimônio da União elaborará Relatório da Comissão de Demarcação fundamentando o domínio da União no caso de áreas utilizadas por comunidades tradicionais inteiramente situadas em terrenos presumidamente de marinha e marginais da União.</text:p>
          <text:p text:style-name="P95">Art. 3º O Termo de Autorização de Uso Sustentável – TAUS poderá ser outorgado conjuntamente, sem a necessidade de identificar os limites entre as terras de domínio público, quando as comunidades tradicionais utilizarem áreas de diferentes órgãos federais ou entes federativos.</text:p>
          <text:p text:style-name="P92"><text:span text:style-name="T138">[...]<text:line-break/>Art. 4º O Termo de Autorização de Uso Sustentável – TAUS das áreas definidas no artigo 2º </text:span><text:span text:style-name="Strong_20_Emphasis"><text:span text:style-name="T138">serão outorgados exclusivamente a grupos culturalmente diferenciados e que se reconhecem como tais, que possuem formas próprias de organização social, que utilizam áreas da União e seus recursos naturais como condição para sua reprodução cultural, social, econômica, ambiental e religiosa utilizando conhecimentos, inovações e práticas gerados e transmitidos pela tradição</text:span></text:span><text:span text:style-name="T138">.</text:span></text:p>
          <text:p text:style-name="P94"><text:span text:style-name="Strong_20_Emphasis"><text:span text:style-name="T141">§1º É vedada a outorga da Autorização de Uso para atividades extensivas de agricultura, pecuária ou outras formas de exploração ou ocupação indireta de áreas da União, não caracterizadas como atividades tradicionais agroextrativistas ou agropastoris de organização familiar ou comunitária para fins de subsistência e geração de renda.</text:span></text:span><text:span text:style-name="T141">"</text:span></text:p>
        </text:list-item>
        <text:list-item>
          <text:p text:style-name="P105"><text:span text:style-name="T91">Instrução Normativa nº 02/2014, da Secretaria do Patrimônio da União dispõe sobre autorização de uso sustentável, “</text:span><text:span text:style-name="T95">in verbis”</text:span><text:span text:style-name="T91">:</text:span></text:p>
          <text:p text:style-name="P99"><text:span text:style-name="T82">"Art. 20 O Termo de Autorização de Uso Sustentável - TAUS poderá ser outorgado em caráter excepcional, transitório e precário, nos termos da Portaria SPU nº 89/2010, às comunidades tradicionais que ocupam ou utilizam as seguintes áreas da União. </text:span><text:span text:style-name="T81">“</text:span><text:span text:style-name="T82">I - áreas de várzeas e mangues, enquanto leito de corpos de água federais;</text:span></text:p>
          <text:p text:style-name="P100">II - mar territorial;</text:p>
          <text:p text:style-name="P100">III - áreas de praia marítima ou fluvial federais;</text:p>
          <text:p text:style-name="P100">IV - ilhas federais fluviais, oceânicas ou situadas em faixa de fronteira;</text:p>
          <text:p text:style-name="P100">V - acrescidos de marinha e marginais de rio federais;</text:p>
          <text:p text:style-name="P99"><text:span text:style-name="T199">VI - terrenos de marinha e marginais presumidos.</text:span><text:span text:style-name="T84">”</text:span></text:p>
        </text:list-item>
      </text:list>
      <text:p text:style-name="P10"><text:span text:style-name="T190">VI-APROVAÇÃO DO </text:span>P<text:span text:style-name="T183">ROJETO:</text:span></text:p>
      <text:p text:style-name="P14"><text:span text:style-name="T183">Mediante a realização do Seminário, com as diversas contribuições dos municípios do litoral e órgãos públicos, e em especial os municípios listados no item III acima, já estão aguardando a aprovação deste <text:s/></text:span><text:span text:style-name="T164">“Projeto de Descentralização e Modernização </text:span><text:span text:style-name="T165">Administrativ</text:span><text:span text:style-name="T170">a </text:span><text:span text:style-name="T174">de Regularização de Rancho de Pesca</text:span><text:span text:style-name="T164">”</text:span>, <text:span text:style-name="T215">exceto o município de Florianópolis que não foi repassado ainda na íntegra este projeto, para o disciplinamento e a regularização do uso dessas áreas, para atividade pesqueira, com </text:span>anuência do Município, <text:span text:style-name="T213">para </text:span>a emissão do TAUS, conforme <text:span text:style-name="T177">ANEXO </text:span><text:span text:style-name="T178">VI</text:span><text:span text:style-name="T177">I -</text:span><text:span text:style-name="T184"> </text:span><text:span text:style-name="T164">FLUXOGRAMA.</text:span></text:p>
      <text:p text:style-name="P12"><text:span text:style-name="T201">Este projeto de forma </text:span>articulad<text:span text:style-name="T201">a com os municípios e SPU/SC, </text:span><text:span text:style-name="T173">poderão eliminar as demandas judiciais inerentes</text:span><text:span text:style-name="T201">, </text:span>melhorando assim a capacidade de atendimento e acompanhamento das ações a serem executadas.</text:p>
      <text:p text:style-name="P17">A SPU/SC, ficará responsável em dar apoio <text:span text:style-name="T191">a</text:span>o que for necessário, para o cumprimento deste projeto, nos seguintes termos:</text:p>
      <text:list xml:id="list8326572911220446062" text:style-name="L6">
        <text:list-item>
          <text:p text:style-name="P106"><text:span text:style-name="T71">Ponto de Atendimento - </text:span><text:span text:style-name="T35">A</text:span><text:span text:style-name="T48"> área responsável pela pesca </text:span><text:span text:style-name="T54">em cada m</text:span><text:span text:style-name="T49">unicípio</text:span><text:span text:style-name="T48"> </text:span><text:span text:style-name="T49">ficará responsável pelo </text:span><text:span text:style-name="T48">preenchimento do</text:span><text:span text:style-name="T47"> Requerimento </text:span><text:span text:style-name="T49">do </text:span><text:span text:style-name="T54">p</text:span><text:span text:style-name="T49">escador,</text:span><text:span text:style-name="T47"> no site da SPU, </text:span><text:span text:style-name="T50">com a </text:span><text:span text:style-name="T48">identificação e </text:span><text:soft-page-break/><text:span text:style-name="T48">caracterização do rancho quanto ao uso do solo, em relação ao </text:span><text:span text:style-name="T50">P</text:span><text:span text:style-name="T48">lano </text:span><text:span text:style-name="T50">D</text:span><text:span text:style-name="T48">iretor </text:span><text:span text:style-name="T50">M</text:span><text:span text:style-name="T48">unicipal e </text:span><text:span text:style-name="T50">A</text:span><text:span text:style-name="T48">mbiental, bem como, </text:span><text:span text:style-name="T50">pela </text:span><text:span text:style-name="T49">identificação e caracterização </text:span><text:span text:style-name="T50">do</text:span><text:span text:style-name="T49"> </text:span><text:span text:style-name="T48">pescador </text:span><text:span text:style-name="T50">se </text:span><text:span text:style-name="T48">faz parte de Comunidade Tradicional, de uso sustentável,</text:span><text:span text:style-name="T47"> </text:span><text:span text:style-name="T48">evitando, </text:span><text:span text:style-name="T49">assim, o deslocamento do </text:span><text:span text:style-name="T48">pescador </text:span><text:span text:style-name="T49">até a </text:span><text:span text:style-name="T48">Sede da SPU/SC, para abertura do processo e assinatura do TAUS. </text:span><text:span text:style-name="T53">Desta forma, tudo será </text:span><text:span text:style-name="T49">feito </text:span><text:span text:style-name="T53">n</text:span><text:span text:style-name="T49">o</text:span><text:span text:style-name="T48"> próprio Município, com anuência do Prefeito</text:span><text:span text:style-name="T47">;</text:span></text:p>
        </text:list-item>
        <text:list-item>
          <text:p text:style-name="P107"><text:span text:style-name="T29">A partir da </text:span><text:span text:style-name="T63">aprovação deste projeto pelos entes, </text:span><text:span text:style-name="T55">os pescadores deverão </text:span><text:span text:style-name="T63">se </text:span><text:span text:style-name="T55">dirigir até a </text:span><text:span text:style-name="T63">área responsável pela p</text:span><text:span text:style-name="T29">esca </text:span><text:span text:style-name="T63">no município</text:span><text:span text:style-name="T29">, sito …..............., fone …....., para </text:span><text:span text:style-name="T55">a regularização do seu rancho </text:span><text:span text:style-name="T63">de pesca</text:span><text:span text:style-name="T55">;</text:span></text:p>
        </text:list-item>
        <text:list-item>
          <text:p text:style-name="P108"><text:span text:style-name="T114">A</text:span><text:span text:style-name="T97">pós </text:span><text:span text:style-name="T113">a </text:span><text:span text:style-name="T100">protocolização do </text:span><text:span text:style-name="T97">Requerimento Eletrônico </text:span><text:span text:style-name="T116">no site da SPU, esta Superintendência</text:span><text:span text:style-name="T106"> </text:span><text:span text:style-name="T100">informará o número do processo ao Município,</text:span><text:span text:style-name="T97"> </text:span><text:span text:style-name="T100">para as aprovações abaixo:</text:span></text:p>
        </text:list-item>
        <text:list-item>
          <text:p text:style-name="P102"><text:span text:style-name="T161">Manifestação da área responsável pela pesca</text:span><text:span text:style-name="T144">, se o pescador faz parte de Comunidade Tradicional - </text:span><text:span text:style-name="T146">ANEXO I</text:span><text:span text:style-name="T150">I – IDENTIFICAÇÃO E CARACTERIZAÇÃO DE PESCADOR DE COMUNIDADE TRADICIONAL</text:span><text:span text:style-name="T144">;</text:span></text:p>
        </text:list-item>
        <text:list-item>
          <text:p text:style-name="P101"><text:span text:style-name="T144"/></text:p>
        </text:list-item>
        <text:list-item>
          <text:p text:style-name="P101"><text:span text:style-name="T161">Manifestação sobre uso do solo/ambiental, se não há nenhuma restrição a sua ocupação </text:span><text:span text:style-name="T144">- </text:span><text:span text:style-name="T146">ANEXO </text:span><text:span text:style-name="T150">III – IDENTIFICAÇÃO E CARACTERIZAÇÃO DO USO DO SOLO/AMBIENTAL</text:span><text:span text:style-name="T144">;</text:span></text:p>
          <text:p text:style-name="P97"/>
        </text:list-item>
        <text:list-item>
          <text:p text:style-name="P108"><text:span text:style-name="T100">Os processos de </text:span><text:span text:style-name="T97">ranchos </text:span><text:span text:style-name="T100">de pesca que estão tramitando na </text:span><text:span text:style-name="T97">SPU/SC, </text:span><text:span text:style-name="T100">que necessit</text:span><text:span text:style-name="T113">em</text:span><text:span text:style-name="T100"> de autorização do Município, serão enviados </text:span><text:span text:style-name="T116">ao município de sua jurisdição</text:span><text:span text:style-name="Strong_20_Emphasis"><text:span text:style-name="T122">, </text:span></text:span><text:span text:style-name="T97">para a </text:span><text:span text:style-name="T100">análise </text:span><text:span text:style-name="T97">e emissão da minuta do Termo </text:span><text:span text:style-name="T100">de Autorização de Uso Sustentável - TAUS</text:span><text:span text:style-name="T97">, com anuência d</text:span><text:span text:style-name="T100">o Prefeito</text:span><text:span text:style-name="T97">; </text:span></text:p>
        </text:list-item>
        <text:list-item>
          <text:p text:style-name="P108"><text:span text:style-name="T97">Após aprovaç</text:span><text:span text:style-name="T100">ão do </text:span><text:span text:style-name="T97">Município, a minuta do </text:span><text:span text:style-name="T131">TAUS</text:span><text:span text:style-name="T97">, </text:span><text:span text:style-name="T131">com anuência do Município,</text:span><text:span text:style-name="T97"> </text:span><text:span text:style-name="T100">será </text:span><text:span text:style-name="T97">encaminha</text:span><text:span text:style-name="T100">da</text:span><text:span text:style-name="T97"> à SPU/SC, para </text:span><text:span text:style-name="T100">análise </text:span><text:span text:style-name="T106">e </text:span><text:span text:style-name="T97">aprovação, conforme </text:span><text:span text:style-name="T131">ANEXO </text:span><text:span text:style-name="T137">I</text:span><text:span text:style-name="T131">V – </text:span><text:span text:style-name="T137">TERMO DE AUTORIZAÇÃO DE USO SUSTENT´VEL</text:span><text:span text:style-name="T97">; </text:span><text:span text:style-name="T111">e,</text:span></text:p>
        </text:list-item>
        <text:list-item>
          <text:p text:style-name="P108"><text:span text:style-name="T97">A SPU/SC, ficará responsável em receber a minuta do TAUS para analisar, cadastrar, aprovar, assinar e enviar ao Município </text:span><text:span text:style-name="T116">inerente</text:span><text:span text:style-name="T97">, num prazo de 30 (trinta) dias, para a assinatura do Prefeito e do beneficiário.</text:span></text:p>
        </text:list-item>
      </text:list>
      <text:p text:style-name="P27">Este projeto, no futuro, poderá servir como modelo de implementação de outras ações integradas que envolvam o projeto orla, gestão de praias, fiscalização, planta de valores genéricas, cadastramento em massa, aumento da base de arrecadação e outras correlatas, capacitando os servidores da SPU, como técnicos especialistas do Patrimônio, ao invés de tarefas fragmentadas que estão sendo realizadas, por várias áreas em duplicidade, <text:span text:style-name="T201">inclusive revisão de núcleos</text:span> (Município e SPU).</text:p>
      <text:p text:style-name="P16">Esta proposta visa modernizar os procedimentos de regularização de ranchos de pesca de cunho social, simplificando assim, a forma de administrar o imobiliário patrimonial,<text:span text:style-name="T164"> com anuência do Município</text:span><text:span text:style-name="T196">. </text:span></text:p>
      <text:p text:style-name="P16"><text:span text:style-name="T197">Mediante o exposto, </text:span><text:span text:style-name="T188">submento este </text:span>“<text:span text:style-name="T164">Projeto de Descentralização e Modernização Administrativa</text:span>”, <text:span text:style-name="T202">ao Coordenador e Superintendente da SPU/SC, para a sua aprovação, visando dar prosseguimento de abertura de processo específicos, para os municípios constantes do item III acima, inclusive, firmar parcerias com os demais municípios da orla catarinense.</text:span></text:p>
      <text:p text:style-name="P23">Estes projeto está sendo apresentado à Coordenação-Geral de Habitação e Regularização Fundiária, por meio de Videoconferência, <text:s/>no dia 09/12/2019, das 10 as 12hs. </text:p>
      <text:p text:style-name="P16"/>
      <text:p text:style-name="P49">Humberto Pereira de Almeida</text:p>
      <text:p text:style-name="P45">Responsável pela NUREF</text:p>
      <text:p text:style-name="P46"><text:soft-page-break/><text:span text:style-name="T217">Colaboradores</text:span> da SPU/SC:</text:p>
      <text:p text:style-name="P47">Alexandre Pandino <text:span text:style-name="T217">Azevedo </text:span>– <text:span text:style-name="T217">Analista em Ciência e Tecnológia </text:span><text:s/>(<text:span text:style-name="T217">Participou de reuniões com os Município</text:span>)</text:p>
      <text:p text:style-name="P47">Carlos José Bauer – Superintendente Substituto da SPU/SC (revisão do texto e sugestão no expertise de sua área)</text:p>
      <text:p text:style-name="P47">Teles<text:span text:style-name="T217">magno Neves Teles – Especialista em Políticas Públicas e Gestão Governamental</text:span> <text:span text:style-name="T203">(Diagnóstico dos processos da DIRFH e Seminário)</text:span></text:p>
      <text:p text:style-name="P4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imes New Roman1" svg:font-family="'Times New 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25T10:09:53.099000000</meta:creation-date>
    <dc:date>2019-12-09T13:48:50.902000000</dc:date>
    <meta:editing-duration>P1DT43M29S</meta:editing-duration>
    <meta:editing-cycles>99</meta:editing-cycles>
    <meta:generator>LibreOffice/4.1.4.2$Windows_x86 LibreOffice_project/0a0440ccc0227ad9829de5f46be37cfb6edcf72</meta:generator>
    <meta:print-date>2019-12-05T10:28:08.443000000</meta:print-date>
    <meta:document-statistic meta:table-count="7" meta:image-count="0" meta:object-count="0" meta:page-count="9" meta:paragraph-count="212" meta:word-count="3274" meta:character-count="22122" meta:non-whitespace-character-count="19071"/>
  </office:meta>
</office:document-meta>
</file>